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3"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7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7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7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7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8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8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8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8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8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1" style:family="paragraph" style:parent-style-name="Standard" style:list-style-name="L212">
      <style:paragraph-properties fo:margin-top="0in" fo:margin-bottom="0.139in" fo:line-height="115%" fo:text-align="start" style:justify-single-word="false" style:text-autospace="none"/>
    </style:style>
    <style:style style:name="P232" style:family="paragraph" style:parent-style-name="Standard" style:list-style-name="L216">
      <style:paragraph-properties fo:margin-top="0in" fo:margin-bottom="0.139in" fo:line-height="115%" fo:text-align="start" style:justify-single-word="false" style:text-autospace="none"/>
    </style:style>
    <style:style style:name="P233"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6" style:family="text">
      <style:text-properties style:text-position="0% 100%" fo:language="en" fo:country="none" fo:font-weight="normal" style:font-weight-asian="normal" style:font-weight-complex="normal"/>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8176607532313551015" text:style-name="L1">
        <text:list-item>
          <text:p text:style-name="P11">When application starts, a normal 10x20 grid appears, with a button “Start Next Encounter”</text:p>
        </text:list-item>
        <text:list-item>
          <text:p text:style-name="P11">Press “Start Next Encounter”: 1 warrior, 1 mage, 1 ranger and 1 Priest spawn on the eastern map edge, enemies from an encounter SO spawn on the western map edge.</text:p>
        </text:list-item>
        <text:list-item>
          <text:p text:style-name="P11">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7320711087012036466" text:style-name="L2">
        <text:list-item>
          <text:p text:style-name="P13">4 playable classes: Warrior, Mage, Ranger, Priest</text:p>
        </text:list-item>
        <text:list-item>
          <text:p text:style-name="P13">All classes: Move and Strike</text:p>
        </text:list-item>
        <text:list-item>
          <text:p text:style-name="P13">Each class has 1 working class ability:</text:p>
          <text:list>
            <text:list-item>
              <text:p text:style-name="P13">Warrior:</text:p>
            </text:list-item>
            <text:list-item>
              <text:p text:style-name="P13">Mage:</text:p>
            </text:list-item>
            <text:list-item>
              <text:p text:style-name="P13">Ranger:</text:p>
            </text:list-item>
            <text:list-item>
              <text:p text:style-name="P13">Priest:</text:p>
            </text:list-item>
          </text:list>
        </text:list-item>
      </text:list>
      <text:p text:style-name="P1">Encounters Overview:</text:p>
      <text:list xml:id="list5581188239312022955" text:style-name="L3">
        <text:list-item>
          <text:p text:style-name="P14">10 unique encounters</text:p>
        </text:list-item>
        <text:list-item>
          <text:p text:style-name="P14">Encounters cannot be experienced more then once</text:p>
        </text:list-item>
        <text:list-item>
          <text:p text:style-name="P14">8 basic enemy encounters</text:p>
        </text:list-item>
        <text:list-item>
          <text:p text:style-name="P14">2 elite enemy encounters</text:p>
        </text:list-item>
      </text:list>
      <text:p text:style-name="P1">Design Views</text:p>
      <text:list xml:id="list5883089514209779973" text:style-name="L4">
        <text:list-item>
          <text:p text:style-name="P15">Views to design</text:p>
          <text:list>
            <text:list-item>
              <text:p text:style-name="P15">Main menu screen</text:p>
            </text:list-item>
            <text:list-item>
              <text:p text:style-name="P15">Select starting characters screen.</text:p>
            </text:list-item>
            <text:list-item>
              <text:p text:style-name="P15">World map overview screen</text:p>
            </text:list-item>
          </text:list>
        </text:list-item>
      </text:list>
      <text:p text:style-name="P1"/>
      <text:p text:style-name="P1">First Sprint TO DO: </text:p>
      <text:list xml:id="list5843599940566117050" text:style-name="L5">
        <text:list-item>
          <text:p text:style-name="P16"><text:soft-page-break/>Spawn in a warrior character by clicking warrior button.</text:p>
        </text:list-item>
        <text:list-item>
          <text:p text:style-name="P16">'Move' ability works</text:p>
        </text:list-item>
        <text:list-item>
          <text:p text:style-name="P16">'Strike' ability works</text:p>
        </text:list-item>
        <text:list-item>
          <text:p text:style-name="P16">Move and Strike deduct AP from the characters AP pool</text:p>
        </text:list-item>
        <text:list-item>
          <text:p text:style-name="P16">Move and strike will not work if they character doesn't have the required AP</text:p>
        </text:list-item>
        <text:list-item>
          <text:p text:style-name="P16">Turn cycle works: Player turn&gt; end turn button clicked&gt; enemy turn</text:p>
        </text:list-item>
        <text:list-item>
          <text:p text:style-name="P16">Basic 'On Turn Start' system working: characters gain AP on turn start.</text:p>
        </text:list-item>
        <text:list-item>
          <text:p text:style-name="P16">CHANGE HOW ENEMIES SPAWN FOR TESTING PURPOSES!!</text:p>
          <text:list>
            <text:list-item>
              <text:p text:style-name="P16">make buttons like class character buttons, so that i can spawn any enemy i want at any time. Easier for testing.</text:p>
            </text:list-item>
          </text:list>
        </text:list-item>
      </text:list>
      <text:p text:style-name="P1">Second Sprint To DO:</text:p>
      <text:list xml:id="list4656934552826446571" text:style-name="L6">
        <text:list-item>
          <text:p text:style-name="P17">Damage/Buff/Debuff effects DONE</text:p>
        </text:list-item>
        <text:list-item>
          <text:p text:style-name="P17">Ability tool tips and info DONE</text:p>
        </text:list-item>
        <text:list-item>
          <text:p text:style-name="P17">Ability icons on cooldown change colour (red or greyed out)</text:p>
        </text:list-item>
        <text:list-item>
          <text:p text:style-name="P17">when characters attack/use offensive abilities, they quickly nudge towards the target to look like an attack.</text:p>
        </text:list-item>
        <text:list-item>
          <text:p text:style-name="P17">Character action bars also display health/maxhealth, mobility, strength, wisdom, AP DONE</text:p>
        </text:list-item>
        <text:list-item>
          <text:p text:style-name="P17">stats on action bar display info about their stat when moused over.</text:p>
        </text:list-item>
      </text:list>
      <text:p text:style-name="P1">Third Sprint To do:</text:p>
      <text:list xml:id="list38741946" text:continue-numbering="true" text:style-name="L6">
        <text:list-item>
          <text:p text:style-name="P17">Start work on enemies</text:p>
          <text:list>
            <text:list-item>
              <text:p text:style-name="P17">create spawn enemy buttons for testing</text:p>
            </text:list-item>
            <text:list-item>
              <text:p text:style-name="P17">design/implement 3 different enemies </text:p>
            </text:list-item>
            <text:list-item>
              <text:p text:style-name="P17">fix knockdown on enemies DONE</text:p>
            </text:list-item>
            <text:list-item>
              <text:p text:style-name="P17">implement enemy information canvas/tooltip</text:p>
              <text:list>
                <text:list-item>
                  <text:p text:style-name="P17">mousing over enemies shows all their info OR</text:p>
                </text:list-item>
                <text:list-item>
                  <text:p text:style-name="P17">right clicking an enemy brings up its info screen.</text:p>
                </text:list-item>
              </text:list>
            </text:list-item>
          </text:list>
        </text:list-item>
      </text:list>
      <text:list xml:id="list1973733674213030225" text:style-name="L7">
        <text:list-item>
          <text:p text:style-name="P18">3 enemies</text:p>
          <text:list>
            <text:list-item>
              <text:p text:style-name="P18">Basic skeleton DONE</text:p>
            </text:list-item>
            <text:list-item>
              <text:p text:style-name="P18">Archer Skeleton DONE</text:p>
            </text:list-item>
            <text:list-item>
              <text:p text:style-name="P18"><text:soft-page-break/>Necromancer skeleton</text:p>
            </text:list-item>
          </text:list>
        </text:list-item>
      </text:list>
      <text:list xml:id="list5545593266545863539" text:style-name="L8">
        <text:list-item>
          <text:p text:style-name="P19">Fix tile highlights</text:p>
          <text:list>
            <text:list-item>
              <text:p text:style-name="P19">instead of tile 'highlight' action just change the tiles colour, it should trigger an animation on tile, which makes the tile move from its original colour to a highlighted colour, then back again (flashing).</text:p>
            </text:list-item>
          </text:list>
        </text:list-item>
      </text:list>
      <text:list xml:id="list5922170604550921773" text:style-name="L9">
        <text:list-item>
          <text:p text:style-name="P20">Implement more effects on the 'Damage Effect Visual' class</text:p>
          <text:list>
            <text:list-item>
              <text:p text:style-name="P20">knocked down</text:p>
            </text:list-item>
            <text:list-item>
              <text:p text:style-name="P20">knock down removed</text:p>
            </text:list-item>
          </text:list>
        </text:list-item>
      </text:list>
      <text:p text:style-name="P1">Fourth Sprint TO DO:</text:p>
      <text:list xml:id="list4844372481915440784" text:style-name="L10">
        <text:list-item>
          <text:p text:style-name="P21">Design and Implement another playable class( mage?)</text:p>
        </text:list-item>
        <text:list-item>
          <text:p text:style-name="P21">Stop game crashing when there are no defenders alive, and enemies try to resolve their turn</text:p>
          <text:list>
            <text:list-item>
              <text:p text:style-name="P21">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12916369049788644" text:style-name="L11">
        <text:list-item>
          <text:p text:style-name="P22">4 playable class (Warrior, Mage, Priest, 'something')</text:p>
          <text:list>
            <text:list-item>
              <text:p text:style-name="P22">All classes have at least 3 class abilities that are tactically interesting, embody the playstyle and flavour of the class, and are functionally sound.</text:p>
            </text:list-item>
          </text:list>
        </text:list-item>
      </text:list>
      <text:list xml:id="list114472197384858100" text:style-name="L12">
        <text:list-item>
          <text:p text:style-name="P23">10 different types of enemies</text:p>
          <text:list>
            <text:list-item>
              <text:p text:style-name="P23">Each enemy should be unique (within reason), and offer unique tactical challenges to the player in order to be defeated.</text:p>
            </text:list-item>
          </text:list>
        </text:list-item>
      </text:list>
      <text:list xml:id="list6611791969103360959" text:style-name="L13">
        <text:list-item>
          <text:p text:style-name="P24">20 different enemy encounters</text:p>
          <text:list>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2366707529806498634" text:style-name="L14">
        <text:list-item>
          <text:p text:style-name="P25">World Map/Choose your path</text:p>
        </text:list-item>
        <text:list-item>
          <text:p text:style-name="P25"><text:soft-page-break/>'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1">Sprint 5</text:p>
      <text:p text:style-name="P1">Implement Mage Class DONE</text:p>
      <text:list xml:id="list812607939900502818" text:style-name="L15">
        <text:list-item>
          <text:p text:style-name="P26">Meteor working DONE</text:p>
        </text:list-item>
        <text:list-item>
          <text:p text:style-name="P26">Telekinesis working DONE</text:p>
        </text:list-item>
        <text:list-item>
          <text:p text:style-name="P26">Frostbolt working DONE</text:p>
          <text:list>
            <text:list-item>
              <text:p text:style-name="P26">implement 'pinned' status DONE</text:p>
            </text:list-item>
          </text:list>
        </text:list-item>
        <text:list-item>
          <text:p text:style-name="P26">Fireball working DONE</text:p>
          <text:list>
            <text:list-item>
              <text:p text:style-name="P26">Implement 'burning', and decide what it should do</text:p>
            </text:list-item>
          </text:list>
        </text:list-item>
      </text:list>
      <text:list xml:id="list5373891568996639687" text:style-name="L16">
        <text:list-item>
          <text:p text:style-name="P27">Implement deploy mage button DONE</text:p>
        </text:list-item>
      </text:list>
      <text:p text:style-name="P1">Implement Ranger Class</text:p>
      <text:list xml:id="list985337640314945534" text:style-name="L17">
        <text:list-item>
          <text:p text:style-name="P28">Shoot working DONE </text:p>
        </text:list-item>
        <text:list-item>
          <text:p text:style-name="P28">Rapid fire working DONE</text:p>
        </text:list-item>
        <text:list-item>
          <text:p text:style-name="P28">Forest medicine working </text:p>
          <text:list>
            <text:list-item>
              <text:p text:style-name="P28">implement block DONE</text:p>
            </text:list-item>
            <text:list-item>
              <text:p text:style-name="P28">implement remove bleed</text:p>
            </text:list-item>
            <text:list-item>
              <text:p text:style-name="P28">implement remove poison</text:p>
            </text:list-item>
          </text:list>
        </text:list-item>
        <text:list-item>
          <text:p text:style-name="P28">Impaling bolt working DONE</text:p>
          <text:list>
            <text:list-item>
              <text:p text:style-name="P28">implement movement DONE</text:p>
              <text:list>
                <text:list-item>
                  <text:p text:style-name="P28">BUG: characters knocked back move through the other character</text:p>
                </text:list-item>
              </text:list>
            </text:list-item>
            <text:list-item>
              <text:p text:style-name="P28">implement stun DONE</text:p>
            </text:list-item>
          </text:list>
        </text:list-item>
      </text:list>
      <text:p text:style-name="P1">Sprint 6</text:p>
      <text:p text:style-name="P1">Implement Status Manager DONE</text:p>
      <text:list xml:id="list6925097689120097530" text:style-name="L18">
        <text:list-item>
          <text:p text:style-name="P29"><text:soft-page-break/>strength status DONE</text:p>
        </text:list-item>
        <text:list-item>
          <text:p text:style-name="P29">knock down DONE</text:p>
        </text:list-item>
        <text:list-item>
          <text:p text:style-name="P29">stunned DONE (not tested)</text:p>
        </text:list-item>
        <text:list-item>
          <text:p text:style-name="P29">pinned DONE</text:p>
        </text:list-item>
        <text:list-item>
          <text:p text:style-name="P29">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163642675924017927" text:style-name="L19">
        <text:list-item>
          <text:p text:style-name="P30">single target damage effect </text:p>
        </text:list-item>
        <text:list-item>
          <text:p text:style-name="P30">aoe damage effect DONE</text:p>
        </text:list-item>
      </text:list>
      <text:p text:style-name="P1">Fix knockdown/standup on defenders DONE</text:p>
      <text:list xml:id="list430406256994451878" text:style-name="L20">
        <text:list-item>
          <text:p text:style-name="P31">create defender “stand up” button OR</text:p>
        </text:list-item>
        <text:list-item>
          <text:p text:style-name="P31">defenders auto standup on turn start if they have enough AP DONE</text:p>
        </text:list-item>
      </text:list>
      <text:p text:style-name="P1">Fix enemy move coroutine DONE</text:p>
      <text:list xml:id="list6033335761486146782" text:style-name="L21">
        <text:list-item>
          <text:p text:style-name="P32">alter speed of charge movement DONE</text:p>
        </text:list-item>
        <text:list-item>
          <text:p text:style-name="P32">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653661585607453544" text:style-name="L22">
        <text:list-item>
          <text:p text:style-name="P33">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481010222939097750" text:style-name="L23">
        <text:list-item>
          <text:p text:style-name="P34"><text:soft-page-break/>Warrior Idle, Walk</text:p>
        </text:list-item>
        <text:list-item>
          <text:p text:style-name="P34">Mage Idle, walk</text:p>
        </text:list-item>
        <text:list-item>
          <text:p text:style-name="P34">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2233845318116585446" text:style-name="L24">
        <text:list-item>
          <text:p text:style-name="P35">2x Barbarian DONE</text:p>
        </text:list-item>
        <text:list-item>
          <text:p text:style-name="P35">1x Necromancer DONE</text:p>
        </text:list-item>
        <text:list-item>
          <text:p text:style-name="P35">3x Archer DONE</text:p>
        </text:list-item>
        <text:list-item>
          <text:p text:style-name="P35">8x Skeleton Peasant DONE</text:p>
        </text:list-item>
        <text:list-item>
          <text:p text:style-name="P35">Skeletom bombers</text:p>
        </text:list-item>
      </text:list>
      <text:p text:style-name="P1">Implement Skeleton Barbarian DONE</text:p>
      <text:list xml:id="list953303371319890583" text:style-name="L25">
        <text:list-item>
          <text:p text:style-name="P36">Whirlwind working DONE</text:p>
        </text:list-item>
        <text:list-item>
          <text:p text:style-name="P36">Charge working DONE</text:p>
        </text:list-item>
        <text:list-item>
          <text:p text:style-name="P36">enrage working DONE</text:p>
        </text:list-item>
      </text:list>
      <text:p text:style-name="P1"/>
      <text:p text:style-name="P1">Implement Skeleton Necromancer DONE</text:p>
      <text:list xml:id="list3453225171425729271" text:style-name="L26">
        <text:list-item>
          <text:p text:style-name="P37">chaos bolt DONE</text:p>
        </text:list-item>
        <text:list-item>
          <text:p text:style-name="P37">Summon skeletons DONE</text:p>
        </text:list-item>
        <text:list-item>
          <text:p text:style-name="P37">Inspire DONE</text:p>
        </text:list-item>
        <text:list-item>
          <text:p text:style-name="P37">design summoned skeleton GO</text:p>
        </text:list-item>
      </text:list>
      <text:p text:style-name="P1">Sprint 8</text:p>
      <text:p text:style-name="P1"><text:soft-page-break/>Set up Basic game loop done</text:p>
      <text:list xml:id="list8748270956241071071" text:style-name="L27">
        <text:list-item>
          <text:p text:style-name="P38">Defenders start on left map edge</text:p>
        </text:list-item>
        <text:list-item>
          <text:p text:style-name="P38">click start next encounter &gt; enemies spawn on right map edge</text:p>
        </text:list-item>
        <text:list-item>
          <text:p text:style-name="P38">player takes a turn, enemy ai takes a turn</text:p>
        </text:list-item>
        <text:list-item>
          <text:p text:style-name="P38">once all enemies are dead, click “next encounter button”</text:p>
        </text:list-item>
        <text:list-item>
          <text:p text:style-name="P38">this button moves all defenders back to left map edge, and spawns new enemies on right map edge DONE</text:p>
        </text:list-item>
      </text:list>
      <text:p text:style-name="P1">Sprint 9</text:p>
      <text:list xml:id="list7136203745565543075" text:style-name="L28">
        <text:list-item>
          <text:p text:style-name="P39">Implement Skeleton King Elite DONE</text:p>
          <text:list>
            <text:list-item>
              <text:p text:style-name="P39">Growing working DONE</text:p>
            </text:list-item>
            <text:list-item>
              <text:p text:style-name="P39">Overpower working DONE</text:p>
            </text:list-item>
          </text:list>
        </text:list-item>
        <text:list-item>
          <text:p text:style-name="P39">Implement 4<text:span text:style-name="T1">th</text:span> class <text:s/>(priest)</text:p>
          <text:list>
            <text:list-item>
              <text:p text:style-name="P39">Invigorate DONE</text:p>
            </text:list-item>
            <text:list-item>
              <text:p text:style-name="P39">Void bomb DONE</text:p>
            </text:list-item>
            <text:list-item>
              <text:p text:style-name="P39">Nightmare DONE</text:p>
            </text:list-item>
            <text:list-item>
              <text:p text:style-name="P39">Holy Fire DONE</text:p>
            </text:list-item>
          </text:list>
        </text:list-item>
        <text:list-item>
          <text:p text:style-name="P39">implement voidling/skeleton bomber DONE</text:p>
          <text:list>
            <text:list-item>
              <text:p text:style-name="P39">fix FLIP X <text:s/>method </text:p>
              <text:list>
                <text:list-item>
                  <text:p text:style-name="P39">edit sprites in gimp to face opposite difection</text:p>
                </text:list-item>
              </text:list>
            </text:list-item>
            <text:list-item>
              <text:p text:style-name="P39">implement volatile passive DONE</text:p>
            </text:list-item>
          </text:list>
        </text:list-item>
        <text:list-item>
          <text:p text:style-name="P39">Implement catapult</text:p>
        </text:list-item>
        <text:list-item>
          <text:p text:style-name="P39">Impement 1 more enemy<text:tab/></text:p>
        </text:list-item>
        <text:list-item>
          <text:p text:style-name="P39">EXTRA: fix damage vfx visual timing</text:p>
        </text:list-item>
      </text:list>
      <text:p text:style-name="P1"/>
      <text:p text:style-name="P1"/>
      <text:p text:style-name="P1"/>
      <text:p text:style-name="P1">Sprint 10 Clean up</text:p>
      <text:list xml:id="list4780553604006221429" text:style-name="L29">
        <text:list-item>
          <text:p text:style-name="P40">Clean up UI</text:p>
          <text:list>
            <text:list-item>
              <text:p text:style-name="P40">Replace all text components with tmpro</text:p>
            </text:list-item>
          </text:list>
        </text:list-item>
      </text:list>
      <text:list xml:id="list8419418458896991287" text:style-name="L30">
        <text:list-item>
          <text:p text:style-name="P41"><text:soft-page-break/>download more UI stuff</text:p>
          <text:list>
            <text:list-item>
              <text:p text:style-name="P41">replace/update UI elements DONE MOSTLY</text:p>
            </text:list-item>
            <text:list-item>
              <text:p text:style-name="P41">fix end turn button DONE</text:p>
            </text:list-item>
            <text:list-item>
              <text:p text:style-name="P41">Add “Player Turn” and “Enemy Turn” pop up windows DONE</text:p>
            </text:list-item>
          </text:list>
        </text:list-item>
      </text:list>
      <text:list xml:id="list8233518060745658716" text:style-name="L31">
        <text:list-item>
          <text:p text:style-name="P42">Choose new font from Dafont DONE</text:p>
        </text:list-item>
        <text:list-item>
          <text:p text:style-name="P42">Fix damage vfx timing</text:p>
        </text:list-item>
        <text:list-item>
          <text:p text:style-name="P42">Fix tile highlights DONE</text:p>
        </text:list-item>
        <text:list-item>
          <text:p text:style-name="P42">Disable controls while character is in the middle of a move, or while it is the enemy turn.</text:p>
        </text:list-item>
        <text:list-item>
          <text:p text:style-name="P42">Add 'range' property to ability info box, + enemy info panel spell data boxs\</text:p>
        </text:list-item>
        <text:list-item>
          <text:p text:style-name="P42">Fix movement/pathfinding:</text:p>
        </text:list-item>
        <text:list-item>
          <text:p text:style-name="P42">Add Aoe hover targetter</text:p>
        </text:list-item>
        <text:list-item>
          <text:p text:style-name="P42">Add helper text on ability use (e.g. When move button clicked and tiles are highlighted, some text should say “Choose a location to move to!”</text:p>
        </text:list-item>
        <text:list-item>
          <text:p text:style-name="P42">animate defender characters</text:p>
        </text:list-item>
        <text:list-item>
          <text:p text:style-name="P42">Add new cursor sprite DONE</text:p>
        </text:list-item>
      </text:list>
      <text:p text:style-name="P1">Sprint 11 completed 7/13/19</text:p>
      <text:list xml:id="list6319129023607372381" text:style-name="L32">
        <text:list-item>
          <text:p text:style-name="P43">Fix Character Data/Character Roster DONE</text:p>
          <text:list>
            <text:list-item>
              <text:p text:style-name="P43">Character data currently doesnt store persistent data, only initializes a brand new defenderGO each combat.</text:p>
            </text:list-item>
            <text:list-item>
              <text:p text:style-name="P43">Stats, spells, items, level/xp data etc should be stored here.</text:p>
            </text:list-item>
            <text:list-item>
              <text:p text:style-name="P43">Combat and events need to edit character data</text:p>
              <text:list>
                <text:list-item>
                  <text:p text:style-name="P43">make health stat persistent between combats first</text:p>
                </text:list-item>
                <text:list-item>
                  <text:p text:style-name="P43">write code for defender GO update character data current health when damaged.</text:p>
                </text:list-item>
              </text:list>
            </text:list-item>
          </text:list>
        </text:list-item>
      </text:list>
      <text:list xml:id="list6241929500904111748" text:style-name="L33">
        <text:list-item>
          <text:p text:style-name="P44">Fix level load/tile issues DONE</text:p>
          <text:list>
            <text:list-item>
              <text:p text:style-name="P44">defenders and enemies shouldn't be placed on occupied tiles</text:p>
            </text:list-item>
          </text:list>
        </text:list-item>
      </text:list>
      <text:list xml:id="list1555978055176131960" text:style-name="L34">
        <text:list-item>
          <text:p text:style-name="P45">Fix combat flow / turn flow sequence DONE</text:p>
          <text:list>
            <text:list-item>
              <text:p text:style-name="P45">On new basic combat event start, both defenders and enemies get placed in correct positions</text:p>
            </text:list-item>
            <text:list-item>
              <text:p text:style-name="P45">Player then gets the first turn</text:p>
            </text:list-item>
          </text:list>
        </text:list-item>
      </text:list>
      <text:list xml:id="list7241064642721544208" text:style-name="L35">
        <text:list-item>
          <text:p text:style-name="P46">Design/create end combat event DONE</text:p>
          <text:list>
            <text:list-item>
              <text:p text:style-name="P46"><text:soft-page-break/>Check that all enemies are dead</text:p>
            </text:list-item>
            <text:list-item>
              <text:p text:style-name="P46">check could be done in enemy.HandleDeath</text:p>
              <text:list>
                <text:list-item>
                  <text:p text:style-name="P46">if (enemymanager.allEnemies.Count = 0) &gt; start end encounter event</text:p>
                </text:list-item>
              </text:list>
            </text:list-item>
          </text:list>
        </text:list-item>
      </text:list>
      <text:list xml:id="list5017542617316100962" text:style-name="L36">
        <text:list-item>
          <text:list>
            <text:list-item>
              <text:p text:style-name="P47">trigger on combat end events (healing, etc)</text:p>
            </text:list-item>
            <text:list-item>
              <text:p text:style-name="P47">Create loot screen with “skip rewards” button</text:p>
            </text:list-item>
            <text:list-item>
              <text:p text:style-name="P47">Set worldmap status bool canSelectNewEncounter true</text:p>
            </text:list-item>
            <text:list-item>
              <text:p text:style-name="P47">Calculate and highlight next available encounters</text:p>
            </text:list-item>
          </text:list>
        </text:list-item>
      </text:list>
      <text:p text:style-name="P1">Sprint 12 completed 7/16/19</text:p>
      <text:list xml:id="list8339457646619087438" text:style-name="L37">
        <text:list-item>
          <text:p text:style-name="P48">Character data</text:p>
          <text:list>
            <text:list-item>
              <text:p text:style-name="P48">set up view character data button DONE</text:p>
            </text:list-item>
            <text:list-item>
              <text:p text:style-name="P48">design/implement character data view (stats, items, talent tree, etc)</text:p>
            </text:list-item>
          </text:list>
        </text:list-item>
      </text:list>
      <text:list xml:id="list6044285053402969329" text:style-name="L38">
        <text:list-item>
          <text:p text:style-name="P49">End combat loot rewards</text:p>
          <text:list>
            <text:list-item>
              <text:p text:style-name="P49">design loot screen DONE</text:p>
            </text:list-item>
            <text:list-item>
              <text:p text:style-name="P49">design/implement player inventory (top panel button, list view etc) DONE</text:p>
            </text:list-item>
            <text:list-item>
              <text:p text:style-name="P49">design/implement some items</text:p>
            </text:list-item>
            <text:list-item>
              <text:p text:style-name="P49">Implement gold/money system DONE</text:p>
            </text:list-item>
            <text:list-item>
              <text:p text:style-name="P49">implement gold reward DONE</text:p>
            </text:list-item>
          </text:list>
        </text:list-item>
      </text:list>
      <text:list xml:id="list5994809122166608341" text:style-name="L39">
        <text:list-item>
          <text:p text:style-name="P50">Item system</text:p>
          <text:list>
            <text:list-item>
              <text:p text:style-name="P50">rewards screen item tab DONE</text:p>
            </text:list-item>
            <text:list-item>
              <text:p text:style-name="P50">item choose 3 page DONE</text:p>
            </text:list-item>
            <text:list-item>
              <text:p text:style-name="P50">item button/picture object DONE</text:p>
            </text:list-item>
            <text:list-item>
              <text:p text:style-name="P50">item library DONE</text:p>
            </text:list-item>
            <text:list-item>
              <text:p text:style-name="P50">item choose <text:s/>3 page needs a “back” or “return” button. DONE</text:p>
            </text:list-item>
            <text:list-item>
              <text:p text:style-name="P50">Itemcard button not working, fix DONE</text:p>
            </text:list-item>
            <text:list-item>
              <text:p text:style-name="P50">BUG: clicking on itemcard in inventory adds another copy of it to the inventory(need 2 different item card objects? One for loot screens, one for inventory screen?</text:p>
            </text:list-item>
            <text:list-item>
              <text:p text:style-name="P50">Unselect defender on combat over (to hide spell bar) DONE</text:p>
            </text:list-item>
          </text:list>
        </text:list-item>
      </text:list>
      <text:p text:style-name="P1">Sprint 13 completed 7/19/19</text:p>
      <text:list xml:id="list2689439818650117427" text:style-name="L40">
        <text:list-item>
          <text:p text:style-name="P51">Implement characters can be assigned items from inventory.</text:p>
          <text:list>
            <text:list-item>
              <text:p text:style-name="P51"><text:soft-page-break/>Character equiptment page “Assign item” button <text:s/>DONE</text:p>
            </text:list-item>
            <text:list-item>
              <text:p text:style-name="P51">“Assign item” pressed opens inventory DONE</text:p>
            </text:list-item>
            <text:list-item>
              <text:p text:style-name="P51">clicking an item in inventory then adds it to character equiptment DONE</text:p>
            </text:list-item>
            <text:list-item>
              <text:p text:style-name="P51">inventory page closes, character equiptment page shows</text:p>
            </text:list-item>
          </text:list>
        </text:list-item>
      </text:list>
      <text:list xml:id="list7868472665959699425" text:style-name="L41">
        <text:list-item>
          <text:p text:style-name="P52">Implement logic for editing character data when an item is added</text:p>
          <text:list>
            <text:list-item>
              <text:p text:style-name="P52">new singleton script maybe? EquiptmentModifier?</text:p>
              <text:list>
                <text:list-item>
                  <text:p text:style-name="P52">GiveCharacterItem(string itemName, CharacterData character);</text:p>
                </text:list-item>
                <text:list-item>
                  <text:p text:style-name="P52">if(itemName == “Rusty Sword), character.ModifyStrength(2);</text:p>
                </text:list-item>
              </text:list>
            </text:list-item>
          </text:list>
        </text:list-item>
      </text:list>
      <text:list xml:id="list38747758" text:continue-list="list2689439818650117427" text:style-name="L40">
        <text:list-item>
          <text:p text:style-name="P51">Character data front page back button working DONE</text:p>
        </text:list-item>
        <text:list-item>
          <text:p text:style-name="P51">Character data inventory button working DONE</text:p>
        </text:list-item>
        <text:list-item>
          <text:p text:style-name="P51">character data inventory back button working DONE</text:p>
        </text:list-item>
        <text:list-item>
          <text:p text:style-name="P51">Character Data shows current HP DONE</text:p>
        </text:list-item>
        <text:list-item>
          <text:p text:style-name="P51">SPRINT CLEAN UP DONE</text:p>
          <text:list>
            <text:list-item>
              <text:p text:style-name="P51">fix toggling between views (workd map, inventory, character roster) DONE</text:p>
              <text:list>
                <text:list-item>
                  <text:p text:style-name="P51">enabling one element must either disable all other elements, or re arrange sorting order in canvas (e.g. Worldmap being set active also sets char roster and inventory inactive) DONE</text:p>
                </text:list-item>
              </text:list>
            </text:list-item>
            <text:list-item>
              <text:p text:style-name="P51">inventory close window button not working DONE</text:p>
            </text:list-item>
            <text:list-item>
              <text:p text:style-name="P51">fix loot reward screen, choose item back button not working DONE</text:p>
            </text:list-item>
          </text:list>
        </text:list-item>
      </text:list>
      <text:p text:style-name="P1">Sprint 14 completed 20/7/19</text:p>
      <text:list xml:id="list5382410515944101813" text:style-name="L42">
        <text:list-item>
          <text:p text:style-name="P53">Design/Implement 10 items</text:p>
          <text:list>
            <text:list-item>
              <text:p text:style-name="P53">Elven Slippers +1 mobility DONE</text:p>
            </text:list-item>
            <text:list-item>
              <text:p text:style-name="P53">Orcish War Paint +2 enrage DONE</text:p>
            </text:list-item>
            <text:list-item>
              <text:p text:style-name="P53">Crystal Fragment +1 energy DONE</text:p>
            </text:list-item>
            <text:list-item>
              <text:p text:style-name="P53">Steroids +1 growing DONE</text:p>
            </text:list-item>
            <text:list-item>
              <text:p text:style-name="P53">Dwarven Rune: Start each combat with 1 'Barrier' DONE</text:p>
            </text:list-item>
          </text:list>
        </text:list-item>
        <text:list-item>
          <text:p text:style-name="P53">Implement defender animations (idle + walk) DONE</text:p>
        </text:list-item>
        <text:list-item>
          <text:p text:style-name="P53">Clean up/Bugs:</text:p>
          <text:list>
            <text:list-item>
              <text:p text:style-name="P53">Gaining 0 strength creates a status icon, this shouldnt happen DONE</text:p>
            </text:list-item>
          </text:list>
        </text:list-item>
      </text:list>
      <text:p text:style-name="P1">Sprint 15</text:p>
      <text:list xml:id="list6399326621785435043" text:style-name="L43">
        <text:list-item>
          <text:p text:style-name="P54"><text:soft-page-break/>Implement elite encounter DONE</text:p>
          <text:list>
            <text:list-item>
              <text:p text:style-name="P54">Impement elite encounter end event (better rewards, more gold, artifact reward)</text:p>
            </text:list-item>
          </text:list>
        </text:list-item>
        <text:list-item>
          <text:p text:style-name="P54">implement “rest site” encounter type DONE</text:p>
          <text:list>
            <text:list-item>
              <text:p text:style-name="P54">Rest site options</text:p>
              <text:list>
                <text:list-item>
                  <text:p text:style-name="P54">choose a character to level up (cant be done yet, no level up system).</text:p>
                </text:list-item>
                <text:list-item>
                  <text:p text:style-name="P54">all characters heal 30% hp DONE</text:p>
                </text:list-item>
              </text:list>
            </text:list-item>
          </text:list>
        </text:list-item>
      </text:list>
      <text:p text:style-name="P1">Sprint 16: combat system/defenders and enemy rework: COMPLETED 29/7/19</text:p>
      <text:list xml:id="list530471646162824005" text:style-name="L44">
        <text:list-item>
          <text:p text:style-name="P55">Implement new mechanics / redo old mechanics</text:p>
          <text:list>
            <text:list-item>
              <text:p text:style-name="P55">Implement poison DONE</text:p>
            </text:list-item>
            <text:list-item>
              <text:p text:style-name="P55">update block (block expires on turn start) DONE</text:p>
            </text:list-item>
          </text:list>
        </text:list-item>
      </text:list>
      <text:list xml:id="list2121932179204405757" text:style-name="L45">
        <text:list-item>
          <text:p text:style-name="P56">Warrior</text:p>
          <text:list>
            <text:list-item>
              <text:p text:style-name="P56">Update Charge DONE</text:p>
            </text:list-item>
            <text:list-item>
              <text:p text:style-name="P56">Update Whirlwind DONE</text:p>
            </text:list-item>
            <text:list-item>
              <text:p text:style-name="P56">Update Guard DONE</text:p>
            </text:list-item>
            <text:list-item>
              <text:p text:style-name="P56">Implement Cautious passive(gain 5 block on turn end) DONE</text:p>
            </text:list-item>
          </text:list>
        </text:list-item>
      </text:list>
      <text:list xml:id="list1083427361901172473" text:style-name="L46">
        <text:list-item>
          <text:p text:style-name="P57">Mage</text:p>
          <text:list>
            <text:list-item>
              <text:p text:style-name="P57">Implement Fleet Footed passive DONE (OnAbilityUsed(Move) needs to be done for enemies)</text:p>
            </text:list-item>
            <text:list-item>
              <text:p text:style-name="P57">update Telekinesis DONE</text:p>
            </text:list-item>
            <text:list-item>
              <text:p text:style-name="P57">update fireball DONE</text:p>
            </text:list-item>
            <text:list-item>
              <text:p text:style-name="P57">update frostbolt DONE</text:p>
            </text:list-item>
          </text:list>
        </text:list-item>
      </text:list>
      <text:list xml:id="list1706557827491645611" text:style-name="L47">
        <text:list-item>
          <text:p text:style-name="P58">Priest</text:p>
          <text:list>
            <text:list-item>
              <text:p text:style-name="P58">update holy fire DONE</text:p>
            </text:list-item>
            <text:list-item>
              <text:p text:style-name="P58">update inspire DONE</text:p>
            </text:list-item>
            <text:list-item>
              <text:p text:style-name="P58">update Envigorate DONE</text:p>
            </text:list-item>
            <text:list-item>
              <text:p text:style-name="P58">implement encouraging presence DONE</text:p>
            </text:list-item>
          </text:list>
        </text:list-item>
      </text:list>
      <text:list xml:id="list5269448586985370546" text:style-name="L48">
        <text:list-item>
          <text:p text:style-name="P59">Rogue</text:p>
          <text:list>
            <text:list-item>
              <text:p text:style-name="P59">impement prefab/animations/class enum DONE (copied ranger sprites/anims for now)</text:p>
            </text:list-item>
            <text:list-item>
              <text:p text:style-name="P59">implement twin strike DONE</text:p>
            </text:list-item>
            <text:list-item>
              <text:p text:style-name="P59">implement preparation DONE</text:p>
            </text:list-item>
            <text:list-item>
              <text:p text:style-name="P59"><text:soft-page-break/>impement dash DONE</text:p>
            </text:list-item>
            <text:list-item>
              <text:p text:style-name="P59">implement poisonous passive DONE</text:p>
            </text:list-item>
          </text:list>
        </text:list-item>
      </text:list>
      <text:p text:style-name="P1">Sprint 17 Enemy abilities and AI update/overhaul COMPLETED 7/30/19</text:p>
      <text:list xml:id="list6085506500139844301" text:style-name="L49">
        <text:list-item>
          <text:p text:style-name="P60">Skeleton Barbarian</text:p>
          <text:list>
            <text:list-item>
              <text:p text:style-name="P60">Update enrage DONE</text:p>
            </text:list-item>
            <text:list-item>
              <text:p text:style-name="P60">Update Ai logic DONE</text:p>
            </text:list-item>
          </text:list>
        </text:list-item>
      </text:list>
      <text:list xml:id="list4813314234601363138" text:style-name="L50">
        <text:list-item>
          <text:p text:style-name="P61">Skeleton Priest</text:p>
          <text:list>
            <text:list-item>
              <text:p text:style-name="P61">Create prefab, animations, sprites, new script DONE</text:p>
            </text:list-item>
            <text:list-item>
              <text:p text:style-name="P61">Implement heal ability DONE</text:p>
            </text:list-item>
            <text:list-item>
              <text:p text:style-name="P61">Teach invigorate DONE</text:p>
            </text:list-item>
            <text:list-item>
              <text:p text:style-name="P61">teach encouraging presence passive DONE</text:p>
            </text:list-item>
            <text:list-item>
              <text:p text:style-name="P61">Implement Ai logic DONE</text:p>
            </text:list-item>
          </text:list>
        </text:list-item>
      </text:list>
      <text:list xml:id="list4918729514085326276" text:style-name="L51">
        <text:list-item>
          <text:p text:style-name="P62">Skeleton Warrior</text:p>
          <text:list>
            <text:list-item>
              <text:p text:style-name="P62">Create prefab, animations, sprites, new script DONE</text:p>
            </text:list-item>
            <text:list-item>
              <text:p text:style-name="P62">Implement thorns DONE</text:p>
            </text:list-item>
            <text:list-item>
              <text:p text:style-name="P62">teach barrier DONE</text:p>
            </text:list-item>
            <text:list-item>
              <text:p text:style-name="P62">teach inspire DONE</text:p>
            </text:list-item>
            <text:list-item>
              <text:p text:style-name="P62">Implement Ai logic DONE</text:p>
            </text:list-item>
          </text:list>
        </text:list-item>
      </text:list>
      <text:list xml:id="list3905047931119871439" text:style-name="L52">
        <text:list-item>
          <text:p text:style-name="P63">Skeleton Archer </text:p>
          <text:list>
            <text:list-item>
              <text:p text:style-name="P63">Implement snipe ability DONE</text:p>
            </text:list-item>
            <text:list-item>
              <text:p text:style-name="P63">teach fleet footed passive DONE</text:p>
            </text:list-item>
            <text:list-item>
              <text:p text:style-name="P63">teach impaling bolt DONE</text:p>
            </text:list-item>
            <text:list-item>
              <text:p text:style-name="P63">implement ai logic DONE</text:p>
            </text:list-item>
          </text:list>
        </text:list-item>
      </text:list>
      <text:list xml:id="list6829424422474136463" text:style-name="L53">
        <text:list-item>
          <text:p text:style-name="P64">Skeleton Assassin</text:p>
          <text:list>
            <text:list-item>
              <text:p text:style-name="P64">Create prefab, animations, sprites, new script<text:tab/>(using skely peasnt for now) DONE</text:p>
            </text:list-item>
            <text:list-item>
              <text:p text:style-name="P64">Implement stealth passive DONE</text:p>
            </text:list-item>
            <text:list-item>
              <text:p text:style-name="P64">teach poisonous passive DONE</text:p>
            </text:list-item>
            <text:list-item>
              <text:p text:style-name="P64">teach twin strike DONE</text:p>
            </text:list-item>
            <text:list-item>
              <text:p text:style-name="P64">teach dash DONE</text:p>
            </text:list-item>
            <text:list-item>
              <text:p text:style-name="P64"><text:soft-page-break/>Implement Ai logic DONE</text:p>
              <text:p text:style-name="P64"/>
              <text:p text:style-name="P64">Sprint 18 cleanup + extras 8/4/2019</text:p>
            </text:list-item>
          </text:list>
        </text:list-item>
      </text:list>
      <text:list xml:id="list4956566210649955096" text:style-name="L54">
        <text:list-item>
          <text:list>
            <text:list-item>
              <text:p text:style-name="P65">tweak enemy properties and experiment (health, strength, etc) DONE</text:p>
            </text:list-item>
            <text:list-item>
              <text:p text:style-name="P65">create some new basic enemy wave SO combinations OR DONE</text:p>
            </text:list-item>
            <text:list-item>
              <text:p text:style-name="P65">create a new way to randomly generate 3 different enemies in a wave: find out which combinations are most fun/interesting/challenging. DONE</text:p>
            </text:list-item>
            <text:list-item>
              <text:p text:style-name="P65">Fix defenders/enemies can be clicked on through ability buttons DONE</text:p>
            </text:list-item>
            <text:list-item>
              <text:p text:style-name="P65">fix thorns (finally get around to implementing damage and attack types)</text:p>
            </text:list-item>
            <text:list-item>
              <text:p text:style-name="P65">fix spell info box name font(some spell names so big they over fill text area: change to best fit) DONE</text:p>
            </text:list-item>
            <text:list-item>
              <text:p text:style-name="P65">add ability buttons glow or highlight when moused over DONE</text:p>
            </text:list-item>
            <text:list-item>
              <text:p text:style-name="P65">add some different maps and logic for randomly selecting a map DONE</text:p>
            </text:list-item>
            <text:list-item>
              <text:p text:style-name="P233">add vfx to indicate selected defender (blue ring around base, highlights, etc)</text:p>
            </text:list-item>
            <text:list-item>
              <text:p text:style-name="P65">edit character and enemy sprites so that they stand on the centre of a tile DONE (for defenders)</text:p>
            </text:list-item>
            <text:list-item>
              <text:p text:style-name="P65">add vfx to indicate which enemy is currently activated</text:p>
            </text:list-item>
            <text:list-item>
              <text:p text:style-name="P65">add vfx to indicate what an enemy is targetting</text:p>
            </text:list-item>
            <text:list-item>
              <text:p text:style-name="P65">ability button tool tip should show abilities range DONE</text:p>
            </text:list-item>
            <text:list-item>
              <text:p text:style-name="P65">add health text to defender health bars DONE</text:p>
            </text:list-item>
            <text:list-item>
              <text:p text:style-name="P65">Add more VFX and notifications DONE MOSTLY</text:p>
              <text:list>
                <text:list-item>
                  <text:p text:style-name="P65">Add healing effect VFX DONE</text:p>
                </text:list-item>
                <text:list-item>
                  <text:p text:style-name="P65">Add armor gain VFX effect </text:p>
                </text:list-item>
                <text:list-item>
                  <text:p text:style-name="P65">Add AP gain VFX or notification DONE</text:p>
                </text:list-item>
                <text:list-item>
                  <text:p text:style-name="P65">Add poison damage vfx</text:p>
                </text:list-item>
                <text:list-item>
                  <text:p text:style-name="P65">add poison applied notification</text:p>
                </text:list-item>
                <text:list-item>
                  <text:p text:style-name="P65">Add more passive trait <text:s/>VFX notifications (camoflaged removed, etc) DONE</text:p>
                </text:list-item>
              </text:list>
            </text:list-item>
          </text:list>
        </text:list-item>
      </text:list>
      <text:list xml:id="list4472475402381494839" text:style-name="L55">
        <text:list-item>
          <text:p text:style-name="P66">Gameplay bugs</text:p>
          <text:list>
            <text:list-item>
              <text:p text:style-name="P66">holyfire can be cast on ally out of range(or is not correctly highlighting tiles within range) FIXED</text:p>
            </text:list-item>
            <text:list-item>
              <text:p text:style-name="P66">enemymanager invalid operation exception from list being modified( likely being caused by an enemy dying from poison during the onturnstart iteration) FIXED</text:p>
            </text:list-item>
            <text:list-item>
              <text:p text:style-name="P66"><text:soft-page-break/>On player turn end, the turn change notification appears before player on turn end effects have been resolved FIXED </text:p>
            </text:list-item>
            <text:list-item>
              <text:p text:style-name="P66">Skeleton barbarian able to charge even though pinned FIXED</text:p>
            </text:list-item>
            <text:list-item>
              <text:p text:style-name="P66">enemies are being spawned on the same tile FIXED</text:p>
            </text:list-item>
            <text:list-item>
              <text:p text:style-name="P66">mage fireball spell range is incorrect? 1 skelly within 3 tiles was not in range, but another skelly within 3 tiles was in range? FIXED (was not actually a bug, target skelly had stealth)</text:p>
            </text:list-item>
            <text:list-item>
              <text:p text:style-name="P66">Spell info box blocks defender selection move clicks even when it is disabled/at CG.0 FIXED (passive trait icons still block defender selection clicks, not a big problem though)</text:p>
            </text:list-item>
            <text:list-item>
              <text:p text:style-name="P66">skeleton archer impaling bolt not working FIXED</text:p>
            </text:list-item>
            <text:list-item>
              <text:p text:style-name="P66">fix ability button highlights(full highlight ring not shown on right side of button) FIXED mostly</text:p>
            </text:list-item>
            <text:list-item>
              <text:p text:style-name="P66">fix ability button clicking, currently the “button” or clickable part of it is not square on with the actual button FIXED</text:p>
            </text:list-item>
            <text:list-item>
              <text:p text:style-name="P66">GetThreeRandomEnemies() spawn method always spawn the same 3 types of enemy FIXED</text:p>
            </text:list-item>
            <text:list-item>
              <text:p text:style-name="P66">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6">Holyfire cannot be cast on self FIXED</text:p>
            </text:list-item>
            <text:list-item>
              <text:p text:style-name="P66">Skeleton archer behaving strangely, sometimes not shooting at stuff. Seems that if the best target is stealthed/not targetable, it doesnt shoot at anything? FIXED</text:p>
            </text:list-item>
            <text:list-item>
              <text:p text:style-name="P66">StatusVFX effect title not resizing text properly FIXED</text:p>
            </text:list-item>
          </text:list>
        </text:list-item>
      </text:list>
      <text:p text:style-name="P4">Sprint 19 Completed 14/8/19</text:p>
      <text:list xml:id="list4876542696292964760" text:style-name="L56">
        <text:list-item>
          <text:p text:style-name="P67">Design 1 more skeleton for the skeleton gang (mage) DONE</text:p>
        </text:list-item>
        <text:list-item>
          <text:p text:style-name="P67">change knockdown(no more standup/-2 ap lose, just straight damage buff) DONE</text:p>
        </text:list-item>
        <text:list-item>
          <text:p text:style-name="P67">Find the best combinations of skellies and make them into a few wave SO's DONE</text:p>
        </text:list-item>
        <text:list-item>
          <text:p text:style-name="P67">Fix enemy spawning direction: flip sprite on combat start DONE</text:p>
        </text:list-item>
        <text:list-item>
          <text:p text:style-name="P67">Fix fleet footed: mage cant move for free unless they have 2AP. Fleet should make move free, not pay for move then refund the AP DONE</text:p>
        </text:list-item>
        <text:list-item>
          <text:p text:style-name="P67">Add shadows at feet for characters/enemies DONE</text:p>
        </text:list-item>
        <text:list-item>
          <text:p text:style-name="P67">bug: first movement of a character with fleet footed shouldnt have +2 ap notification</text:p>
        </text:list-item>
        <text:list-item>
          <text:p text:style-name="P67">bug: priest invigorate spell can be used on an ally out of range</text:p>
        </text:list-item>
        <text:list-item>
          <text:p text:style-name="P67">Fix UI sorting orders DONE</text:p>
        </text:list-item>
        <text:list-item>
          <text:p text:style-name="P67">re adjust all enemy sprites to fit on screen</text:p>
        </text:list-item>
        <text:list-item>
          <text:p text:style-name="P67"><text:soft-page-break/>Warrior class feels a bit inconsequential: experiment with some new abilities/passives (maybe inspire) DONE</text:p>
        </text:list-item>
        <text:list-item>
          <text:p text:style-name="P67">Update ability cool down text: needs TM pro + happy font DONE</text:p>
        </text:list-item>
        <text:list-item>
          <text:p text:style-name="P67">fix status icons not being able to mouse over or display correctly DONE</text:p>
        </text:list-item>
        <text:list-item>
          <text:p text:style-name="P67">1<text:span text:style-name="T1">st</text:span> new enemy: Necromancer Skelly DONE</text:p>
          <text:list>
            <text:list-item>
              <text:p text:style-name="P67">Implement unhygienic DONE</text:p>
            </text:list-item>
            <text:list-item>
              <text:p text:style-name="P67">implement summon zombie DONE</text:p>
            </text:list-item>
            <text:list-item>
              <text:p text:style-name="P67">implement chaos bolt DONE</text:p>
            </text:list-item>
            <text:list-item>
              <text:p text:style-name="P67">play test, modify properties and values to find the best experience DONE</text:p>
            </text:list-item>
          </text:list>
        </text:list-item>
      </text:list>
      <text:list xml:id="list5211763618777985336" text:style-name="L57">
        <text:list-item>
          <text:p text:style-name="P68">2<text:span text:style-name="T1">nd</text:span> new enemy: Stone golem DONE</text:p>
          <text:list>
            <text:list-item>
              <text:p text:style-name="P68">implement a passive trait or 2<text:span text:style-name="T1">nd</text:span> ability for golems</text:p>
            </text:list-item>
          </text:list>
        </text:list-item>
      </text:list>
      <text:list xml:id="list780679757177430971" text:style-name="L58">
        <text:list-item>
          <text:p text:style-name="P69">3<text:span text:style-name="T1">rd</text:span> new enemy encounter: Double Vampires DONE</text:p>
          <text:list>
            <text:list-item>
              <text:p text:style-name="P69">play test/balance DONE</text:p>
            </text:list-item>
            <text:list-item>
              <text:p text:style-name="P69">new vampire skill set/Ai logic DONE </text:p>
              <text:list>
                <text:list-item>
                  <text:p text:style-name="P69">avoids melee, teleports away if engaged in melee DONE</text:p>
                </text:list-item>
                <text:list-item>
                  <text:p text:style-name="P69">ability Fireball DONE</text:p>
                </text:list-item>
              </text:list>
            </text:list-item>
          </text:list>
        </text:list-item>
      </text:list>
      <text:list xml:id="list38760339" text:continue-list="list4876542696292964760" text:style-name="L56">
        <text:list-item>
          <text:p text:style-name="P67">design/implement an elite enemy (skeleton King)</text:p>
          <text:list>
            <text:list-item>
              <text:p text:style-name="P67">Should be threatening enough that it will reliably kill 1-3 characters</text:p>
            </text:list-item>
          </text:list>
        </text:list-item>
      </text:list>
      <text:list xml:id="list822728396283899427" text:style-name="L59">
        <text:list-item>
          <text:p text:style-name="P70">1<text:span text:style-name="T1">st</text:span> elite idea: lagaluvin copy</text:p>
          <text:list>
            <text:list-item>
              <text:p text:style-name="P70">Passive(Terrorfying Aura): at the end of turn, adjacent enemies suffer -1 strength</text:p>
            </text:list-item>
            <text:list-item>
              <text:p text:style-name="P70">Passive (growing) 1</text:p>
            </text:list-item>
            <text:list-item>
              <text:p text:style-name="P70">strike </text:p>
            </text:list-item>
            <text:list-item>
              <text:p text:style-name="P70">Charge</text:p>
            </text:list-item>
            <text:list-item>
              <text:p text:style-name="P70">Whirlwind</text:p>
            </text:list-item>
            <text:list-item>
              <text:p text:style-name="P71">Crushing Blow: Deal 10 damage and stun the target for 1 turn</text:p>
            </text:list-item>
            <text:list-item>
              <text:p text:style-name="P71">Auto Rocket: Deal 5 damage to a random enemy <text:s/>0AP cost</text:p>
            </text:list-item>
          </text:list>
        </text:list-item>
      </text:list>
      <text:list xml:id="list856491830981114678" text:style-name="L60">
        <text:list-item>
          <text:p text:style-name="P72">Elite Idea 2: Grim reaper</text:p>
          <text:list>
            <text:list-item>
              <text:p text:style-name="P72">Weaknesses</text:p>
              <text:list>
                <text:list-item>
                  <text:p text:style-name="P72">Pinned: cant attack in melee, cant move towards defenders to steal strength</text:p>
                </text:list-item>
                <text:list-item>
                  <text:p text:style-name="P72"><text:soft-page-break/>Rune: block doom debuff and strength stealing</text:p>
                </text:list-item>
                <text:list-item>
                  <text:p text:style-name="P72">Ranged attackers: can deal damage without getting close to the reaper</text:p>
                </text:list-item>
              </text:list>
            </text:list-item>
            <text:list-item>
              <text:p text:style-name="P72">Abilities</text:p>
              <text:list>
                <text:list-item>
                  <text:p text:style-name="P72">Doom: All enemies suffer <text:s/>-1 energy (3 turn CD)</text:p>
                </text:list-item>
                <text:list-item>
                  <text:p text:style-name="P72">Terryfying presence passive OR</text:p>
                </text:list-item>
                <text:list-item>
                  <text:p text:style-name="P72">Soul Draining Aura terryfing presence + gain 1 strength if a defender loses strength</text:p>
                </text:list-item>
                <text:list-item>
                  <text:p text:style-name="P72">Whirlwind</text:p>
                </text:list-item>
                <text:list-item>
                  <text:p text:style-name="P72">Crushing Blow</text:p>
                </text:list-item>
                <text:list-item>
                  <text:p text:style-name="P72">Strike</text:p>
                </text:list-item>
                <text:list-item>
                  <text:p text:style-name="P72">Mobility 1</text:p>
                </text:list-item>
                <text:list-item>
                  <text:p text:style-name="P72">6 energy</text:p>
                </text:list-item>
              </text:list>
            </text:list-item>
          </text:list>
        </text:list-item>
      </text:list>
      <text:p text:style-name="P2">Ai logic </text:p>
      <text:list xml:id="list5984947079235386628" text:style-name="L61">
        <text:list-item>
          <text:p text:style-name="P73">if doom is ready, doom</text:p>
        </text:list-item>
        <text:list-item>
          <text:p text:style-name="P73">if in range of anything, crushing blow</text:p>
        </text:list-item>
        <text:list-item>
          <text:p text:style-name="P73">if move is ready, and there is a valid moveable tile that has 2 defenders adjacent to it within movement range, and whirlwind is ready, and i dont already have 2 adjacent enemies, move to it</text:p>
        </text:list-item>
        <text:list-item>
          <text:p text:style-name="P73">if an enemy is in my melee range, whirlwind</text:p>
        </text:list-item>
        <text:list-item>
          <text:p text:style-name="P73">if my target is in melee range, strike</text:p>
        </text:list-item>
        <text:list-item>
          <text:p text:style-name="P73">if no enemies are in my melee range, move towards the closest one</text:p>
        </text:list-item>
      </text:list>
      <text:p text:style-name="P2"/>
      <text:p text:style-name="P2">- Elite Idea </text:p>
      <text:p text:style-name="P4">Sprint 20 completed 17/8/19 (only rogue/warrior talent tree done)</text:p>
      <text:list xml:id="list6981317043572909366" text:style-name="L62">
        <text:list-item>
          <text:p text:style-name="P178">Rest site event</text:p>
          <text:list>
            <text:list-item>
              <text:p text:style-name="P178">Add/test all characters heal 30% option DONE</text:p>
            </text:list-item>
            <text:list-item>
              <text:p text:style-name="P178">One character levels up option DONE</text:p>
            </text:list-item>
          </text:list>
        </text:list-item>
      </text:list>
      <text:list xml:id="list6299347705537930636" text:style-name="L63">
        <text:list-item>
          <text:p text:style-name="P179">Xp/level up system</text:p>
          <text:list>
            <text:list-item>
              <text:p text:style-name="P179">Add level/xp properties to defenders/character data DONE</text:p>
            </text:list-item>
            <text:list-item>
              <text:p text:style-name="P179">Add level up/xp UI to character data panel DONE</text:p>
            </text:list-item>
            <text:list-item>
              <text:p text:style-name="P179">Modify character data to hold info on what abilities a character knows. DONE</text:p>
            </text:list-item>
            <text:list-item>
              <text:p text:style-name="P179"><text:soft-page-break/>Implement ability trees in character panel DONE</text:p>
            </text:list-item>
          </text:list>
        </text:list-item>
      </text:list>
      <text:list xml:id="list5176715534433977645" text:style-name="L64">
        <text:list-item>
          <text:p text:style-name="P180">Implement/test characters learn new abilities from talent tree DONE</text:p>
        </text:list-item>
        <text:list-item>
          <text:p text:style-name="P180">Design 8 ability trees with 2 abilities/passives in each tree DONE</text:p>
        </text:list-item>
        <text:list-item>
          <text:p text:style-name="P180">Implement above trees + abilities</text:p>
          <text:list>
            <text:list-item>
              <text:p text:style-name="P180">Rogue DONE</text:p>
            </text:list-item>
            <text:list-item>
              <text:p text:style-name="P180">Priest</text:p>
            </text:list-item>
            <text:list-item>
              <text:p text:style-name="P180">Mage</text:p>
            </text:list-item>
            <text:list-item>
              <text:p text:style-name="P180">Warrior DONE</text:p>
            </text:list-item>
          </text:list>
        </text:list-item>
      </text:list>
      <text:p text:style-name="P1"/>
      <text:p text:style-name="P4">Sprint 21 (completed 19/8/19)</text:p>
      <text:list xml:id="list5614892849140608623" text:style-name="L65">
        <text:list-item>
          <text:p text:style-name="P181">Implement 'Block' ability for defenders</text:p>
        </text:list-item>
        <text:list-item>
          <text:p text:style-name="P181">Item System Overhaul</text:p>
          <text:list>
            <text:list-item>
              <text:p text:style-name="P181">implement item rarity DONE</text:p>
            </text:list-item>
            <text:list-item>
              <text:p text:style-name="P181">implement item SO script DONE</text:p>
            </text:list-item>
            <text:list-item>
              <text:p text:style-name="P181">Redesign old items/ create at least 15 items list DONE</text:p>
            </text:list-item>
            <text:list-item>
              <text:p text:style-name="P181">implement new items DONE (implement 'rune' buff later)</text:p>
            </text:list-item>
            <text:list-item>
              <text:p text:style-name="P181">implement probablity/chance logic for receiving rare/epic items DONE</text:p>
            </text:list-item>
          </text:list>
        </text:list-item>
      </text:list>
      <text:p text:style-name="P4">Sprint 22 (completed 20/8/19)</text:p>
      <text:list xml:id="list7121099065422942434" text:style-name="L66">
        <text:list-item>
          <text:p text:style-name="P182">Implement Shop Encounter</text:p>
          <text:list>
            <text:list-item>
              <text:p text:style-name="P182">design/implement UI lay out DONE</text:p>
            </text:list-item>
            <text:list-item>
              <text:p text:style-name="P182">item slots class DONE</text:p>
            </text:list-item>
            <text:list-item>
              <text:p text:style-name="P182">add item to inventory logic DONE</text:p>
            </text:list-item>
            <text:list-item>
              <text:p text:style-name="P182">shop event finish logic working DONE</text:p>
            </text:list-item>
            <text:list-item>
              <text:p text:style-name="P182">add shop 'conitinue' button (opens world map) DONE</text:p>
            </text:list-item>
          </text:list>
        </text:list-item>
      </text:list>
      <text:p text:style-name="P4">Sprint 23 Artifact (completed 21/8/19)</text:p>
      <text:list xml:id="list89167150387644730" text:style-name="L67">
        <text:list-item>
          <text:p text:style-name="P183">Implement Artifact system</text:p>
          <text:list>
            <text:list-item>
              <text:p text:style-name="P183">Design/implement atleast 15 relics DONE</text:p>
            </text:list-item>
            <text:list-item>
              <text:p text:style-name="P183">Implement relic reward from combat encounter DONE</text:p>
            </text:list-item>
            <text:list-item>
              <text:p text:style-name="P183">implement relics in shop DONE</text:p>
            </text:list-item>
            <text:list-item>
              <text:p text:style-name="P183"><text:soft-page-break/>cant recieve the same relic twice DONE</text:p>
            </text:list-item>
            <text:list-item>
              <text:p text:style-name="P183">shop doesnt duplicate relics DONE</text:p>
            </text:list-item>
            <text:list-item>
              <text:p text:style-name="P183">no errors caused in shop event if no viable relics are available DONE</text:p>
            </text:list-item>
            <text:list-item>
              <text:p text:style-name="P183">implement artifact mouse over panel DONE</text:p>
              <text:list>
                <text:list-item>
                  <text:p text:style-name="P183">artifact panel view DONE</text:p>
                </text:list-item>
                <text:list-item>
                  <text:p text:style-name="P183">artifact reward button DONE</text:p>
                </text:list-item>
                <text:list-item>
                  <text:p text:style-name="P183">artifact shop purchase button DONE</text:p>
                </text:list-item>
              </text:list>
            </text:list-item>
          </text:list>
        </text:list-item>
      </text:list>
      <text:p text:style-name="P4">Sprint 24 Mystery + Treasure Rooms (completed 22/8/19)</text:p>
      <text:list xml:id="list8426846927663323595" text:style-name="L68">
        <text:list-item>
          <text:p text:style-name="P184">Implement Mystery Room encounter (not mystery events though)</text:p>
        </text:list-item>
        <text:list-item>
          <text:p text:style-name="P184">Implement Treasure room encounter</text:p>
          <text:list>
            <text:list-item>
              <text:p text:style-name="P184">Treasure room encounter type DONE</text:p>
            </text:list-item>
            <text:list-item>
              <text:p text:style-name="P184">world map generates treasure rooms DONE</text:p>
            </text:list-item>
            <text:list-item>
              <text:p text:style-name="P184">treasure box on click creates a loot event/window DONE</text:p>
            </text:list-item>
            <text:list-item>
              <text:p text:style-name="P184">On encounter clicked for treasure room logic</text:p>
              <text:list>
                <text:list-item>
                  <text:p text:style-name="P184">generates a new level DONE</text:p>
                </text:list-item>
                <text:list-item>
                  <text:p text:style-name="P184">places a treasure chest at the centre DONE</text:p>
                </text:list-item>
              </text:list>
            </text:list-item>
          </text:list>
        </text:list-item>
      </text:list>
      <text:p text:style-name="P4">Sprint 25 Elite Encounter (completed 25/8/19)</text:p>
      <text:list xml:id="list1971971438501185140" text:style-name="L69">
        <text:list-item>
          <text:p text:style-name="P185">Design and implement at least 1 sophisticated and interesting elite encounter DONE</text:p>
        </text:list-item>
        <text:list-item>
          <text:p text:style-name="P185">Grim Reaper Working DONE (move to best whirlwind position <text:s/>not working)</text:p>
        </text:list-item>
        <text:list-item>
          <text:p text:style-name="P185">Elite encounter rewards working DONE</text:p>
        </text:list-item>
        <text:list-item>
          <text:p text:style-name="P185">Set up encounter room probability chances DONE</text:p>
        </text:list-item>
      </text:list>
      <text:p text:style-name="P4">Sprint 26: New Characters (warlock not implement, do later) completed 5/9/19</text:p>
      <text:list xml:id="list4432549152027863735" text:style-name="L70">
        <text:list-item>
          <text:p text:style-name="P186">Design two new playable classes</text:p>
          <text:list>
            <text:list-item>
              <text:p text:style-name="P186">Shaman abilities design + talent tree DONE</text:p>
            </text:list-item>
            <text:list-item>
              <text:p text:style-name="P186">Shaman Sprites/anims found DONE</text:p>
            </text:list-item>
            <text:list-item>
              <text:p text:style-name="P186">Warlock abilities design + talent tree DONE</text:p>
            </text:list-item>
            <text:list-item>
              <text:p text:style-name="P186">Warlock Sprites/anims found </text:p>
            </text:list-item>
          </text:list>
        </text:list-item>
        <text:list-item>
          <text:p text:style-name="P186">Find sprite sheets/animations</text:p>
        </text:list-item>
        <text:list-item>
          <text:p text:style-name="P186">Create Prefabs DONE</text:p>
        </text:list-item>
        <text:list-item>
          <text:p text:style-name="P186"><text:soft-page-break/>Edit existing scripts (charactbox, character data, PrefabHolder, etc) DONE</text:p>
        </text:list-item>
      </text:list>
      <text:p text:style-name="P4">Sprint 27: Talent Trees rework (completed 6/9/19)</text:p>
      <text:list xml:id="list7216711226617998801" text:style-name="L71">
        <text:list-item>
          <text:p text:style-name="P74">talent trees</text:p>
          <text:list>
            <text:list-item>
              <text:p text:style-name="P74">finish talent trees for priest/mage and new classes DONE</text:p>
              <text:list>
                <text:list-item>
                  <text:p text:style-name="P74">priest talents designed/implemented/tested DONE</text:p>
                </text:list-item>
                <text:list-item>
                  <text:p text:style-name="P74">mage talents designed/implemented/tested DONE</text:p>
                </text:list-item>
              </text:list>
            </text:list-item>
            <text:list-item>
              <text:p text:style-name="P74">make talent trees “choose one or the other” </text:p>
            </text:list-item>
            <text:list-item>
              <text:p text:style-name="P74">talents display an info box of what they do when moused over DONE</text:p>
            </text:list-item>
            <text:list-item>
              <text:p text:style-name="P74">UI and view fixes DONE</text:p>
              <text:list>
                <text:list-item>
                  <text:p text:style-name="P74">design highlighting/affordance system for buttons DONE</text:p>
                  <text:list>
                    <text:list-item>
                      <text:p text:style-name="P74">unowned and unpurchasable talents should be greyed out DONE</text:p>
                    </text:list-item>
                    <text:list-item>
                      <text:p text:style-name="P74">unowned but purchasable talents should have normal color and have a green highlight around them DONE</text:p>
                    </text:list-item>
                    <text:list-item>
                      <text:p text:style-name="P74">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5319346065357428383" text:style-name="L72">
        <text:list-item>
          <text:p text:style-name="P75">Front page/ new game screen</text:p>
          <text:list>
            <text:list-item>
              <text:p text:style-name="P75">Add “random” character selection choice DONE</text:p>
            </text:list-item>
            <text:list-item>
              <text:p text:style-name="P75">make “random character” the default choice when the screen opens DONE</text:p>
            </text:list-item>
            <text:list-item>
              <text:p text:style-name="P75">implement a way to stop player choosing the same character twice (cancelled)</text:p>
            </text:list-item>
            <text:list-item>
              <text:p text:style-name="P75">redesign the view: make it a bit prettier</text:p>
            </text:list-item>
            <text:list-item>
              <text:p text:style-name="P75">remove arrows on “play” and “main menu” buttons (not needed, player just clicks the button, not arrow)</text:p>
            </text:list-item>
            <text:list-item>
              <text:p text:style-name="P75">fix shaman sprite size + orientation</text:p>
            </text:list-item>
            <text:list-item>
              <text:p text:style-name="P75">make the character box sprite view animated (not just still character sprite, character plays idle animation, or attack anim then idle anim)</text:p>
            </text:list-item>
            <text:list-item>
              <text:p text:style-name="P75">character box on mouse over shows the characters starting abilities and description correctly</text:p>
            </text:list-item>
            <text:list-item>
              <text:p text:style-name="P75">make a better transition between menu/game scene (black screen fade out/in)</text:p>
            </text:list-item>
          </text:list>
        </text:list-item>
      </text:list>
      <text:p text:style-name="P4">Sprint 29: Death animations / End combat event (completed 8.9.2019, but not black screen fade)</text:p>
      <text:list xml:id="list3559907441100633665" text:style-name="L73">
        <text:list-item>
          <text:p text:style-name="P187">Death Anims</text:p>
        </text:list-item>
        <text:list-item>
          <text:p text:style-name="P187"><text:soft-page-break/>implement death animations for all characters DONE</text:p>
        </text:list-item>
        <text:list-item>
          <text:p text:style-name="P76">End combat event</text:p>
          <text:list>
            <text:list-item>
              <text:p text:style-name="P76">last enemy dies and wait until animation has finished DONE</text:p>
            </text:list-item>
            <text:list-item>
              <text:p text:style-name="P76">character notifications for xp gained, wait til finished DONE</text:p>
            </text:list-item>
            <text:list-item>
              <text:p text:style-name="P76">character notifications if leveled up, wait til finished DONE</text:p>
            </text:list-item>
            <text:list-item>
              <text:p text:style-name="P76">blend in transparent black background, while loading the loot screen over the top of it.</text:p>
            </text:list-item>
          </text:list>
        </text:list-item>
      </text:list>
      <text:p text:style-name="P5">Sprint 30: Game background / camera movement rework (completed 11/9/19)</text:p>
      <text:list xml:id="list3445462613223390615" text:style-name="L74">
        <text:list-item>
          <text:p text:style-name="P77">Change camera and view system DONE</text:p>
          <text:list>
            <text:list-item>
              <text:p text:style-name="P77">set max/min zoom distances DONE</text:p>
            </text:list-item>
            <text:list-item>
              <text:p text:style-name="P77">make it so moving camera cannot be moved off the world view DONE</text:p>
              <text:list>
                <text:list-item>
                  <text:p text:style-name="P77">set left/right/up/down limits DONE</text:p>
                </text:list-item>
              </text:list>
            </text:list-item>
          </text:list>
        </text:list-item>
      </text:list>
      <text:list xml:id="list8391636003509136563" text:style-name="L75">
        <text:list-item>
          <text:p text:style-name="P78">create a visuals/tiles/background surronding the tiles DONE</text:p>
          <text:list>
            <text:list-item>
              <text:p text:style-name="P78">could use water tiles to make a BG. DONE</text:p>
            </text:list-item>
          </text:list>
        </text:list-item>
      </text:list>
      <text:list xml:id="list3191495531686774004" text:style-name="L76">
        <text:list-item>
          <text:p text:style-name="P200">Implement camera 'look at' whena defender is selected DONE</text:p>
        </text:list-item>
        <text:list-item>
          <text:p text:style-name="P200">Fine tune camera movement properties (zoom speed, damping, dead zone etc) DONE</text:p>
        </text:list-item>
        <text:list-item>
          <text:p text:style-name="P200">Make camera follow enemies during their activation/turn DONE</text:p>
        </text:list-item>
      </text:list>
      <text:p text:style-name="P5"/>
      <text:p text:style-name="P5">Sprint 31: Mass refactoring and clean up (completed 14/9/19, not passive traits)</text:p>
      <text:list xml:id="list9122831119807043338" text:style-name="L77">
        <text:list-item>
          <text:p text:style-name="P79">Abilities become SO's</text:p>
          <text:list>
            <text:list-item>
              <text:p text:style-name="P79">abilities have ability type enum (none, attack, skill) </text:p>
            </text:list-item>
            <text:list-item>
              <text:p text:style-name="P79">abilities have damage type enum (none, physical, magic, poison) DONE</text:p>
            </text:list-item>
            <text:list-item>
              <text:p text:style-name="P79">abilities have attack type enum (none, melee, ranged) DONE </text:p>
            </text:list-item>
            <text:list-item>
              <text:p text:style-name="P79">refactor status library and logic to work with SO's DONE</text:p>
            </text:list-item>
            <text:list-item>
              <text:p text:style-name="P79">refactor previous ability script (should just be responsible for defender button pushes) DONE</text:p>
            </text:list-item>
            <text:list-item>
              <text:p text:style-name="P79">refactor ability bar script DONE</text:p>
            </text:list-item>
            <text:list-item>
              <text:p text:style-name="P79">refactor spellbook script DONE</text:p>
              <text:p text:style-name="P79"/>
            </text:list-item>
          </text:list>
        </text:list-item>
      </text:list>
      <text:list xml:id="list4833095463906510358" text:style-name="L78">
        <text:list-item>
          <text:p text:style-name="P80">Combat Logic Class</text:p>
          <text:list>
            <text:list-item>
              <text:p text:style-name="P80">create new static combat logic class DONE</text:p>
            </text:list-item>
            <text:list-item>
              <text:p text:style-name="P80"><text:soft-page-break/>refactor handle damage DONE</text:p>
            </text:list-item>
            <text:list-item>
              <text:p text:style-name="P80">refactor calculate damage DONE</text:p>
            </text:list-item>
            <text:list-item>
              <text:p text:style-name="P80">refactor attack movement (maybe should go in movement logic)</text:p>
            </text:list-item>
            <text:list-item>
              <text:p text:style-name="P80">create damage percentage calculator for handling vulnerbale/knock/magic immune etc DONE</text:p>
            </text:list-item>
          </text:list>
        </text:list-item>
      </text:list>
      <text:list xml:id="list8416423348514760990" text:style-name="L79">
        <text:list-item>
          <text:p text:style-name="P81">Movement Logic Class</text:p>
          <text:list>
            <text:list-item>
              <text:p text:style-name="P81">create new static movement logic class DONE</text:p>
              <text:list>
                <text:list-item>
                  <text:p text:style-name="P81">class is responsible for making LE's move, teleport and be pushed DONE</text:p>
                </text:list-item>
              </text:list>
            </text:list-item>
          </text:list>
        </text:list-item>
      </text:list>
      <text:list xml:id="list1752015723166939667" text:style-name="L80">
        <text:list-item>
          <text:p text:style-name="P82">refactor move coroutine DONE</text:p>
        </text:list-item>
        <text:list-item>
          <text:p text:style-name="P82">refactor teleport effect DONE</text:p>
        </text:list-item>
        <text:list-item>
          <text:p text:style-name="P82">refactor knockback effect DONE</text:p>
        </text:list-item>
      </text:list>
      <text:list xml:id="list8450022709747389904" text:style-name="L81">
        <text:list-item>
          <text:p text:style-name="P83">Status/Passive traits become SO's</text:p>
          <text:list>
            <text:list-item>
              <text:p text:style-name="P83">create new status SO script</text:p>
            </text:list-item>
            <text:list-item>
              <text:p text:style-name="P83">refactor status library and logic to work with SO's</text:p>
            </text:list-item>
          </text:list>
        </text:list-item>
      </text:list>
      <text:list xml:id="list1383672179518813526" text:style-name="L82">
        <text:list-item>
          <text:p text:style-name="P84">Refactor UI canvas scripts (world map, roster, etc) DONE</text:p>
          <text:list>
            <text:list-item>
              <text:p text:style-name="P84">create visual parent objects for the static classes DONE</text:p>
            </text:list-item>
          </text:list>
        </text:list-item>
      </text:list>
      <text:list xml:id="list5429638438826444292" text:style-name="L83">
        <text:list-item>
          <text:p text:style-name="P85">Refactor and update enemy scripts/abilities DONE</text:p>
          <text:p text:style-name="P85"/>
        </text:list-item>
      </text:list>
      <text:p text:style-name="P5">Sprint 32: New traits and passives (completed 15/9/19)</text:p>
      <text:list xml:id="list1208391972908645871" text:style-name="L84">
        <text:list-item>
          <text:list>
            <text:list-item>
              <text:p text:style-name="P86">Implement new passive traits</text:p>
              <text:list>
                <text:list-item>
                  <text:p text:style-name="P86">rune DONE</text:p>
                  <text:list>
                    <text:list-item>
                      <text:p text:style-name="P86">implement combat logic method for checking/removing rune DONE</text:p>
                    </text:list-item>
                    <text:list-item>
                      <text:p text:style-name="P86">decide where to place the method checker(in abilities? In passivemanager modifier methods?) DONE (in the each passive's modifier method)</text:p>
                    </text:list-item>
                  </text:list>
                </text:list-item>
                <text:list-item>
                  <text:p text:style-name="P86">vulnerable/exposed/staggered (increase all damage by 50%) DONE</text:p>
                </text:list-item>
                <text:list-item>
                  <text:p text:style-name="P86">weakened/exhausted/tired(reduce all damage dealt by 50%) DONE</text:p>
                </text:list-item>
                <text:list-item>
                  <text:p text:style-name="P86">magic immunity (immune to magic damage) DONE</text:p>
                </text:list-item>
                <text:list-item>
                  <text:p text:style-name="P86">physical immunity (immune to physical damage) DONE</text:p>
                </text:list-item>
              </text:list>
            </text:list-item>
          </text:list>
        </text:list-item>
      </text:list>
      <text:p text:style-name="P5">Sprint 33: Enemies, defenders, abilities and gameplay redesign/rework</text:p>
      <text:list xml:id="list2323259803640336749" text:style-name="L85">
        <text:list-item>
          <text:p text:style-name="P87">Brain storm for new ideas</text:p>
          <text:list>
            <text:list-item>
              <text:p text:style-name="P87"><text:soft-page-break/>research other similar games for ideas</text:p>
            </text:list-item>
            <text:list-item>
              <text:p text:style-name="P87">new tile types</text:p>
            </text:list-item>
            <text:list-item>
              <text:p text:style-name="P87">new abilities</text:p>
            </text:list-item>
            <text:list-item>
              <text:p text:style-name="P87">new enemies</text:p>
            </text:list-item>
            <text:list-item>
              <text:p text:style-name="P87">new passives traits</text:p>
            </text:list-item>
            <text:list-item>
              <text:p text:style-name="P87">new systems</text:p>
            </text:list-item>
            <text:list-item>
              <text:p text:style-name="P87">which older systems should stay and/or be modified?</text:p>
            </text:list-item>
            <text:list-item>
              <text:p text:style-name="P87">New item system ideas</text:p>
            </text:list-item>
            <text:list-item>
              <text:p text:style-name="P87">new level/map ideas</text:p>
            </text:list-item>
            <text:list-item>
              <text:p text:style-name="P87">new strike/attack system ideas</text:p>
            </text:list-item>
            <text:list-item>
              <text:p text:style-name="P87">redesign/update talents (talents should add bonuses to abilities e.g. (your fireball spell costs 1 less OR your lightning shield also applies 1 rune)</text:p>
            </text:list-item>
            <text:list-item>
              <text:p text:style-name="P87">redesign encounters (should rest sites and shops be removed/changed/merged? Etc)</text:p>
            </text:list-item>
          </text:list>
        </text:list-item>
      </text:list>
      <text:p text:style-name="P5">Sprint 34: <text:s/>Adding new features from previous design phase (closed)</text:p>
      <text:list xml:id="list8580168221619973775" text:style-name="L86">
        <text:list-item>
          <text:p text:style-name="P88">Implement front arcs and back arcs DONE</text:p>
          <text:list>
            <text:list-item>
              <text:p text:style-name="P88">Add/update logic behind which diection to face while moving attacking/moving DONE</text:p>
            </text:list-item>
          </text:list>
        </text:list-item>
        <text:list-item>
          <text:p text:style-name="P88">Implement flanking DONE</text:p>
        </text:list-item>
        <text:list-item>
          <text:p text:style-name="P88">Implement back strikes DONE</text:p>
        </text:list-item>
        <text:list-item>
          <text:p text:style-name="P88">Update logic behind flipping sprite DONE</text:p>
          <text:list>
            <text:list-item>
              <text:p text:style-name="P88">add property bool 'sprite facing right' for sprites that are imported differently DONE</text:p>
            </text:list-item>
          </text:list>
        </text:list-item>
        <text:list-item>
          <text:p text:style-name="P88">Design and Implement logic behind triggering and removing flanking DONE</text:p>
        </text:list-item>
        <text:list-item>
          <text:p text:style-name="P88">Implement free strikes DONE</text:p>
        </text:list-item>
        <text:list-item>
          <text:p text:style-name="P88">Redesign defender talents, stats and abilities</text:p>
        </text:list-item>
        <text:list-item>
          <text:p text:style-name="P88">Update/implement defender talents, stats and abilities</text:p>
        </text:list-item>
        <text:list-item>
          <text:p text:style-name="P88">Redesign the 6 skeletons stats and abilities</text:p>
        </text:list-item>
        <text:list-item>
          <text:p text:style-name="P88">Update/Implement the 6 skeletons abilities and stats</text:p>
        </text:list-item>
        <text:list-item>
          <text:p text:style-name="P88">Update enemy AI scripts </text:p>
          <text:list>
            <text:list-item>
              <text:p text:style-name="P88">enemy manager should decide on best order to activate enemies</text:p>
            </text:list-item>
            <text:list-item>
              <text:p text:style-name="P88">enemies should work together better (try and set up flanking, try buff and protect each other <text:soft-page-break/>better, etc)</text:p>
            </text:list-item>
          </text:list>
        </text:list-item>
        <text:list-item>
          <text:p text:style-name="P88">Play test and tweak all character values, make the game feel fun and tactically interesting</text:p>
        </text:list-item>
      </text:list>
      <text:list xml:id="list6249274570403965606" text:style-name="L87">
        <text:list-item>
          <text:p text:style-name="P89">Extra tasks</text:p>
          <text:list>
            <text:list-item>
              <text:p text:style-name="P89">free strike: make it so the attack happens BEFORE the character starts moving away and reaches their destination tile, not after</text:p>
            </text:list-item>
            <text:list-item>
              <text:p text:style-name="P89">Implement taunt/provoke mechanic. Test it with warior to see if it is interesting</text:p>
            </text:list-item>
          </text:list>
        </text:list-item>
      </text:list>
      <text:p text:style-name="P5">Sprint 35 : Initiative/Activation System (completed 25/10/19)</text:p>
      <text:list xml:id="list3299432368166681705" text:style-name="L88">
        <text:list-item>
          <text:p text:style-name="P90">Living entities</text:p>
          <text:list>
            <text:list-item>
              <text:p text:style-name="P90">new variables: baseInitiative and currentInitiative</text:p>
            </text:list-item>
            <text:list-item>
              <text:p text:style-name="P90">myActivationWindow</text:p>
            </text:list-item>
            <text:list-item>
              <text:p text:style-name="P90">new method: ModifyInitiative(gainedOrLost)</text:p>
            </text:list-item>
          </text:list>
        </text:list-item>
      </text:list>
      <text:list xml:id="list124631446953101276" text:style-name="L89">
        <text:list-item>
          <text:p text:style-name="P91">New GameObjects</text:p>
          <text:list>
            <text:list-item>
              <text:p text:style-name="P91">Activation Window Panel prefab</text:p>
              <text:list>
                <text:list-item>
                  <text:p text:style-name="P91">A panel below the top bar that display the order of activations</text:p>
                </text:list-item>
                <text:list-item>
                  <text:p text:style-name="P91">horizontal view component</text:p>
                </text:list-item>
              </text:list>
            </text:list-item>
          </text:list>
        </text:list-item>
      </text:list>
      <text:list xml:id="list532877077559405392" text:style-name="L90">
        <text:list-item>
          <text:p text:style-name="P92">New Scripts</text:p>
        </text:list-item>
      </text:list>
      <text:list xml:id="list3477682074352340727" text:style-name="L91">
        <text:list-item>
          <text:p text:style-name="P93">ActivationManager</text:p>
          <text:list>
            <text:list-item>
              <text:p text:style-name="P93">generates the initiative rolls of all entities on turn start</text:p>
              <text:list>
                <text:list-item>
                  <text:p text:style-name="P93">GenerateInitiativeRolls()</text:p>
                </text:list-item>
                <text:list-item>
                  <text:p text:style-name="P93">OrderActivationListByInitiative()</text:p>
                </text:list-item>
              </text:list>
            </text:list-item>
            <text:list-item>
              <text:p text:style-name="P93">Creates activation windows and places them on the bar</text:p>
            </text:list-item>
            <text:list-item>
              <text:p text:style-name="P93">rearranges the order of windows on the panel to reflect the order of activations</text:p>
            </text:list-item>
          </text:list>
        </text:list-item>
      </text:list>
      <text:list xml:id="list6637857767640757332" text:style-name="L92">
        <text:list-item>
          <text:p text:style-name="P94">ActivationWindow</text:p>
          <text:list>
            <text:list-item>
              <text:p text:style-name="P94">the visual representation of an entities activation order</text:p>
            </text:list-item>
            <text:list-item>
              <text:p text:style-name="P94">Attached to activation panel</text:p>
            </text:list-item>
            <text:list-item>
              <text:p text:style-name="P94">all entities have their own window and a reference to it</text:p>
            </text:list-item>
            <text:list-item>
              <text:p text:style-name="P94">when an entity is created/destroyed, it creates/destroys a window that is has a reference to</text:p>
            </text:list-item>
            <text:list-item>
              <text:p text:style-name="P94">contents variables/props/reference to all graphic elements, and the living entity it belongs to</text:p>
            </text:list-item>
            <text:list-item>
              <text:p text:style-name="P94"><text:soft-page-break/>InitializeSetup()</text:p>
            </text:list-item>
            <text:list-item>
              <text:p text:style-name="P94">Components + Elements</text:p>
              <text:list>
                <text:list-item>
                  <text:p text:style-name="P94">Horizonatal View for window panels</text:p>
                </text:list-item>
              </text:list>
            </text:list-item>
          </text:list>
        </text:list-item>
      </text:list>
      <text:p text:style-name="P5">Sprint 36: Position Logic reworked (completed 25/10/19)</text:p>
      <text:list xml:id="list1632355541576863615" text:style-name="L93">
        <text:list-item>
          <text:p text:style-name="P95">flanking removed DONE</text:p>
        </text:list-item>
        <text:list-item>
          <text:p text:style-name="P95">front arc extended to front 3 tiles + north and south DONE</text:p>
        </text:list-item>
        <text:list-item>
          <text:p text:style-name="P95">back arc tiles extended to back 3 tiles DONE</text:p>
        </text:list-item>
        <text:list-item>
          <text:p text:style-name="P95">free strikes occur BEFORE character moves, not after</text:p>
        </text:list-item>
        <text:list-item>
          <text:p text:style-name="P95">back strike damage bonus only applies to melee attacks DONE</text:p>
        </text:list-item>
      </text:list>
      <text:p text:style-name="P5">Sprint 37: Traits/stats reworked(completed 25/10/19)</text:p>
      <text:list xml:id="list376508947214129744" text:style-name="L94">
        <text:list-item>
          <text:p text:style-name="P96">Camoflage</text:p>
        </text:list-item>
      </text:list>
      <text:list xml:id="list4053469076162934002" text:style-name="L95">
        <text:list-item>
          <text:p text:style-name="P97">Camoflage now lasts as long as a character is standing on a grass tile DONE</text:p>
        </text:list-item>
        <text:list-item>
          <text:p text:style-name="P97">camoflage is not removed when a character attacks DONE</text:p>
        </text:list-item>
        <text:list-item>
          <text:p text:style-name="P97">camoflage is removed when a character moves off a grass tile DONE</text:p>
        </text:list-item>
      </text:list>
      <text:list xml:id="list3461161927122070357" text:style-name="L96">
        <text:list-item>
          <text:p text:style-name="P98">Strength</text:p>
          <text:list>
            <text:list-item>
              <text:p text:style-name="P98">strength only increases physical damage DONE</text:p>
            </text:list-item>
          </text:list>
        </text:list-item>
      </text:list>
      <text:p text:style-name="P5">Sprint 38: Play Testing, Tweaking Bug squashing (completed 27/10/19)</text:p>
      <text:list xml:id="list7469680398043835232" text:style-name="L97">
        <text:list-item>
          <text:p text:style-name="P99"><text:s/>See notes in design notes document</text:p>
        </text:list-item>
      </text:list>
      <text:p text:style-name="P5">Sprint 39: Rework Necromancer enemy (completed 28/10/19)</text:p>
      <text:list xml:id="list4108719358459883301" text:style-name="L98">
        <text:list-item>
          <text:p text:style-name="P100">Rework abilities DONE</text:p>
        </text:list-item>
        <text:list-item>
          <text:p text:style-name="P100">Update script/ai logic DONE</text:p>
        </text:list-item>
        <text:list-item>
          <text:p text:style-name="P100">Rework zombie enemy DONE</text:p>
        </text:list-item>
        <text:list-item>
          <text:p text:style-name="P100">Play test/balance/debug DONE</text:p>
          <text:list>
            <text:list-item>
              <text:p text:style-name="P100">necormancer is interesting, fun and challenging DONE </text:p>
            </text:list-item>
          </text:list>
        </text:list-item>
      </text:list>
      <text:p text:style-name="P5">Sprint 40: Items Rework (completed 31/10/19)</text:p>
      <text:list xml:id="list1727841532841012584" text:style-name="L99">
        <text:list-item>
          <text:p text:style-name="P101">Redesign/modfy older items DONE</text:p>
        </text:list-item>
        <text:list-item>
          <text:p text:style-name="P101">play test/ debug old items DONE</text:p>
        </text:list-item>
        <text:list-item>
          <text:p text:style-name="P101">balance all items DONE</text:p>
        </text:list-item>
        <text:list-item>
          <text:p text:style-name="P101">Design Implement new items DONE</text:p>
        </text:list-item>
        <text:list-item>
          <text:p text:style-name="P101"><text:soft-page-break/>Decide which items to keep in the game (try keep the list short) DONE</text:p>
        </text:list-item>
        <text:list-item>
          <text:p text:style-name="P101">New Items implemented DONE</text:p>
        </text:list-item>
        <text:list-item>
          <text:p text:style-name="P101">Implement wisdom stat DONE</text:p>
          <text:list>
            <text:list-item>
              <text:p text:style-name="P101">Living entity updated DONE</text:p>
            </text:list-item>
            <text:list-item>
              <text:p text:style-name="P101">Character data updated DONE</text:p>
            </text:list-item>
            <text:list-item>
              <text:p text:style-name="P101">Bonus wisdom status icon created and working DONE</text:p>
            </text:list-item>
            <text:list-item>
              <text:p text:style-name="P101">Combat logic damage calculator methods consider wisdom correctly when calculating damage DONE</text:p>
              <text:p text:style-name="P101"/>
            </text:list-item>
          </text:list>
        </text:list-item>
      </text:list>
      <text:p text:style-name="P5">Sprint 41: Items view rework (completed 31/10/19)</text:p>
      <text:list xml:id="list38761808" text:continue-list="list3191495531686774004" text:style-name="L76">
        <text:list-item>
          <text:list>
            <text:list-item>
              <text:p text:style-name="P102">item card looks ugly: redesign item card view DONE</text:p>
              <text:list>
                <text:list-item>
                  <text:p text:style-name="P102">use STS card templates, or find a new card template DONE</text:p>
                </text:list-item>
              </text:list>
            </text:list-item>
          </text:list>
        </text:list-item>
      </text:list>
      <text:p text:style-name="P2"/>
      <text:list xml:id="list38760416" text:continue-numbering="true" text:style-name="L76">
        <text:list-item>
          <text:list>
            <text:list-item>
              <text:p text:style-name="P102">find better item sprites DONE</text:p>
            </text:list-item>
          </text:list>
        </text:list-item>
      </text:list>
      <text:p text:style-name="P5">Sprint 42: Remove spell info box, implement ability info panels (completed 31/10/19)</text:p>
      <text:list xml:id="list8437966540592331708" text:style-name="L100">
        <text:list-item>
          <text:p text:style-name="P103">review scripts from sci fi game</text:p>
        </text:list-item>
      </text:list>
      <text:p text:style-name="P5">Sprint 43: Reward Screen updates + UI view updates (completed 31/10/19)</text:p>
      <text:list xml:id="list8615794212871147978" text:style-name="L101">
        <text:list-item>
          <text:p text:style-name="P104">Reward Screen changes</text:p>
          <text:list>
            <text:list-item>
              <text:p text:style-name="P104">make black screen fade in 50% behind loot screen DONE</text:p>
            </text:list-item>
            <text:list-item>
              <text:p text:style-name="P104">loot reward screen fades in quickly(but not instantly) DONE</text:p>
            </text:list-item>
            <text:list-item>
              <text:p text:style-name="P104">Item reward view transistions in/out quickly(not instantly) DONE</text:p>
            </text:list-item>
            <text:list-item>
              <text:p text:style-name="P104">Item cards lerp(size increase) or highlight slightly when moused over DONE</text:p>
            </text:list-item>
            <text:list-item>
              <text:p text:style-name="P104">appropriate elements are disabled/hidden on combat end DONE</text:p>
              <text:list>
                <text:list-item>
                  <text:p text:style-name="P104">end turn button DONE</text:p>
                </text:list-item>
                <text:list-item>
                  <text:p text:style-name="P104">activation panel view DONE</text:p>
                </text:list-item>
              </text:list>
            </text:list-item>
          </text:list>
        </text:list-item>
      </text:list>
      <text:p text:style-name="P5">Sprint 44: Black Screen Scene/Event transistions (completed 1/11/19)</text:p>
      <text:list xml:id="list8306907014303088427" text:style-name="L102">
        <text:list-item>
          <text:p text:style-name="P105">Menu scene fades out on new game button clicked DONE</text:p>
        </text:list-item>
        <text:list-item>
          <text:p text:style-name="P105">Game scene fades in on scene loaded DONE</text:p>
        </text:list-item>
        <text:list-item>
          <text:p text:style-name="P105">Black screen fades out when valid encounter is clicked on map DONE</text:p>
        </text:list-item>
        <text:list-item>
          <text:p text:style-name="P105"><text:soft-page-break/>Black screen fades in on combat start DONE</text:p>
        </text:list-item>
      </text:list>
      <text:p text:style-name="P5">Sprint 45: Ability/traits/passives/hp notifications system rework (completed 1/11/19)</text:p>
      <text:list xml:id="list38738248" text:continue-list="list38760416" text:style-name="L76">
        <text:list-item>
          <text:list>
            <text:list-item>
              <text:p text:style-name="P102">Implement a better timing/queue system DONE</text:p>
              <text:list>
                <text:list-item>
                  <text:p text:style-name="P102">every character has its own “queue” list of notifications to play, OR DONE</text:p>
                </text:list-item>
                <text:list-item>
                  <text:p text:style-name="P102">rewrite the notification class methods, improve timing DONE</text:p>
                </text:list-item>
              </text:list>
            </text:list-item>
          </text:list>
        </text:list-item>
      </text:list>
      <text:p text:style-name="P5">Sprint 46: Keyboard numpad triggers ability button clicks (completed 1/11/19)</text:p>
      <text:list xml:id="list4378069422242032110" text:style-name="L103">
        <text:list-item>
          <text:p text:style-name="P106">Update InputManager DONE</text:p>
          <text:list>
            <text:list-item>
              <text:p text:style-name="P106">detetcs numpad presses DONE</text:p>
            </text:list-item>
            <text:list-item>
              <text:p text:style-name="P106">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8235602967228894684" text:style-name="L104">
        <text:list-item>
          <text:p text:style-name="P107">Rework abilities DONE</text:p>
          <text:list>
            <text:list-item>
              <text:p text:style-name="P107">Implement life steal passive DONE</text:p>
              <text:list>
                <text:list-item>
                  <text:p text:style-name="P107">passive icon created + sprite found DONE</text:p>
                </text:list-item>
                <text:list-item>
                  <text:p text:style-name="P107">update handle damage DONE</text:p>
                </text:list-item>
              </text:list>
            </text:list-item>
          </text:list>
        </text:list-item>
      </text:list>
      <text:list xml:id="list1943728146895201513" text:style-name="L105">
        <text:list-item>
          <text:p text:style-name="P108">Update script/ai logic DONE</text:p>
        </text:list-item>
        <text:list-item>
          <text:p text:style-name="P108">Play test/balance/debug DONE</text:p>
        </text:list-item>
      </text:list>
      <text:list xml:id="list1614238084943799510" text:style-name="L106">
        <text:list-item>
          <text:p text:style-name="P109">Status effects no longer display data via spell info box when moused over DONE</text:p>
        </text:list-item>
        <text:list-item>
          <text:p text:style-name="P109">Mousing over a status icon enables its info panel view above it that displays DONE</text:p>
          <text:list>
            <text:list-item>
              <text:list>
                <text:list-item>
                  <text:p text:style-name="P109">name of status DONE</text:p>
                </text:list-item>
                <text:list-item>
                  <text:p text:style-name="P109">icon image of the status DONE</text:p>
                </text:list-item>
                <text:list-item>
                  <text:p text:style-name="P109">stacks DONE</text:p>
                </text:list-item>
                <text:list-item>
                  <text:p text:style-name="P109">description of what the passive does DONE</text:p>
                </text:list-item>
              </text:list>
            </text:list-item>
          </text:list>
        </text:list-item>
      </text:list>
      <text:list xml:id="list6005820151281870093" text:style-name="L107">
        <text:list-item>
          <text:p text:style-name="P110">Set up different font color for different elements DONE</text:p>
          <text:list>
            <text:list-item>
              <text:p text:style-name="P110">physical damage printed in brown DONE</text:p>
            </text:list-item>
            <text:list-item>
              <text:p text:style-name="P110">magic damage written in blue DONE</text:p>
            </text:list-item>
            <text:list-item>
              <text:p text:style-name="P110">Normal font written in white DONE</text:p>
            </text:list-item>
            <text:list-item>
              <text:p text:style-name="P110"><text:soft-page-break/>Titles and effects written in yellow DONE</text:p>
            </text:list-item>
          </text:list>
        </text:list-item>
      </text:list>
      <text:list xml:id="list5581490531792662560" text:style-name="L108">
        <text:list-item>
          <text:p text:style-name="P111">Color codes</text:p>
          <text:list>
            <text:list-item>
              <text:p text:style-name="P111">Red: FD5555</text:p>
            </text:list-item>
            <text:list-item>
              <text:p text:style-name="P111">Brown: 968300</text:p>
            </text:list-item>
            <text:list-item>
              <text:p text:style-name="P111">Blue: 00BEFF</text:p>
            </text:list-item>
            <text:list-item>
              <text:p text:style-name="P111">yellow: FFF91C</text:p>
            </text:list-item>
            <text:list-item>
              <text:p text:style-name="P111">white: FFFFFF</text:p>
            </text:list-item>
          </text:list>
        </text:list-item>
      </text:list>
      <text:list xml:id="list5243388185612114766" text:style-name="L109">
        <text:list-item>
          <text:p text:style-name="P112">New Script TextLogic DONE</text:p>
          <text:list>
            <text:list-item>
              <text:p text:style-name="P112">Set all status descriptions with new method DONE</text:p>
            </text:list-item>
          </text:list>
        </text:list-item>
      </text:list>
      <text:p text:style-name="P2"/>
      <text:p text:style-name="P2"/>
      <text:p text:style-name="P5">Sprint 50: Rework Rest site (completed 6/11/19)</text:p>
      <text:list xml:id="list8371571193015265082" text:style-name="L110">
        <text:list-item>
          <text:p text:style-name="P113">New Rest Site Option: Choose a character to heal to full HP or 50% HP DONE</text:p>
          <text:list>
            <text:list-item>
              <text:p text:style-name="P113">Create button on rest page DONE</text:p>
            </text:list-item>
            <text:list-item>
              <text:p text:style-name="P113">clicking button brings up character roster panel DONE</text:p>
            </text:list-item>
            <text:list-item>
              <text:p text:style-name="P113">clicking a character heals them 50% DONE</text:p>
            </text:list-item>
          </text:list>
        </text:list-item>
        <text:list-item>
          <text:p text:style-name="P113">Add Rest sites to map spawning DONE</text:p>
        </text:list-item>
        <text:list-item>
          <text:p text:style-name="P113">play around with rest site spawning properties DONE</text:p>
          <text:list>
            <text:list-item>
              <text:p text:style-name="P113">Rest sites cant spawn consecutively DONE</text:p>
            </text:list-item>
            <text:list-item>
              <text:p text:style-name="P113">rest sites cant spawn on row 1 or 2 DONE</text:p>
            </text:list-item>
          </text:list>
        </text:list-item>
      </text:list>
      <text:list xml:id="list3492912025460382883" text:style-name="L111">
        <text:list-item>
          <text:p text:style-name="P114">Black screen fades out and into camp site screen DONE</text:p>
        </text:list-item>
        <text:list-item>
          <text:p text:style-name="P114">Rest and train buttons highlight /lerp size increase on mouse over DONE</text:p>
        </text:list-item>
      </text:list>
      <text:p text:style-name="P5">Sprint 51: Rework Shop (completed 6/11/19)</text:p>
      <text:list xml:id="list5977061400470685676" text:style-name="L112">
        <text:list-item>
          <text:p text:style-name="P115">Shop screen fades in and out correctly DONE</text:p>
        </text:list-item>
        <text:list-item>
          <text:p text:style-name="P115">Prevent items from appearing twice in shop screen DONE</text:p>
        </text:list-item>
        <text:list-item>
          <text:p text:style-name="P115">Shop encounter spawning DONE</text:p>
          <text:list>
            <text:list-item>
              <text:p text:style-name="P115">modify shop spawn conditions DONE</text:p>
            </text:list-item>
            <text:list-item>
              <text:p text:style-name="P115">shop cannot spawn consecutively DONE</text:p>
            </text:list-item>
          </text:list>
        </text:list-item>
      </text:list>
      <text:p text:style-name="P5">Sprint 52: Skeleton king <text:s/>+ elite encounters rework (completed 6/11/19)</text:p>
      <text:list xml:id="list38755847" text:continue-list="list8235602967228894684" text:style-name="L104">
        <text:list-item>
          <text:p text:style-name="P107"><text:soft-page-break/>Rework abilities DONE</text:p>
        </text:list-item>
      </text:list>
      <text:list xml:id="list5500862702295986413" text:style-name="L113">
        <text:list-item>
          <text:p text:style-name="P116">Update script/ai logic DONE</text:p>
        </text:list-item>
        <text:list-item>
          <text:p text:style-name="P116">Play test/balance/debug DONE</text:p>
        </text:list-item>
        <text:list-item>
          <text:p text:style-name="P116">Elite encounter spawning DONE</text:p>
          <text:list>
            <text:list-item>
              <text:p text:style-name="P116">modify shop spawn conditions DONE</text:p>
            </text:list-item>
            <text:list-item>
              <text:p text:style-name="P116">shop cannot spawn consecutively DONE</text:p>
            </text:list-item>
            <text:list-item>
              <text:p text:style-name="P116">Elites reward relic on death DONE</text:p>
            </text:list-item>
          </text:list>
        </text:list-item>
      </text:list>
      <text:p text:style-name="P5">Sprint 53: New relics + rework old relics (completed 8/11/19)</text:p>
      <text:list xml:id="list7461586218351151534" text:style-name="L114">
        <text:list-item>
          <text:p text:style-name="P117">Design and decide which relics to implement/keep DONE</text:p>
        </text:list-item>
        <text:list-item>
          <text:p text:style-name="P117">Update old relics DONE</text:p>
        </text:list-item>
        <text:list-item>
          <text:p text:style-name="P117">Implement new relics DONE</text:p>
        </text:list-item>
        <text:list-item>
          <text:p text:style-name="P117">All relics working DONE</text:p>
        </text:list-item>
      </text:list>
      <text:p text:style-name="P5">Sprint 54: Talent system rework (completed 11/11/19)</text:p>
      <text:list xml:id="list7108190380860102438" text:style-name="L115">
        <text:list-item>
          <text:p text:style-name="P118">Design 3 new abilities, ability upgrades and new traits for each class DONE</text:p>
        </text:list-item>
        <text:list-item>
          <text:p text:style-name="P118">Refactor talent tree: Change from two tree system to 3 tree system DONE</text:p>
        </text:list-item>
        <text:list-item>
          <text:p text:style-name="P118">Create talent view panel above ability bar for player to see talents in combat (do later)</text:p>
        </text:list-item>
        <text:list-item>
          <text:p text:style-name="P118">Priest</text:p>
          <text:list>
            <text:list-item>
              <text:p text:style-name="P118">ability upgrades working / finished</text:p>
              <text:list>
                <text:list-item>
                  <text:p text:style-name="P118">Improved Invigorate DONE</text:p>
                </text:list-item>
                <text:list-item>
                  <text:p text:style-name="P118">Improved Holy Fire DONE</text:p>
                </text:list-item>
              </text:list>
            </text:list-item>
            <text:list-item>
              <text:p text:style-name="P118">new traits working / finished</text:p>
              <text:list>
                <text:list-item>
                  <text:p text:style-name="P118">Fiery Presence DONE</text:p>
                </text:list-item>
                <text:list-item>
                  <text:p text:style-name="P118">Guardian Presence DONE</text:p>
                </text:list-item>
              </text:list>
            </text:list-item>
            <text:list-item>
              <text:p text:style-name="P118">new abilities working / finished</text:p>
              <text:list>
                <text:list-item>
                  <text:p text:style-name="P118">Bless DONE</text:p>
                </text:list-item>
                <text:list-item>
                  <text:p text:style-name="P118">Nightmare DONE</text:p>
                </text:list-item>
              </text:list>
            </text:list-item>
          </text:list>
        </text:list-item>
        <text:list-item>
          <text:p text:style-name="P118">Warrior </text:p>
          <text:list>
            <text:list-item>
              <text:p text:style-name="P118">ability upgrades working / finished</text:p>
              <text:list>
                <text:list-item>
                  <text:p text:style-name="P118">Improved Inspire DONE</text:p>
                </text:list-item>
                <text:list-item>
                  <text:p text:style-name="P118"><text:soft-page-break/>Improved Whirlwind DONE</text:p>
                </text:list-item>
              </text:list>
            </text:list-item>
            <text:list-item>
              <text:p text:style-name="P118">new traits working / finished</text:p>
              <text:list>
                <text:list-item>
                  <text:p text:style-name="P118">Berserk +2 DONE</text:p>
                </text:list-item>
                <text:list-item>
                  <text:p text:style-name="P118">Block does not expire on activation start. DONE</text:p>
                </text:list-item>
              </text:list>
            </text:list-item>
            <text:list-item>
              <text:p text:style-name="P118">new abilities working / finished</text:p>
              <text:list>
                <text:list-item>
                  <text:p text:style-name="P118">Get Down DONE</text:p>
                </text:list-item>
                <text:list-item>
                  <text:p text:style-name="P118">Blood Lust DONE</text:p>
                </text:list-item>
              </text:list>
            </text:list-item>
          </text:list>
        </text:list-item>
        <text:list-item>
          <text:p text:style-name="P118">Mage</text:p>
          <text:list>
            <text:list-item>
              <text:p text:style-name="P118">ability upgrades working / finished</text:p>
              <text:list>
                <text:list-item>
                  <text:p text:style-name="P118">Improved Fireball DONE</text:p>
                </text:list-item>
                <text:list-item>
                  <text:p text:style-name="P118">Improved Telekinesis DONE</text:p>
                </text:list-item>
              </text:list>
            </text:list-item>
            <text:list-item>
              <text:p text:style-name="P118">new traits working / finished</text:p>
              <text:list>
                <text:list-item>
                  <text:p text:style-name="P118">masterful entrapment DONE</text:p>
                </text:list-item>
                <text:list-item>
                  <text:p text:style-name="P118">Fiery Presence DONE</text:p>
                </text:list-item>
              </text:list>
            </text:list-item>
            <text:list-item>
              <text:p text:style-name="P118">new abilities working / finished</text:p>
              <text:list>
                <text:list-item>
                  <text:p text:style-name="P118">Frost Nova DONE</text:p>
                </text:list-item>
                <text:list-item>
                  <text:p text:style-name="P118">Phase Shift DONE</text:p>
                </text:list-item>
              </text:list>
            </text:list-item>
          </text:list>
        </text:list-item>
        <text:list-item>
          <text:p text:style-name="P118">Rogue</text:p>
          <text:list>
            <text:list-item>
              <text:p text:style-name="P118">ability upgrades working / finished</text:p>
              <text:list>
                <text:list-item>
                  <text:p text:style-name="P118">Improved Preparation DONE</text:p>
                </text:list-item>
                <text:list-item>
                  <text:p text:style-name="P118">Improved Dash DONE</text:p>
                </text:list-item>
              </text:list>
            </text:list-item>
            <text:list-item>
              <text:p text:style-name="P118">new traits working / finished</text:p>
              <text:list>
                <text:list-item>
                  <text:p text:style-name="P118">Stealth DONE</text:p>
                </text:list-item>
                <text:list-item>
                  <text:p text:style-name="P118">Venomous (maybe should apply 2 more not just 1) DONE</text:p>
                </text:list-item>
              </text:list>
            </text:list-item>
            <text:list-item>
              <text:p text:style-name="P118">new abilities working / finished</text:p>
              <text:list>
                <text:list-item>
                  <text:p text:style-name="P118">Slice and Dice DONE</text:p>
                </text:list-item>
                <text:list-item>
                  <text:p text:style-name="P118">Chemical Reaction DONE</text:p>
                </text:list-item>
              </text:list>
            </text:list-item>
          </text:list>
        </text:list-item>
      </text:list>
      <text:list xml:id="list7541977907832597367" text:style-name="L116">
        <text:list-item>
          <text:p text:style-name="P119">test and debug all talents DONE</text:p>
        </text:list-item>
        <text:list-item>
          <text:p text:style-name="P119">talent tree row 3 highlights and displays sprites correctly DONE</text:p>
        </text:list-item>
        <text:list-item>
          <text:p text:style-name="P119"><text:soft-page-break/>talent buttons display AP/CD/Range only if they are abilities DONE</text:p>
        </text:list-item>
      </text:list>
      <text:p text:style-name="P5">Sprint 56: Project Cleanup / Prefab restructuring (completed 12/11/19)</text:p>
      <text:list xml:id="list6369520689200140845" text:style-name="L117">
        <text:list-item>
          <text:p text:style-name="P120">Scripts</text:p>
          <text:list>
            <text:list-item>
              <text:p text:style-name="P120">add comment lines to as many lines as possible DONE</text:p>
            </text:list-item>
            <text:list-item>
              <text:p text:style-name="P120">add regions to all scripts DONE</text:p>
            </text:list-item>
            <text:list-item>
              <text:p text:style-name="P120">Redo naming conventions DONE</text:p>
              <text:list>
                <text:list-item>
                  <text:p text:style-name="P120">variables: lower case</text:p>
                </text:list-item>
                <text:list-item>
                  <text:p text:style-name="P120">properties: upper case</text:p>
                </text:list-item>
                <text:list-item>
                  <text:p text:style-name="P120">components: myComponent</text:p>
                </text:list-item>
              </text:list>
            </text:list-item>
            <text:list-item>
              <text:p text:style-name="P120">Remove/comment out unused code DONE</text:p>
            </text:list-item>
          </text:list>
        </text:list-item>
        <text:list-item>
          <text:p text:style-name="P120">Reorganise script folders DONE</text:p>
        </text:list-item>
        <text:list-item>
          <text:p text:style-name="P120">Reorganise all folders in project DONE</text:p>
        </text:list-item>
        <text:list-item>
          <text:p text:style-name="P120">Delete unused sprites/assets DONE</text:p>
        </text:list-item>
        <text:list-item>
          <text:p text:style-name="P120">Rename sprites/assets properly DONE</text:p>
        </text:list-item>
        <text:list-item>
          <text:p text:style-name="P120">Delete legacy prefabs DONE</text:p>
        </text:list-item>
      </text:list>
      <text:p text:style-name="P2"/>
      <text:p text:style-name="P5">Sprint 57 : Refactoring (comleted 13/11/19)</text:p>
      <text:list xml:id="list38758512" text:continue-numbering="true" text:style-name="L117">
        <text:list-item>
          <text:p text:style-name="P120">Code Refactoring</text:p>
          <text:list>
            <text:list-item>
              <text:p text:style-name="P120">Move pinned, poison, stunned etc from living entity to passive manager DONE</text:p>
            </text:list-item>
            <text:list-item>
              <text:p text:style-name="P120">Move entity logic code from defender, enemy, specific enemies, and AILogic into a new class called EntityLogic or EntityController DONE</text:p>
            </text:list-item>
            <text:list-item>
              <text:p text:style-name="P120">Add new enum to ability/abilitydataso: AbilityType(Skill, Ranged Attack, MeleeAttack, Power, etc) DONE</text:p>
            </text:list-item>
            <text:list-item>
              <text:p text:style-name="P120">Make sure every enemy ability usage yields correctly DONE</text:p>
            </text:list-item>
          </text:list>
        </text:list-item>
      </text:list>
      <text:p text:style-name="P5">Sprint 58: State System (completed 18/11/19)</text:p>
      <text:list xml:id="list1623802283000842478" text:style-name="L118">
        <text:list-item>
          <text:p text:style-name="P121">Build essential infrastructure for states DONE</text:p>
        </text:list-item>
        <text:list-item>
          <text:p text:style-name="P121">New Scripts</text:p>
          <text:list>
            <text:list-item>
              <text:p text:style-name="P121">StateDataSO DONE</text:p>
              <text:list>
                <text:list-item>
                  <text:p text:style-name="P121">Name</text:p>
                </text:list-item>
                <text:list-item>
                  <text:p text:style-name="P121"><text:soft-page-break/>Id (int): used to give states their own unqiue identifier, to prevent modifying the wrong state when the player has 2 of the same type</text:p>
                </text:list-item>
                <text:list-item>
                  <text:p text:style-name="P121">Description</text:p>
                </text:list-item>
                <text:list-item>
                  <text:p text:style-name="P121">Duration / Expiration condition (int/enum) or</text:p>
                  <text:list>
                    <text:list-item>
                      <text:p text:style-name="P121">bool Timed</text:p>
                    </text:list-item>
                  </text:list>
                </text:list-item>
                <text:list-item>
                  <text:p text:style-name="P121">Type: Positive/Negative or Buff/Curse (enum)</text:p>
                </text:list-item>
              </text:list>
            </text:list-item>
            <text:list-item>
              <text:p text:style-name="P121">StateManager DONE</text:p>
              <text:list>
                <text:list-item>
                  <text:p text:style-name="P121">List activeStates: the states currently in play effecting the player</text:p>
                </text:list-item>
                <text:list-item>
                  <text:p text:style-name="P121">GainState(string stateName)</text:p>
                </text:list-item>
                <text:list-item>
                  <text:p text:style-name="P121">RemoveState(string stateName)</text:p>
                </text:list-item>
                <text:list-item>
                  <text:p text:style-name="P121">bool HasState(string stateName)</text:p>
                </text:list-item>
                <text:list-item>
                  <text:p text:style-name="P121">livingEntity/defender script new method: ModifyPropertiesFromStateData</text:p>
                </text:list-item>
                <text:list-item>
                  <text:p text:style-name="P121">ApplyAllStateEffectsToCharacters(): called by EventManager, after defenders have been instantiated</text:p>
                </text:list-item>
                <text:list-item>
                  <text:p text:style-name="P121">ApplyStateEffectToCharacter(LE character, State state): called by </text:p>
                </text:list-item>
                <text:list-item>
                  <text:p text:style-name="P121">Individual State application methods, e.g.</text:p>
                  <text:list>
                    <text:list-item>
                      <text:p text:style-name="P121">ApplyWellFed(), ApplyTired() etc</text:p>
                    </text:list-item>
                  </text:list>
                </text:list-item>
              </text:list>
            </text:list-item>
            <text:list-item>
              <text:p text:style-name="P121">StateLibrary DONE</text:p>
              <text:list>
                <text:list-item>
                  <text:p text:style-name="P121">List of all stateDataSO's</text:p>
                </text:list-item>
                <text:list-item>
                  <text:p text:style-name="P121">GetStateByName(string stateName)</text:p>
                </text:list-item>
              </text:list>
            </text:list-item>
            <text:list-item>
              <text:p text:style-name="P121">State DONE</text:p>
              <text:list>
                <text:list-item>
                  <text:p text:style-name="P121">Prefab that appears on the UI State Panel</text:p>
                </text:list-item>
              </text:list>
            </text:list-item>
          </text:list>
        </text:list-item>
      </text:list>
      <text:p text:style-name="P5">Sprint 59: Rework camp site (add more options, gain states, etc) (completed 18/11/19)</text:p>
      <text:list xml:id="list7420810088623973292" text:style-name="L119">
        <text:list-item>
          <text:p text:style-name="P122">Complete rework of camp site encounter</text:p>
        </text:list-item>
        <text:list-item>
          <text:p text:style-name="P122">Create new buttons / Rework old buttons</text:p>
          <text:list>
            <text:list-item>
              <text:p text:style-name="P122">Feast button DONE</text:p>
              <text:list>
                <text:list-item>
                  <text:p text:style-name="P122">logic DONE</text:p>
                </text:list-item>
              </text:list>
            </text:list-item>
            <text:list-item>
              <text:p text:style-name="P122">Rest button DONE</text:p>
              <text:list>
                <text:list-item>
                  <text:p text:style-name="P122">logic DONE</text:p>
                </text:list-item>
              </text:list>
            </text:list-item>
            <text:list-item>
              <text:p text:style-name="P122"><text:soft-page-break/>Rework Triage button DONE</text:p>
              <text:list>
                <text:list-item>
                  <text:p text:style-name="P122">logic DONE</text:p>
                </text:list-item>
              </text:list>
            </text:list-item>
            <text:list-item>
              <text:p text:style-name="P122">rework train button DONE</text:p>
              <text:list>
                <text:list-item>
                  <text:p text:style-name="P122">logic DONE</text:p>
                </text:list-item>
              </text:list>
            </text:list-item>
            <text:list-item>
              <text:p text:style-name="P122">Pray Button DONE</text:p>
              <text:list>
                <text:list-item>
                  <text:p text:style-name="P122">logic DONE</text:p>
                </text:list-item>
              </text:list>
            </text:list-item>
          </text:list>
        </text:list-item>
      </text:list>
      <text:list xml:id="list8234160932856639607" text:style-name="L120">
        <text:list-item>
          <text:p text:style-name="P123">Create new horizontal view parent for buttons DONE</text:p>
        </text:list-item>
        <text:list-item>
          <text:p text:style-name="P123">On combat start, statemanager applies states correctly</text:p>
          <text:list>
            <text:list-item>
              <text:p text:style-name="P123">characters gain state buff DONE</text:p>
            </text:list-item>
            <text:list-item>
              <text:p text:style-name="P123">if state is timed, timer is reduced DONE</text:p>
            </text:list-item>
            <text:list-item>
              <text:p text:style-name="P123">if timer is at 0, state is removed DONE</text:p>
            </text:list-item>
          </text:list>
        </text:list-item>
      </text:list>
      <text:p text:style-name="P5">Sprint 60: Camp Site/States clean up + visual updates (completed 19/11/19)</text:p>
      <text:list xml:id="list2556701719576369303" text:style-name="L121">
        <text:list-item>
          <text:p text:style-name="P124">Fix Camp site buttons</text:p>
          <text:list>
            <text:list-item>
              <text:p text:style-name="P124">On activity button click, button highlights white: fix DONE</text:p>
            </text:list-item>
            <text:list-item>
              <text:p text:style-name="P124">while awaiting an instruction, all character boxes flash/highlight DONE</text:p>
            </text:list-item>
            <text:list-item>
              <text:p text:style-name="P124">while awaiting instuction, the activity button related to that instruction flashes/highlights DONE</text:p>
            </text:list-item>
            <text:list-item>
              <text:p text:style-name="P124">on character chosen, flash/highlight stops on character buttons + character boxes DONE</text:p>
            </text:list-item>
          </text:list>
        </text:list-item>
      </text:list>
      <text:p text:style-name="P5">Sprint 61: Implement Story Events (completed 21/11/19)</text:p>
      <text:list xml:id="list9040555951919138190" text:style-name="L122">
        <text:list-item>
          <text:p text:style-name="P125">All new scripts created DONE</text:p>
        </text:list-item>
        <text:list-item>
          <text:p text:style-name="P125">All new views/game objects etc created DONE</text:p>
        </text:list-item>
        <text:list-item>
          <text:p text:style-name="P125">Mystery rooms can trigger a story events DONE</text:p>
        </text:list-item>
        <text:list-item>
          <text:p text:style-name="P125">Refactor mystery room code/logic DONE</text:p>
        </text:list-item>
        <text:list-item>
          <text:p text:style-name="P125">Story events cannot occur more then once DONE</text:p>
        </text:list-item>
        <text:list-item>
          <text:p text:style-name="P125">Pick at least 2 mystery events that will work with the current state of the game DONE</text:p>
          <text:list>
            <text:list-item>
              <text:p text:style-name="P125">Ultimatum at the Bridge DONE</text:p>
            </text:list-item>
            <text:list-item>
              <text:p text:style-name="P125">The Three Witches DONE</text:p>
            </text:list-item>
          </text:list>
        </text:list-item>
      </text:list>
      <text:p text:style-name="P5">Sprint 62: Rework World Map (completed 22/11/19)</text:p>
      <text:list xml:id="list1543025902308725573" text:style-name="L123">
        <text:list-item>
          <text:p text:style-name="P126">World map is generated from a prefab game object DONE</text:p>
        </text:list-item>
        <text:list-item>
          <text:p text:style-name="P126">World map is now more like StS map DONE</text:p>
        </text:list-item>
        <text:list-item>
          <text:p text:style-name="P126"><text:soft-page-break/>New Scripts</text:p>
          <text:list>
            <text:list-item>
              <text:p text:style-name="P126">World DONE</text:p>
            </text:list-item>
            <text:list-item>
              <text:p text:style-name="P126">WorldEncounter(updated) DONE</text:p>
            </text:list-item>
            <text:list-item>
              <text:p text:style-name="P126">WorldManager(replaces WorldMap Script) DONE</text:p>
            </text:list-item>
          </text:list>
        </text:list-item>
      </text:list>
      <text:list xml:id="list2302804333264323038" text:style-name="L124">
        <text:list-item>
          <text:p text:style-name="P127">World map and encounter views set up DONE</text:p>
        </text:list-item>
        <text:list-item>
          <text:p text:style-name="P127">UI Manager correctly opens and closes world map DONE</text:p>
        </text:list-item>
        <text:list-item>
          <text:p text:style-name="P127">Encounter animations play/stop correctly DONE</text:p>
        </text:list-item>
        <text:list-item>
          <text:p text:style-name="P127">Pathing works correctly DONE</text:p>
        </text:list-item>
      </text:list>
      <text:p text:style-name="P5">Sprint 63: Redesign Necromancer, Vampires and Skeleton Gang Encounters + Add goblins (completed 29/11/19)</text:p>
      <text:list xml:id="list1958458301121120594" text:style-name="L125">
        <text:list-item>
          <text:p text:style-name="P128">Ability + Passive changes etc</text:p>
          <text:list>
            <text:list-item>
              <text:p text:style-name="P128">make the movement of 'Quick Reflexes' a teleport, or stay as move, but immune to free strikes DONE</text:p>
            </text:list-item>
            <text:list-item>
              <text:p text:style-name="P128">Guard ability changed : Now grants 5 block, CD 1, AP 2 DONE</text:p>
            </text:list-item>
            <text:list-item>
              <text:p text:style-name="P128">Implement Undead passive DONE</text:p>
            </text:list-item>
          </text:list>
        </text:list-item>
      </text:list>
      <text:list xml:id="list4636132843636649600" text:style-name="L126">
        <text:list-item>
          <text:p text:style-name="P129">Vampire encounter</text:p>
          <text:list>
            <text:list-item>
              <text:p text:style-name="P129">rebalance health and stats DONE</text:p>
            </text:list-item>
            <text:list-item>
              <text:p text:style-name="P129">implement ghoul enemy DONE</text:p>
            </text:list-item>
            <text:list-item>
              <text:p text:style-name="P129">rebalance + play test new vampire and ghoul DONE</text:p>
            </text:list-item>
          </text:list>
        </text:list-item>
      </text:list>
      <text:list xml:id="list3107380266325305161" text:style-name="L127">
        <text:list-item>
          <text:p text:style-name="P130">Skeleton Warrior</text:p>
          <text:list>
            <text:list-item>
              <text:p text:style-name="P130">update code logic for guard ability DONE</text:p>
            </text:list-item>
          </text:list>
        </text:list-item>
      </text:list>
      <text:list xml:id="list7469094762922674370" text:style-name="L128">
        <text:list-item>
          <text:p text:style-name="P131">Skeleton Archer</text:p>
          <text:list>
            <text:list-item>
              <text:p text:style-name="P131">Remove snipe DONE</text:p>
            </text:list-item>
            <text:list-item>
              <text:p text:style-name="P131">Add shoot, rework ability a bit DONE</text:p>
            </text:list-item>
            <text:list-item>
              <text:p text:style-name="P131">update ai code DONE</text:p>
            </text:list-item>
          </text:list>
        </text:list-item>
      </text:list>
      <text:list xml:id="list7770987541712478300" text:style-name="L129">
        <text:list-item>
          <text:p text:style-name="P132">Ghoul</text:p>
          <text:list>
            <text:list-item>
              <text:p text:style-name="P132">set up sprites/anims DONE</text:p>
            </text:list-item>
            <text:list-item>
              <text:p text:style-name="P132">Create script DONE</text:p>
            </text:list-item>
            <text:list-item>
              <text:p text:style-name="P132">play test + balance + bug squash DONE</text:p>
            </text:list-item>
          </text:list>
        </text:list-item>
      </text:list>
      <text:list xml:id="list1864342505495671014" text:style-name="L130">
        <text:list-item>
          <text:p text:style-name="P133"><text:soft-page-break/>Goblins</text:p>
          <text:list>
            <text:list-item>
              <text:p text:style-name="P133">Goblin shooty working DONE</text:p>
            </text:list-item>
            <text:list-item>
              <text:p text:style-name="P133">goblin stabby working DONE</text:p>
            </text:list-item>
          </text:list>
        </text:list-item>
      </text:list>
      <text:p text:style-name="P5">Sprint 64: Design / Implement Stage 1 Boss</text:p>
      <text:list xml:id="list5875658413482889604" text:style-name="L131">
        <text:list-item>
          <text:p text:style-name="P134">Boss One: Skeleton Lord</text:p>
          <text:list>
            <text:list-item>
              <text:p text:style-name="P134">Create Prefab GO DONE</text:p>
            </text:list-item>
            <text:list-item>
              <text:p text:style-name="P134">Set up anims/sprites DONE</text:p>
            </text:list-item>
            <text:list-item>
              <text:p text:style-name="P134">Create script + logic DONE</text:p>
              <text:list>
                <text:list-item>
                  <text:p text:style-name="P134">new passive: Soul Link DONE</text:p>
                </text:list-item>
                <text:list-item>
                  <text:p text:style-name="P134">new ability: Summon Skeleton DONE</text:p>
                  <text:list>
                    <text:list-item>
                      <text:p text:style-name="P134">maybe should summon only a skeleton peasant</text:p>
                      <text:list>
                        <text:list-item>
                          <text:p text:style-name="P134">peasant has 20hp, move and strike</text:p>
                        </text:list-item>
                      </text:list>
                    </text:list-item>
                  </text:list>
                </text:list-item>
              </text:list>
            </text:list-item>
            <text:list-item>
              <text:p text:style-name="P134">World Map Updates</text:p>
              <text:list>
                <text:list-item>
                  <text:p text:style-name="P134">Create Boss Encounter type</text:p>
                </text:list-item>
                <text:list-item>
                  <text:p text:style-name="P134">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7034723065472105759" text:style-name="L132">
        <text:list-item>
          <text:p text:style-name="P135">Update all defender anims/sprites DONE</text:p>
        </text:list-item>
        <text:list-item>
          <text:p text:style-name="P135">Update all enemy anims/sprites DONE</text:p>
        </text:list-item>
        <text:list-item>
          <text:p text:style-name="P135">Update tile sprites/anims DONE</text:p>
        </text:list-item>
        <text:list-item>
          <text:p text:style-name="P135">Update level BG sprites/anims DONE</text:p>
        </text:list-item>
        <text:list-item>
          <text:p text:style-name="P135">Update Status Icon View panel DONE</text:p>
        </text:list-item>
        <text:list-item>
          <text:p text:style-name="P135">Update activation windows/panel DONE</text:p>
          <text:list>
            <text:list-item>
              <text:p text:style-name="P135">new sprites/anims DONE</text:p>
            </text:list-item>
            <text:list-item>
              <text:p text:style-name="P135">health bar added to window DONE</text:p>
            </text:list-item>
            <text:list-item>
              <text:p text:style-name="P135">image focuses on character face, not whole body DONE</text:p>
            </text:list-item>
            <text:list-item>
              <text:p text:style-name="P135">activation window has a glow outline onMouseOver DONE</text:p>
            </text:list-item>
            <text:list-item>
              <text:p text:style-name="P135">activation window also highlights its LE onMouseOver DONE</text:p>
            </text:list-item>
            <text:list-item>
              <text:p text:style-name="P135"><text:soft-page-break/>clicking on activation window selects character (if defender) and sets camera look at target. DONE</text:p>
              <text:list>
                <text:list-item>
                  <text:p text:style-name="P135">Defenders can be selected (but not used in anyway) if it is not their turn DONE</text:p>
                </text:list-item>
              </text:list>
            </text:list-item>
          </text:list>
        </text:list-item>
        <text:list-item>
          <text:p text:style-name="P135">Update Defender UI </text:p>
          <text:list>
            <text:list-item>
              <text:p text:style-name="P135">Ability bar DONE</text:p>
            </text:list-item>
            <text:list-item>
              <text:p text:style-name="P135">AP Pool DONE</text:p>
            </text:list-item>
            <text:list-item>
              <text:p text:style-name="P135">Status Icons only show when character is moused over DONE</text:p>
              <text:list>
                <text:list-item>
                  <text:p text:style-name="P135">fix error with enabling coroutine while disabled DONE</text:p>
                </text:list-item>
              </text:list>
            </text:list-item>
          </text:list>
        </text:list-item>
      </text:list>
      <text:list xml:id="list4187333268465348262" text:style-name="L133">
        <text:list-item>
          <text:p text:style-name="P136">Update all ability/spell/passive icon images DONE </text:p>
        </text:list-item>
        <text:list-item>
          <text:p text:style-name="P136">New Fonts</text:p>
          <text:list>
            <text:list-item>
              <text:p text:style-name="P136">get font from “Cartoon 2d rpg game ui” kit</text:p>
            </text:list-item>
          </text:list>
        </text:list-item>
        <text:list-item>
          <text:p text:style-name="P136">Rework Activation panel / windows DONE</text:p>
          <text:list>
            <text:list-item>
              <text:p text:style-name="P136">When activation order is decided, make windows move smoothly to new positions DONE</text:p>
            </text:list-item>
          </text:list>
        </text:list-item>
      </text:list>
      <text:list xml:id="list4295287815870412831" text:style-name="L134">
        <text:list-item>
          <text:p text:style-name="P137">when character is killed, their activation isnt instantly destroyed, instead it fades out gradually, or plays some nice visual effect (e.g. burning up) DONE</text:p>
        </text:list-item>
      </text:list>
      <text:list xml:id="list38743319" text:continue-list="list4187333268465348262" text:style-name="L133">
        <text:list-item>
          <text:p text:style-name="P136">Rework End turn button DONE</text:p>
          <text:list>
            <text:list-item>
              <text:p text:style-name="P136">New sprites / anims DONE</text:p>
            </text:list-item>
            <text:list-item>
              <text:p text:style-name="P136">Button does not deactivate unless combat finished. Instead, it goes unclickable DONE</text:p>
            </text:list-item>
            <text:list-item>
              <text:p text:style-name="P136">Button Text DONE</text:p>
              <text:list>
                <text:list-item>
                  <text:p text:style-name="P136">if the player selects a character whos turn it is, the button says 'end activation' and is colored green DONE</text:p>
                </text:list-item>
                <text:list-item>
                  <text:p text:style-name="P136">if the play selectes a character whos turn it ISNT, button says ' Not Your Activation' and is colored red DONE</text:p>
                </text:list-item>
                <text:list-item>
                  <text:p text:style-name="P136">if it is currently the enemy turn, button says “Enemy Activation”, and is colored red DONE</text:p>
                </text:list-item>
              </text:list>
            </text:list-item>
          </text:list>
        </text:list-item>
        <text:list-item>
          <text:p text:style-name="P136">VFX</text:p>
          <text:list>
            <text:list-item>
              <text:p text:style-name="P136">Move code from impact vfx into vfxmanager script DONE</text:p>
            </text:list-item>
            <text:list-item>
              <text:p text:style-name="P136">create a new script + prefab for each type of effect DONE</text:p>
            </text:list-item>
            <text:list-item>
              <text:p text:style-name="P136">Health loss effect DONE</text:p>
            </text:list-item>
            <text:list-item>
              <text:p text:style-name="P136">Melee attacked effect DONE</text:p>
            </text:list-item>
            <text:list-item>
              <text:p text:style-name="P136">impact effect DONE</text:p>
            </text:list-item>
            <text:list-item>
              <text:p text:style-name="P136"><text:soft-page-break/>Buff Effect DONE</text:p>
            </text:list-item>
            <text:list-item>
              <text:p text:style-name="P136">Gain block effect DONE</text:p>
            </text:list-item>
            <text:list-item>
              <text:p text:style-name="P136">Lose block effect / damaged while having block effect</text:p>
            </text:list-item>
            <text:list-item>
              <text:p text:style-name="P136">Debuff Effect DONE</text:p>
            </text:list-item>
            <text:list-item>
              <text:p text:style-name="P136">Damage/Lose Health Effect DONE</text:p>
            </text:list-item>
            <text:list-item>
              <text:p text:style-name="P136">Damaged by poison Effect DONE</text:p>
            </text:list-item>
            <text:list-item>
              <text:p text:style-name="P136">Poison applied effect DONE</text:p>
            </text:list-item>
            <text:list-item>
              <text:p text:style-name="P136">Teleport Effect DONE</text:p>
            </text:list-item>
            <text:list-item>
              <text:p text:style-name="P136">Heal Effect DONE</text:p>
            </text:list-item>
          </text:list>
        </text:list-item>
      </text:list>
      <text:list xml:id="list817119807827672798" text:style-name="L135">
        <text:list-item>
          <text:p text:style-name="P138">Attack + Ability Animations</text:p>
          <text:list>
            <text:list-item>
              <text:p text:style-name="P138">Cast Buff/Debuff Spell animation (would take too long for now: requires making all defenders and enemies use the same animator controller, and then pass their own sprites in)</text:p>
            </text:list-item>
            <text:list-item>
              <text:p text:style-name="P138">Cast Offensive/Projectile based Spell Animation (maybe same as melee attack animation, just with no slash VFX) DONE</text:p>
            </text:list-item>
            <text:list-item>
              <text:p text:style-name="P138">Shoot bow/gun animation DONE</text:p>
            </text:list-item>
            <text:list-item>
              <text:p text:style-name="P138">Melee attack animation DONE</text:p>
            </text:list-item>
            <text:list-item>
              <text:p text:style-name="P138">Hurt animation DONE</text:p>
            </text:list-item>
          </text:list>
        </text:list-item>
      </text:list>
      <text:list xml:id="list2729876578578250117" text:style-name="L136">
        <text:list-item>
          <text:p text:style-name="P139">Projectile/Ability Animations</text:p>
          <text:list>
            <text:list-item>
              <text:p text:style-name="P139">arrow shot DONE</text:p>
            </text:list-item>
            <text:list-item>
              <text:p text:style-name="P139">fireball DONE</text:p>
            </text:list-item>
            <text:list-item>
              <text:p text:style-name="P139">frostbolt DONE</text:p>
            </text:list-item>
            <text:list-item>
              <text:p text:style-name="P139">shadowy ball DONE</text:p>
            </text:list-item>
            <text:list-item>
              <text:p text:style-name="P139">holy fire/burn DONE</text:p>
            </text:list-item>
            <text:list-item>
              <text:p text:style-name="P139">Aoe melee effect (whirlwind) DONE</text:p>
            </text:list-item>
          </text:list>
        </text:list-item>
      </text:list>
      <text:list xml:id="list4679114554222916932" text:style-name="L137">
        <text:list-item>
          <text:p text:style-name="P140">Movement</text:p>
        </text:list-item>
      </text:list>
      <text:list xml:id="list8896238905893676527" text:style-name="L138">
        <text:list-item>
          <text:p text:style-name="P141">free strike event occurs BEFORE character moves away DONE</text:p>
        </text:list-item>
      </text:list>
      <text:p text:style-name="P2">UI</text:p>
      <text:list xml:id="list5755069637846417562" text:style-name="L139">
        <text:list-item>
          <text:p text:style-name="P142">Status icon panel fades in and out DONE</text:p>
        </text:list-item>
      </text:list>
      <text:list xml:id="list2886038385252724261" text:style-name="L140">
        <text:list-item>
          <text:p text:style-name="P143">Health bar added to ability bar DONE</text:p>
        </text:list-item>
        <text:list-item>
          <text:p text:style-name="P143"><text:soft-page-break/>replace ap pool bubble with ap bar DONE</text:p>
        </text:list-item>
        <text:list-item>
          <text:p text:style-name="P143">Status Icon info panel sprites changed DONE</text:p>
        </text:list-item>
        <text:list-item>
          <text:p text:style-name="P143">Ability button info panel updates DONE</text:p>
        </text:list-item>
      </text:list>
      <text:p text:style-name="P2">Update Text Logic</text:p>
      <text:list xml:id="list7187813889708402699" text:style-name="L141">
        <text:list-item>
          <text:p text:style-name="P144">text logic also edits ability info panel text fields (just for the starting defender abilities) DONE</text:p>
        </text:list-item>
      </text:list>
      <text:p text:style-name="P2">Play Test</text:p>
      <text:list xml:id="list2799644611787373117" text:style-name="L142">
        <text:list-item>
          <text:p text:style-name="P145">Play the game and hunt/squash bugs</text:p>
        </text:list-item>
      </text:list>
      <text:p text:style-name="P2">Controls</text:p>
      <text:list xml:id="list3136881740976518929" text:style-name="L143">
        <text:list-item>
          <text:p text:style-name="P146">Fix right click/cancel/esacape</text:p>
          <text:list>
            <text:list-item>
              <text:p text:style-name="P146">right clicking while awaiting an ability order does not de-select character. It just cancels all orders, and unhighlights tiles</text:p>
            </text:list-item>
            <text:list-item>
              <text:p text:style-name="P146">right clicking while no order is awaiting deselects the character</text:p>
            </text:list-item>
          </text:list>
        </text:list-item>
      </text:list>
      <text:list xml:id="list2549963847028662542" text:style-name="L144">
        <text:list-header>
          <text:p text:style-name="P147"/>
        </text:list-header>
      </text:list>
      <text:p text:style-name="P5">Sprint 66: More Mystery Encounters</text:p>
      <text:list xml:id="list7458247651482329727" text:style-name="L145">
        <text:list-item>
          <text:p text:style-name="P148">Add 4 more mystery encounters to the game</text:p>
        </text:list-item>
      </text:list>
      <text:list xml:id="list38742700" text:continue-list="list9040555951919138190" text:style-name="L122">
        <text:list-item>
          <text:list>
            <text:list-item>
              <text:p text:style-name="P125">Fountain of Life</text:p>
              <text:list>
                <text:list-item>
                  <text:p text:style-name="P125">all characters heal <text:s/>30% HP</text:p>
                </text:list-item>
                <text:list-item>
                  <text:p text:style-name="P125">all characters gain 50 XP</text:p>
                </text:list-item>
              </text:list>
            </text:list-item>
            <text:list-item>
              <text:p text:style-name="P125">Abandoned War Camp</text:p>
              <text:list>
                <text:list-item>
                  <text:p text:style-name="P125">choose 1 of 10 items</text:p>
                </text:list-item>
                <text:list-item>
                  <text:p text:style-name="P125">camp for the night (all characters heal 30% HP)</text:p>
                </text:list-item>
              </text:list>
            </text:list-item>
            <text:list-item>
              <text:p text:style-name="P125">Blood Bank/ Field Hospital</text:p>
              <text:list>
                <text:list-item>
                  <text:p text:style-name="P125">all characters lose 30% hp, gain 100g</text:p>
                </text:list-item>
                <text:list-item>
                  <text:p text:style-name="P125">steal from wounded: gain 3 random common items: Gain Curse: Shame</text:p>
                </text:list-item>
                <text:list-item>
                  <text:p text:style-name="P125">Leave</text:p>
                </text:list-item>
              </text:list>
            </text:list-item>
            <text:list-item>
              <text:p text:style-name="P125">Sacrificial Altar</text:p>
              <text:list>
                <text:list-item>
                  <text:p text:style-name="P125">Sacrifice a Character: Choose a character. They die, and other characters gain 1 level</text:p>
                </text:list-item>
                <text:list-item>
                  <text:p text:style-name="P125">Blood Offering: Chose a character. They lose 50%hp, and gain 1 level.</text:p>
                </text:list-item>
                <text:list-item>
                  <text:p text:style-name="P125">Pray at the Shrine: Resurect a dead character at 50% health</text:p>
                </text:list-item>
              </text:list>
            </text:list-item>
          </text:list>
        </text:list-item>
      </text:list>
      <text:p text:style-name="P5"><text:soft-page-break/>Sprint 67: Boss Encounter (completed 12/12/19)</text:p>
      <text:list xml:id="list5343878449278114040" text:style-name="L146">
        <text:list-item>
          <text:p text:style-name="P149">Create boss encounter enum value for world encounter script <text:tab/>DONE</text:p>
        </text:list-item>
        <text:list-item>
          <text:p text:style-name="P149">find/create boss icon image for worl encounter DONE</text:p>
        </text:list-item>
        <text:list-item>
          <text:p text:style-name="P149">Skeleton Lord Boss DONE</text:p>
          <text:list>
            <text:list-item>
              <text:p text:style-name="P149">Create new ability (Death to the Living): Give all allies with undead +1 strength DONE</text:p>
            </text:list-item>
            <text:list-item>
              <text:p text:style-name="P149">play test skeleton king boss DONE</text:p>
            </text:list-item>
            <text:list-item>
              <text:p text:style-name="P149">balance skeleton king DONE</text:p>
            </text:list-item>
            <text:list-item>
              <text:p text:style-name="P149">debug skeleton king DONE</text:p>
            </text:list-item>
          </text:list>
        </text:list-item>
        <text:list-item>
          <text:p text:style-name="P149">Optional: create 'Summon Unded' VFX</text:p>
        </text:list-item>
        <text:list-item>
          <text:p text:style-name="P149">bug: skeletons created on a grass tile dont get camoflage FIXED</text:p>
        </text:list-item>
        <text:list-item>
          <text:p text:style-name="P12"><text:span text:style-name="T6">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01">change back to old strength status icon image FIXED</text:p>
        </text:list-item>
      </text:list>
      <text:p text:style-name="P8">Sprint 68: Simple Game Over Event / Loop (competed 13/12/19)</text:p>
      <text:list xml:id="list3435336263690557239" text:style-name="L147">
        <text:list-item>
          <text:p text:style-name="P202">EventManager</text:p>
          <text:list>
            <text:list-item>
              <text:p text:style-name="P202">Create new method: StartNewGameOverEvent() DONE</text:p>
            </text:list-item>
            <text:list-item>
              <text:p text:style-name="P202">new method: StartNewEndBossEncounterEvent() DONE</text:p>
              <text:list>
                <text:list-item>
                  <text:p text:style-name="P202">for now, plays the same logic as game over event DONE</text:p>
                </text:list-item>
              </text:list>
            </text:list-item>
          </text:list>
        </text:list-item>
      </text:list>
      <text:list xml:id="list7287202899257846463" text:style-name="L148">
        <text:list-item>
          <text:p text:style-name="P203">Create 'Game Over' Screen UI DONE</text:p>
          <text:list>
            <text:list-item>
              <text:p text:style-name="P203">Screen Elements</text:p>
              <text:list>
                <text:list-item>
                  <text:p text:style-name="P203">Main menu button DONE</text:p>
                </text:list-item>
                <text:list-item>
                  <text:p text:style-name="P203">Game over text / panel image BG DONE</text:p>
                </text:list-item>
                <text:list-item>
                  <text:p text:style-name="P203">'Your Score' text / panel image BG DONE</text:p>
                </text:list-item>
                <text:list-item>
                  <text:p text:style-name="P203">Content size fitter area for score elements DONE</text:p>
                </text:list-item>
                <text:list-item>
                  <text:p text:style-name="P203">Below score content area: Total Score text / panel BG Image DONE</text:p>
                </text:list-item>
              </text:list>
            </text:list-item>
          </text:list>
        </text:list-item>
        <text:list-item>
          <text:p text:style-name="P203">BlackScreenManager fades out to 50%, then game over screen slowly blends in over the top DONE</text:p>
        </text:list-item>
        <text:list-item>
          <text:p text:style-name="P203">Return to main menu button fades game out slowly, then reloads menu scene correctly DONE</text:p>
        </text:list-item>
      </text:list>
      <text:p text:style-name="P9"/>
      <text:p text:style-name="P8"><text:soft-page-break/>Sprint 69: Score Manager and Scoring System (completed 13/12/19)</text:p>
      <text:list xml:id="list7740324921976553801" text:style-name="L149">
        <text:list-item>
          <text:p text:style-name="P204">Brainstorm different ways for players to increase their score DONE</text:p>
          <text:list>
            <text:list-item>
              <text:p text:style-name="P204">Elite Encounter Defeated: 10 points</text:p>
            </text:list-item>
            <text:list-item>
              <text:p text:style-name="P204">For each encounter of any type completed: 5 points</text:p>
            </text:list-item>
            <text:list-item>
              <text:p text:style-name="P204">For each boss defeated: 50</text:p>
            </text:list-item>
            <text:list-item>
              <text:p text:style-name="P204">Champion: defeat an elite without taking damage: 25</text:p>
            </text:list-item>
            <text:list-item>
              <text:p text:style-name="P204">Slayer: defeat a basic encounter without taking any damage: 10</text:p>
            </text:list-item>
            <text:list-item>
              <text:p text:style-name="P204">Boss Punisher: Defeat a boss without taking damage: 50</text:p>
            </text:list-item>
            <text:list-item>
              <text:p text:style-name="P204">Item Collector: For each item collected: 2 points</text:p>
            </text:list-item>
            <text:list-item>
              <text:p text:style-name="P204">Hoarder: Collect 3 copies of the same item: 10 points</text:p>
            </text:list-item>
            <text:list-item>
              <text:p text:style-name="P204">Artifact Collector: For each arifact collected: 10 points</text:p>
            </text:list-item>
            <text:list-item>
              <text:p text:style-name="P204">Empowered: For each state gained: 5 pts</text:p>
            </text:list-item>
            <text:list-item>
              <text:p text:style-name="P204">Riches: for each 100g collected: 5 points</text:p>
            </text:list-item>
            <text:list-item>
              <text:p text:style-name="P204">Ultimate Blessing Have 5 active states at any point: 50 points</text:p>
            </text:list-item>
            <text:list-item>
              <text:p text:style-name="P204">Well Armed: Foreach epic item collected: 5pts</text:p>
            </text:list-item>
            <text:list-item>
              <text:p text:style-name="P204">Knowledge: For each level gained on a character: 5pts</text:p>
            </text:list-item>
          </text:list>
        </text:list-item>
      </text:list>
      <text:list xml:id="list1002314313343039988" text:style-name="L150">
        <text:list-item>
          <text:p text:style-name="P205">New Singleton Class: ScoreManager DONE</text:p>
        </text:list-item>
        <text:list-item>
          <text:p text:style-name="P205">New ScoreElement Class DONE</text:p>
          <text:list>
            <text:list-item>
              <text:p text:style-name="P205">Properties DONE</text:p>
              <text:list>
                <text:list-item>
                  <text:p text:style-name="P205">levelsGained</text:p>
                </text:list-item>
                <text:list-item>
                  <text:p text:style-name="P205">epicItemsCollected</text:p>
                </text:list-item>
                <text:list-item>
                  <text:p text:style-name="P205">elites killed</text:p>
                </text:list-item>
                <text:list-item>
                  <text:p text:style-name="P205">encounters completed</text:p>
                </text:list-item>
                <text:list-item>
                  <text:p text:style-name="P205">items collected</text:p>
                </text:list-item>
                <text:list-item>
                  <text:p text:style-name="P205">gold collected</text:p>
                </text:list-item>
                <text:list-item>
                  <text:p text:style-name="P205">artifacts collected</text:p>
                </text:list-item>
                <text:list-item>
                  <text:p text:style-name="P205">statesCollected</text:p>
                </text:list-item>
                <text:list-item>
                  <text:p text:style-name="P205">bosses defeated</text:p>
                </text:list-item>
                <text:list-item>
                  <text:p text:style-name="P205">killedBasicNoDamageTaken</text:p>
                </text:list-item>
                <text:list-item>
                  <text:p text:style-name="P205"><text:soft-page-break/>killedEliteNoDamageTaken</text:p>
                </text:list-item>
                <text:list-item>
                  <text:p text:style-name="P205">killedBossNoDamageTaken</text:p>
                </text:list-item>
              </text:list>
            </text:list-item>
          </text:list>
        </text:list-item>
      </text:list>
      <text:p text:style-name="P9"/>
      <text:p text:style-name="P8">Sprint 70: Line Renderer for pathing and movement actions (completed 20/12/19)</text:p>
      <text:list xml:id="list6746435927357178437" text:style-name="L151">
        <text:list-item>
          <text:p text:style-name="P206">For movement related abilities, a line is draw from tile to tile showing the path that will be taken</text:p>
        </text:list-item>
        <text:list-item>
          <text:p text:style-name="P206">The line renderer also indicates to the player if a free strike will occur as a result of the movement</text:p>
        </text:list-item>
        <text:list-item>
          <text:p text:style-name="P206">New Scripts and Old script Updates</text:p>
          <text:list>
            <text:list-item>
              <text:p text:style-name="P206">PathRenderer</text:p>
              <text:list>
                <text:list-item>
                  <text:p text:style-name="P206">Has a line renderer component, responsible for drawing path across tiles</text:p>
                </text:list-item>
                <text:list-item>
                  <text:p text:style-name="P206">DrawPath(tile start, tile end)</text:p>
                </text:list-item>
                <text:list-item>
                  <text:p text:style-name="P206">Process for drawing path:</text:p>
                  <text:list>
                    <text:list-item>
                      <text:p text:style-name="P206">On ability button clicked, detect if ability is movement related</text:p>
                    </text:list-item>
                    <text:list-item>
                      <text:p text:style-name="P206">if it is, make astar create a path from selected defender to hovered over tile</text:p>
                    </text:list-item>
                    <text:list-item>
                      <text:p text:style-name="P206">send the path stack to PathRenderer static class</text:p>
                    </text:list-item>
                    <text:list-item>
                      <text:p text:style-name="P206">for each node in the path, LevelManager.GetTileFromPointReference, then put each tile in a list.</text:p>
                    </text:list-item>
                    <text:list-item>
                      <text:p text:style-name="P206">For each tile in the list, create a new position in the line renderer array/list, and set that new position equal to the tiles world pos property</text:p>
                    </text:list-item>
                    <text:list-item>
                      <text:p text:style-name="P206">turn on the linerenderers visibility</text:p>
                    </text:list-item>
                    <text:list-item>
                      <text:p text:style-name="P206">in order to show free strikes, the current path displayed needs to be saved in a variable somewhere, and each element needs to be of type tile</text:p>
                    </text:list-item>
                  </text:list>
                </text:list-item>
              </text:list>
            </text:list-item>
          </text:list>
        </text:list-item>
      </text:list>
      <text:list xml:id="list2067680370426608506" text:style-name="L152">
        <text:list-item>
          <text:p text:style-name="P207">Process for detetcing free strikes</text:p>
          <text:list>
            <text:list-item>
              <text:p text:style-name="P207">after line render turns on, start checking each index of the line</text:p>
            </text:list-item>
            <text:list-item>
              <text:p text:style-name="P207">starting with the tile at index 0</text:p>
              <text:list>
                <text:list-item>
                  <text:p text:style-name="P207">foreach enemy in enemymanager, get tiles within range (melee range of enemy)</text:p>
                </text:list-item>
                <text:list-item>
                  <text:p text:style-name="P207">if the tile in the index currently beging checked is in that tile list, add enemy to local list</text:p>
                </text:list-item>
                <text:list-item>
                  <text:p text:style-name="P207">for each enemy in local enemy list, if the next index in the path is not in its melee range, then it will trigger a free strike, so turn on the enemy 'free strike' image</text:p>
                </text:list-item>
              </text:list>
            </text:list-item>
          </text:list>
        </text:list-item>
      </text:list>
      <text:p text:style-name="P9"/>
      <text:p text:style-name="P8">Sprint 71: Update Enemy AI + Abilities (completed 21/12/2019)</text:p>
      <text:list xml:id="list3858246824274138492" text:style-name="L153">
        <text:list-item>
          <text:p text:style-name="P208"><text:soft-page-break/>Ideas/Problems/Solutions</text:p>
          <text:list>
            <text:list-item>
              <text:p text:style-name="P208">When enemies move towards a target to get in range, they dont prioritize moving over grass tiles when it would make sense to do so </text:p>
            </text:list-item>
            <text:list-item>
              <text:p text:style-name="P208">Enemies will spend all AP moving into range, even if they cannot attack. This makes it easier for defenders to land the first attacks, since the enemies did all the work moving into range</text:p>
            </text:list-item>
          </text:list>
        </text:list-item>
        <text:list-item>
          <text:p text:style-name="P208">New Methods</text:p>
          <text:list>
            <text:list-item>
              <text:p text:style-name="P208">bool WillMovementTriggerFreeStrike()</text:p>
            </text:list-item>
            <text:list-item>
              <text:p text:style-name="P208">bool CanPerformAbilityTwoAfterAbilityOne(Ability one, Ability two, LE entity) DONE</text:p>
              <text:list>
                <text:list-item>
                  <text:p text:style-name="P208">stop enemies from charging into defenders range without being able to attack: enemies should only advance if they can attack</text:p>
                </text:list-item>
              </text:list>
            </text:list-item>
          </text:list>
        </text:list-item>
      </text:list>
      <text:list xml:id="list5512077073542797330" text:style-name="L154">
        <text:list-item>
          <text:p text:style-name="P209">Updates to older methods DONE</text:p>
          <text:list>
            <text:list-item>
              <text:p text:style-name="P209">GetClosestEnemy / GetClosestTile</text:p>
              <text:list>
                <text:list-item>
                  <text:p text:style-name="P209">current calculates distance as a float between points A and B, should instead calculate distince in tiles, not virtual game distance</text:p>
                </text:list-item>
                <text:list-item>
                  <text:p text:style-name="P209">should return a list of tiles if more then 1 tile is the same distance, or randomly pick a random tile from the list, then return that tile. Or return the 'best' tile (grass tile, etc)</text:p>
                </text:list-item>
              </text:list>
            </text:list-item>
          </text:list>
        </text:list-item>
      </text:list>
      <text:list xml:id="list6340798300384685722" text:style-name="L155">
        <text:list-item>
          <text:p text:style-name="P210">GetClosestVALIDEnemy DONE</text:p>
          <text:list>
            <text:list-item>
              <text:p text:style-name="P210">GetClosestEnemy causes enemies to spaz out some times. This because the closest enemy is not valid (stealthed, camo, etc) and it cant figure out how to move in range of. </text:p>
            </text:list-item>
          </text:list>
        </text:list-item>
      </text:list>
      <text:list xml:id="list3528241429633426374" text:style-name="L156">
        <text:list-item>
          <text:p text:style-name="P211">Enemy ability/passive updates</text:p>
          <text:list>
            <text:list-item>
              <text:p text:style-name="P211">Necromancer </text:p>
            </text:list-item>
          </text:list>
        </text:list-item>
      </text:list>
      <text:list xml:id="list3114027924118956842" text:style-name="L157">
        <text:list-item>
          <text:p text:style-name="P212">Warrior</text:p>
        </text:list-item>
      </text:list>
      <text:p text:style-name="P9"/>
      <text:p text:style-name="P8">Sprint 72: General game changes / experimentation (completed 26/12/19)</text:p>
      <text:list xml:id="list8774478270637910521" text:style-name="L158">
        <text:list-item>
          <text:p text:style-name="P213">Double the values of everything DONE</text:p>
          <text:list>
            <text:list-item>
              <text:p text:style-name="P213">double health of all characters DONE</text:p>
            </text:list-item>
            <text:list-item>
              <text:p text:style-name="P213">double damage values DONE</text:p>
            </text:list-item>
            <text:list-item>
              <text:p text:style-name="P213">double passives DONE</text:p>
            </text:list-item>
            <text:list-item>
              <text:p text:style-name="P213">double ability values DONE</text:p>
            </text:list-item>
          </text:list>
        </text:list-item>
      </text:list>
      <text:list xml:id="list4744697085139192082" text:style-name="L159">
        <text:list-item>
          <text:p text:style-name="P214">Implement critical strikes DONE</text:p>
          <text:list>
            <text:list-item>
              <text:p text:style-name="P214">all characters have a base crit chance of 5% DONE</text:p>
            </text:list-item>
            <text:list-item>
              <text:p text:style-name="P214"><text:soft-page-break/>crits are indicated by damage text in loseHP vfx going yellow DONE </text:p>
            </text:list-item>
            <text:list-item>
              <text:p text:style-name="P214">crits increase damage by 50% DONE</text:p>
            </text:list-item>
          </text:list>
        </text:list-item>
      </text:list>
      <text:list xml:id="list1387667009625469698" text:style-name="L160">
        <text:list-item>
          <text:p text:style-name="P215">Items DONE</text:p>
          <text:list>
            <text:list-item>
              <text:p text:style-name="P215">items from basic enemies are always common DONE</text:p>
            </text:list-item>
            <text:list-item>
              <text:p text:style-name="P215">elites always drop a rare item reward DONE</text:p>
            </text:list-item>
            <text:list-item>
              <text:p text:style-name="P215">bosses always drop an epic item reward DONE</text:p>
            </text:list-item>
          </text:list>
        </text:list-item>
      </text:list>
      <text:list xml:id="list7464204422893061993" text:style-name="L161">
        <text:list-item>
          <text:p text:style-name="P216">Remove artifacts system for now DONE</text:p>
        </text:list-item>
      </text:list>
      <text:list xml:id="list739737814260113343" text:style-name="L162">
        <text:list-item>
          <text:p text:style-name="P217">New Energy system DONE</text:p>
          <text:list>
            <text:list-item>
              <text:p text:style-name="P217">characters start with 60 max stamina</text:p>
            </text:list-item>
            <text:list-item>
              <text:p text:style-name="P217">characters regain 40 stamina on activation start</text:p>
            </text:list-item>
            <text:list-item>
              <text:p text:style-name="P150">New Stat definitions DONE</text:p>
              <text:list>
                <text:list-item>
                  <text:p text:style-name="P150">Energy: the resource for paying for abilities</text:p>
                </text:list-item>
                <text:list-item>
                  <text:p text:style-name="P150">Stamina: the amount of stamina recovered on activation start</text:p>
                </text:list-item>
                <text:list-item>
                  <text:p text:style-name="P217">Max Energy: the limit of how much stamina a character can have</text:p>
                </text:list-item>
              </text:list>
            </text:list-item>
          </text:list>
        </text:list-item>
      </text:list>
      <text:list xml:id="list22600589826198695" text:style-name="L163">
        <text:list-item>
          <text:p text:style-name="P218">To do</text:p>
          <text:list>
            <text:list-item>
              <text:p text:style-name="P218">change all variables/property names DONE</text:p>
            </text:list-item>
            <text:list-item>
              <text:p text:style-name="P218">change all method names DONE</text:p>
            </text:list-item>
            <text:list-item>
              <text:p text:style-name="P218">changes text values in passives/ability descriptions DONE</text:p>
            </text:list-item>
            <text:list-item>
              <text:p text:style-name="P218">change all ability energy values DONE</text:p>
            </text:list-item>
          </text:list>
        </text:list-item>
      </text:list>
      <text:p text:style-name="P8">Sprint ??: Redesign and Brainstorming</text:p>
      <text:list xml:id="list977312332823692170" text:style-name="L164">
        <text:list-item>
          <text:p text:style-name="P219">Redesign all abilities DONE</text:p>
        </text:list-item>
        <text:list-item>
          <text:p text:style-name="P219">Redesign all passives</text:p>
        </text:list-item>
        <text:list-item>
          <text:p text:style-name="P219">Design character presets DONE</text:p>
        </text:list-item>
        <text:list-item>
          <text:p text:style-name="P219">Redesign level properties DONE</text:p>
        </text:list-item>
        <text:list-item>
          <text:p text:style-name="P219">Design LoS and back strike rules</text:p>
          <text:list>
            <text:list-item>
              <text:p text:style-name="P219">bs rule: if attack is a melee attack, and character is facing away from attacker, it is a back strike, else, not a back strike</text:p>
            </text:list-item>
            <text:list-item>
              <text:p text:style-name="P219">LoS rules/system: same as scifi game we made</text:p>
            </text:list-item>
          </text:list>
        </text:list-item>
        <text:list-item>
          <text:p text:style-name="P219">Redesign tile types and rules</text:p>
        </text:list-item>
        <text:list-item>
          <text:p text:style-name="P219"><text:soft-page-break/>Redesign all items</text:p>
        </text:list-item>
        <text:list-item>
          <text:p text:style-name="P219">Redesign States </text:p>
        </text:list-item>
        <text:list-item>
          <text:p text:style-name="P219">Redesign Camp site event</text:p>
        </text:list-item>
        <text:list-item>
          <text:p text:style-name="P219">Redesign shop elements</text:p>
        </text:list-item>
        <text:list-item>
          <text:p text:style-name="P219">Design spell book system</text:p>
        </text:list-item>
        <text:list-item>
          <text:p text:style-name="P219"/>
        </text:list-item>
        <text:list-item>
          <text:p text:style-name="P219">Enemy Redesign</text:p>
          <text:list>
            <text:list-item>
              <text:p text:style-name="P219">Redesign Act 1 enemies: 5 basic, 2 elite, 2 bosses </text:p>
            </text:list-item>
            <text:list-item>
              <text:p text:style-name="P219">Design new Act 2 enemies: 5 basic, 2 elite, 2 bosses</text:p>
            </text:list-item>
          </text:list>
        </text:list-item>
      </text:list>
      <text:p text:style-name="P9"/>
      <text:p text:style-name="P8">Sprint ??: Level, Tiles Tile Objects Overhaul</text:p>
      <text:list xml:id="list5234702007003123476" text:style-name="L210">
        <text:list-item>
          <text:p text:style-name="P226">Level / Map changes</text:p>
          <text:list>
            <text:list-item>
              <text:p text:style-name="P226">Make some new level text files with trees and deep water</text:p>
              <text:list>
                <text:list-item>
                  <text:p text:style-name="P226">New map size 13x7</text:p>
                </text:list-item>
                <text:list-item>
                  <text:p text:style-name="P226">adjust camera zoom limits</text:p>
                </text:list-item>
                <text:list-item>
                  <text:p text:style-name="P226">adjust camera edge collider positions</text:p>
                </text:list-item>
                <text:list-item>
                  <text:p text:style-name="P226">disable level background</text:p>
                </text:list-item>
              </text:list>
            </text:list-item>
            <text:list-item>
              <text:p text:style-name="P226">modify all methods asssociated with map size</text:p>
              <text:list>
                <text:list-item>
                  <text:p text:style-name="P226">where defenders/enemies get placed on combat start</text:p>
                </text:list-item>
              </text:list>
            </text:list-item>
          </text:list>
        </text:list-item>
      </text:list>
      <text:list xml:id="list6009312824990229437" text:style-name="L211">
        <text:list-item>
          <text:p text:style-name="P227">Implement new tiles, change previous</text:p>
          <text:list>
            <text:list-item>
              <text:p text:style-name="P227">New tile properties</text:p>
              <text:list>
                <text:list-item>
                  <text:p text:style-name="P227">BlocksLoS</text:p>
                </text:list-item>
                <text:list-item>
                  <text:p text:style-name="P227">Walkable property reworked</text:p>
                </text:list-item>
              </text:list>
            </text:list-item>
            <text:list-item>
              <text:p text:style-name="P227">Grass tile</text:p>
              <text:list>
                <text:list-item>
                  <text:p text:style-name="P227">camoflage is applied on activation end, not just by moving over grass tile</text:p>
                </text:list-item>
                <text:list-item>
                  <text:p text:style-name="P227">camoflage is not removed from stepping off a grass tile</text:p>
                </text:list-item>
                <text:list-item>
                  <text:p text:style-name="P227">camoflage IS removed by using a magic attack, melee attack, or taking any damage</text:p>
                </text:list-item>
              </text:list>
            </text:list-item>
          </text:list>
        </text:list-item>
      </text:list>
      <text:list xml:id="list1896161778670745353" text:style-name="L212">
        <text:list-item>
          <text:p text:style-name="P231"><text:span text:style-name="T5">Tree tile</text:span></text:p>
          <text:list>
            <text:list-item>
              <text:p text:style-name="P231"><text:span text:style-name="T5">create prefab</text:span></text:p>
            </text:list-item>
            <text:list-item>
              <text:p text:style-name="P231"><text:soft-page-break/><text:span text:style-name="T5">new tree tile type enum</text:span></text:p>
            </text:list-item>
          </text:list>
        </text:list-item>
        <text:list-item>
          <text:p text:style-name="P228">Deep Water tile</text:p>
          <text:list>
            <text:list-item>
              <text:p text:style-name="P231"><text:span text:style-name="T5">create prefab</text:span></text:p>
            </text:list-item>
            <text:list-item>
              <text:p text:style-name="P228">new deepWater tile type enum</text:p>
            </text:list-item>
          </text:list>
        </text:list-item>
      </text:list>
      <text:list xml:id="list1954690152629783839" text:style-name="L216">
        <text:list-item>
          <text:p text:style-name="P229">Logic Updates and new features</text:p>
          <text:list>
            <text:list-item>
              <text:p text:style-name="P229">Astar only draws a path over valid tiles (not trees or deep water)</text:p>
            </text:list-item>
            <text:list-item>
              <text:p text:style-name="P229">CombatLogic.HandleDamage() method checks for back striking</text:p>
            </text:list-item>
            <text:list-item>
              <text:p text:style-name="P229">EntityLogic changes</text:p>
              <text:list>
                <text:list-item>
                  <text:p text:style-name="P229">IsTargetValid checks for line of sight OR</text:p>
                </text:list-item>
                <text:list-item>
                  <text:p text:style-name="P229">IsTargetVisible checks for line of sight instead.</text:p>
                </text:list-item>
                <text:list-item>
                  <text:p text:style-name="P229">DoesEntityHaveLosFromAtoB(LivingEntity entity, tile a, tile b)</text:p>
                  <text:list>
                    <text:list-item>
                      <text:p text:style-name="P229">used by enemy ai. If enemy doesn't have LoS, it uses this method to find a tile where it would, then can try move there.</text:p>
                    </text:list-item>
                  </text:list>
                </text:list-item>
                <text:list-item>
                  <text:p text:style-name="P232"><text:span text:style-name="T5">IsTargetVisibleFromTileA (LivingEntity entity, <text:s/>LivingEntity target, Tile a)</text:span></text:p>
                  <text:list>
                    <text:list-item>
                      <text:p text:style-name="P229">does the same thing as DoesEntityHaveLosFromAtoB(), except that it checks for stealth/camo instead of LoS</text:p>
                    </text:list-item>
                  </text:list>
                </text:list-item>
              </text:list>
            </text:list-item>
            <text:list-item>
              <text:p text:style-name="P229">PositionLogic changes</text:p>
              <text:list>
                <text:list-item>
                  <text:p text:style-name="P229"><text:s/>IsEntityAttackingTargetsBack(LivingEntity entity, LivingEntity target)</text:p>
                </text:list-item>
                <text:list-item>
                  <text:p text:style-name="P229">HasLineOfSightToLocation(LivingEntity entity, Tile destination)</text:p>
                </text:list-item>
                <text:list-item>
                  <text:p text:style-name="P229">HasLineOfSightToEntity (LivingEntity entity, LivingEntity target)</text:p>
                  <text:p text:style-name="P229"/>
                </text:list-item>
              </text:list>
            </text:list-item>
          </text:list>
        </text:list-item>
      </text:list>
      <text:p text:style-name="P9"/>
      <text:p text:style-name="P9"/>
      <text:p text:style-name="P9"/>
      <text:p text:style-name="P9"/>
      <text:p text:style-name="P8">Sprint ??: Implement new item system</text:p>
      <text:list xml:id="list6928104604334949608" text:style-name="L166">
        <text:list-item>
          <text:p text:style-name="P220">Design/Implement new item views/scripts/logic</text:p>
          <text:list>
            <text:list-item>
              <text:p text:style-name="P220">Item in reward screen</text:p>
            </text:list-item>
            <text:list-item>
              <text:p text:style-name="P220">Item in inventory</text:p>
            </text:list-item>
            <text:list-item>
              <text:p text:style-name="P220"><text:soft-page-break/>Item in shop</text:p>
            </text:list-item>
            <text:list-item>
              <text:p text:style-name="P220">item in character inventory</text:p>
            </text:list-item>
          </text:list>
        </text:list-item>
      </text:list>
      <text:list xml:id="list7439174377126667910" text:style-name="L167">
        <text:list-item>
          <text:p text:style-name="P221">New Script: ItemManager</text:p>
          <text:list>
            <text:list-item>
              <text:p text:style-name="P221">Handles all item related logic</text:p>
            </text:list-item>
            <text:list-item>
              <text:p text:style-name="P221">Methods:</text:p>
              <text:list>
                <text:list-item>
                  <text:p text:style-name="P221">AddItemToInventory</text:p>
                </text:list-item>
                <text:list-item>
                  <text:p text:style-name="P221">AddItemToPlayerInventory / GiveCharacterItem</text:p>
                </text:list-item>
                <text:list-item>
                  <text:p text:style-name="P221"/>
                </text:list-item>
              </text:list>
            </text:list-item>
          </text:list>
        </text:list-item>
      </text:list>
      <text:list xml:id="list38742712" text:continue-list="list6928104604334949608" text:style-name="L166">
        <text:list-item>
          <text:p text:style-name="P220">New item enum: Type (head, chest, 2h, 1h, offhand etc)</text:p>
        </text:list-item>
      </text:list>
      <text:p text:style-name="P8">Sprint ??: New Weapon System</text:p>
      <text:list xml:id="list8368737165757498872" text:style-name="L168">
        <text:list-item>
          <text:p text:style-name="P222">Abilities that are melee attacks need to get their 'base damage' value from the characters weapon</text:p>
        </text:list-item>
        <text:list-item>
          <text:p text:style-name="P222">Do enemies have weapons?</text:p>
        </text:list-item>
      </text:list>
      <text:p text:style-name="P8">Sprint ??: Update Character Roster View </text:p>
      <text:list xml:id="list3883469089240883675" text:style-name="L169">
        <text:list-item>
          <text:p text:style-name="P223">Design Character roster front page screen</text:p>
        </text:list-item>
        <text:list-item>
          <text:p text:style-name="P223">Design Inventory page</text:p>
        </text:list-item>
        <text:list-item>
          <text:p text:style-name="P223">Design Talents page</text:p>
        </text:list-item>
      </text:list>
      <text:p text:style-name="P10">Sprint ??: Experiment with bigger level size (13x9 or 15x 11)</text:p>
      <text:list xml:id="list38760178" text:continue-numbering="true" text:style-name="L169">
        <text:list-item>
          <text:p text:style-name="P223">Design Character roster front page screen</text:p>
        </text:list-item>
        <text:list-item>
          <text:p text:style-name="P223">Design Inventory page</text:p>
        </text:list-item>
      </text:list>
      <text:p text:style-name="P9"/>
      <text:p text:style-name="P8">Sprint ??: Visual Overhaul Part 2 (UI, Views and Screens)</text:p>
      <text:list xml:id="list4368478444860857368" text:style-name="L170">
        <text:list-item>
          <text:p text:style-name="P224">Main Menu Screen</text:p>
        </text:list-item>
        <text:list-item>
          <text:p text:style-name="P224">Character Select / Build your team screen</text:p>
        </text:list-item>
        <text:list-item>
          <text:p text:style-name="P224">Character Roster Screen</text:p>
        </text:list-item>
        <text:list-item>
          <text:p text:style-name="P224">Inventory Screen</text:p>
        </text:list-item>
        <text:list-item>
          <text:p text:style-name="P224">World Map View</text:p>
        </text:list-item>
        <text:list-item>
          <text:p text:style-name="P224">Enemy Info Panels</text:p>
        </text:list-item>
      </text:list>
      <text:p text:style-name="P9"/>
      <text:p text:style-name="P8"><text:span text:style-name="T7">Sprint ??: Design/Implement 2</text:span><text:span text:style-name="T2">nd</text:span><text:span text:style-name="T7"> Elite Encounter</text:span></text:p>
      <text:p text:style-name="P9"><text:soft-page-break/>Sprint ??: Redesign defenders abilities/passives, implement/experiment with changes</text:p>
      <text:p text:style-name="P9">Sprint ??: Redesign/Brain storm new item system (item types like weapon, ring etc, are there class specific items?)</text:p>
      <text:p text:style-name="P9">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4168657554697369194" text:style-name="L171">
        <text:list-item>
          <text:p text:style-name="P188">Consumables System</text:p>
          <text:list>
            <text:list-item>
              <text:p text:style-name="P188">Design 5 consumables</text:p>
            </text:list-item>
            <text:list-item>
              <text:p text:style-name="P188">Design/implement consumables top bar/slots</text:p>
            </text:list-item>
            <text:list-item>
              <text:p text:style-name="P188">Implement logic </text:p>
              <text:list>
                <text:list-item>
                  <text:p text:style-name="P188">consumable item reward from combat</text:p>
                </text:list-item>
                <text:list-item>
                  <text:p text:style-name="P188">purchase consumables from shops</text:p>
                </text:list-item>
                <text:list-item>
                  <text:p text:style-name="P188"><text:soft-page-break/>logic behind consumables being used.</text:p>
                </text:list-item>
              </text:list>
            </text:list-item>
          </text:list>
        </text:list-item>
      </text:list>
      <text:p text:style-name="P1"/>
      <text:p text:style-name="P1"/>
      <text:p text:style-name="P4">Jobs for other sprints</text:p>
      <text:p text:style-name="P1"/>
      <text:list xml:id="list1835336399779105276" text:style-name="L172">
        <text:list-item>
          <text:p text:style-name="P189">Design/Implement consumables</text:p>
        </text:list-item>
        <text:list-item>
          <text:p text:style-name="P189">Design new item system (item slots (chest, boots, weapon, ring etc)</text:p>
        </text:list-item>
        <text:list-item>
          <text:p text:style-name="P189">Rework status icons (some status dont need numbers, some can go to negative, some can't, etc)</text:p>
          <text:list>
            <text:list-item>
              <text:p text:style-name="P189">status icon descriptions should take their number values into considering when displaying description (e.g. Poison should say “ At the end of turn take 5 damage” not “At the end of turn take damage).</text:p>
            </text:list-item>
          </text:list>
        </text:list-item>
        <text:list-item>
          <text:p text:style-name="P189">Rework ability buttons <text:s/>(descriptions should take their number values and modifiers into consideration when displaying description (e.g. Deal 3 (+4) damage, where the brackets are strength)</text:p>
        </text:list-item>
        <text:list-item>
          <text:p text:style-name="P189">Implement Boss Encounters</text:p>
        </text:list-item>
      </text:list>
      <text:p text:style-name="P1"/>
      <text:p text:style-name="P1">Sprint ??</text:p>
      <text:list xml:id="list5402232174554718659" text:style-name="L173">
        <text:list-item>
          <text:p text:style-name="P190">Redesign game plot and back story</text:p>
          <text:list>
            <text:list-item>
              <text:p text:style-name="P190">What is the mission? The problem? Who is/are the villains?</text:p>
            </text:list-item>
          </text:list>
        </text:list-item>
      </text:list>
      <text:list xml:id="list4171529360701136342" text:style-name="L174">
        <text:list-item>
          <text:p text:style-name="P191">Redesign defenders and abilities</text:p>
          <text:list>
            <text:list-item>
              <text:p text:style-name="P191">choose starting 4 gods and abilities</text:p>
            </text:list-item>
          </text:list>
        </text:list-item>
      </text:list>
      <text:list xml:id="list5724822422242911305" text:style-name="L175">
        <text:list-item>
          <text:p text:style-name="P192">redesign enemies and abilities</text:p>
          <text:list>
            <text:list-item>
              <text:p text:style-name="P192">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2979006932021850840" text:style-name="L176">
        <text:list-item>
          <text:p text:style-name="P151">Implement some more tile types</text:p>
        </text:list-item>
        <text:list-item>
          <text:p text:style-name="P151">Implement Ai logic for taking advantage of different tile types</text:p>
        </text:list-item>
        <text:list-item>
          <text:p text:style-name="P151">Implement randomly generated world/hexagon types DONE</text:p>
        </text:list-item>
      </text:list>
      <text:p text:style-name="P2"><text:soft-page-break/>Items/Loot</text:p>
      <text:list xml:id="list2791188477594958342" text:style-name="L177">
        <text:list-item>
          <text:p text:style-name="P152">Implement more items</text:p>
        </text:list-item>
        <text:list-item>
          <text:p text:style-name="P152">implement item rarity + drop chance </text:p>
        </text:list-item>
      </text:list>
      <text:p text:style-name="P2">Enemies</text:p>
      <text:list xml:id="list5219455015077226184" text:style-name="L178">
        <text:list-item>
          <text:p text:style-name="P153">Balance and tweak existing enemies</text:p>
        </text:list-item>
        <text:list-item>
          <text:p text:style-name="P153">Change vulnerable: 150% bonus damage not 200%</text:p>
        </text:list-item>
        <text:list-item>
          <text:p text:style-name="P153">Extreme tune enemies and have fun with their properties/behaviour</text:p>
        </text:list-item>
        <text:list-item>
          <text:p text:style-name="P153">implement some more enemies + abilities</text:p>
          <text:list>
            <text:list-item>
              <text:p text:style-name="P153">implement stealth/camoflagued + mega stealth/perma stealth/ invisbile</text:p>
            </text:list-item>
          </text:list>
        </text:list-item>
      </text:list>
      <text:p text:style-name="P1"/>
      <text:p text:style-name="P3">Remaining systems (7/22/19)</text:p>
      <text:list xml:id="list1227730713792964172" text:style-name="L179">
        <text:list-item>
          <text:p text:style-name="P193">character XP/level up system</text:p>
          <text:list>
            <text:list-item>
              <text:p text:style-name="P193">enemies reward XP on death</text:p>
            </text:list-item>
            <text:list-item>
              <text:p text:style-name="P193">enemy encounters reward xp on event end</text:p>
            </text:list-item>
            <text:list-item>
              <text:p text:style-name="P193">level up notifcations (end of combat, before reward screen pops up?)</text:p>
              <text:list>
                <text:list-item>
                  <text:p text:style-name="P193">maybe character data panel level number text is highlighted while player has unspent stat points?</text:p>
                </text:list-item>
              </text:list>
            </text:list-item>
            <text:list-item>
              <text:p text:style-name="P193">level up rewards a stat point that can be used to increase a trait</text:p>
              <text:list>
                <text:list-item>
                  <text:p text:style-name="P193">re-do stat panel in character panel: add buttons to increase values</text:p>
                </text:list-item>
                <text:list-item>
                  <text:p text:style-name="P193">add a property/panel text for 'Stat Points': currency for increasing stats</text:p>
                </text:list-item>
              </text:list>
            </text:list-item>
            <text:list-item>
              <text:p text:style-name="P193">character talent tree</text:p>
              <text:list>
                <text:list-item>
                  <text:p text:style-name="P193">design talent tree visual layout, UI, buttons etc</text:p>
                </text:list-item>
                <text:list-item>
                  <text:p text:style-name="P193">design abilties to be placed on the tree</text:p>
                </text:list-item>
              </text:list>
            </text:list-item>
          </text:list>
        </text:list-item>
      </text:list>
      <text:p text:style-name="P1"/>
      <text:list xml:id="list8162462308863380901" text:style-name="L180">
        <text:list-item>
          <text:p text:style-name="P194">Artifacts system</text:p>
          <text:list>
            <text:list-item>
              <text:p text:style-name="P194">design some common, rare and boss relics</text:p>
            </text:list-item>
            <text:list-item>
              <text:p text:style-name="P194">design artifact loot reward button and logic</text:p>
              <text:list>
                <text:list-item>
                  <text:p text:style-name="P194">an artifact cant be offered if the player already has it</text:p>
                </text:list-item>
              </text:list>
            </text:list-item>
            <text:list-item>
              <text:p text:style-name="P194">design UI panel for displaying artifacts</text:p>
            </text:list-item>
          </text:list>
        </text:list-item>
      </text:list>
      <text:p text:style-name="P1"><text:soft-page-break/></text:p>
      <text:list xml:id="list7832765522651412020" text:style-name="L181">
        <text:list-item>
          <text:p text:style-name="P195">States/ Debuff/ Curses system</text:p>
          <text:list>
            <text:list-item>
              <text:p text:style-name="P195">Design some curses</text:p>
            </text:list-item>
            <text:list-item>
              <text:p text:style-name="P195">perhaps curses dont have be exclusively bad?</text:p>
            </text:list-item>
            <text:list-item>
              <text:p text:style-name="P195">design UI panel for displaying active curses</text:p>
            </text:list-item>
            <text:list-item>
              <text:p text:style-name="P195">design some events and ways the player can get curses</text:p>
            </text:list-item>
            <text:list-item>
              <text:p text:style-name="P195">maybe some curses have a duration? 3 encounters, 2 combats, infinite, until next boss defeated, etc.</text:p>
            </text:list-item>
          </text:list>
        </text:list-item>
      </text:list>
      <text:p text:style-name="P1"/>
      <text:list xml:id="list6228240718117533412" text:style-name="L182">
        <text:list-item>
          <text:p text:style-name="P196">Mystery Events </text:p>
          <text:list>
            <text:list-item>
              <text:p text:style-name="P196">Design and decide on some mystery events</text:p>
              <text:list>
                <text:list-item>
                  <text:p text:style-name="P196">Mystery event base class, each event is its own class maybe? OR</text:p>
                </text:list-item>
                <text:list-item>
                  <text:p text:style-name="P196">Create a prefab GO for each event, each GO has its own script</text:p>
                </text:list-item>
              </text:list>
            </text:list-item>
          </text:list>
        </text:list-item>
      </text:list>
      <text:list xml:id="list654676347898988868" text:style-name="L183">
        <text:list-item>
          <text:p text:style-name="P197">the same mystery event cant appear more then once during a run</text:p>
          <text:p text:style-name="P197"/>
        </text:list-item>
      </text:list>
      <text:p text:style-name="P1"/>
      <text:list xml:id="list2509765811426611271" text:style-name="L184">
        <text:list-item>
          <text:p text:style-name="P198">Shop/Village Event</text:p>
          <text:list>
            <text:list-item>
              <text:p text:style-name="P198">Design/implement shop features</text:p>
              <text:list>
                <text:list-item>
                  <text:p text:style-name="P198">buy artifacts</text:p>
                </text:list-item>
                <text:list-item>
                  <text:p text:style-name="P198">remove curses/states</text:p>
                  <text:p text:style-name="P198"/>
                </text:list-item>
              </text:list>
            </text:list-item>
          </text:list>
        </text:list-item>
      </text:list>
      <text:list xml:id="list1172062684389853321" text:style-name="L185">
        <text:list-item>
          <text:p text:style-name="P199">Boss Event</text:p>
          <text:list>
            <text:list-item>
              <text:p text:style-name="P199">Design/implement some bosses</text:p>
            </text:list-item>
            <text:list-item>
              <text:p text:style-name="P199">special item reward logic</text:p>
            </text:list-item>
            <text:list-item>
              <text:p text:style-name="P199">boss artifact reward event</text:p>
            </text:list-item>
            <text:list-item>
              <text:p text:style-name="P199">eventmanager: end boss fight event</text:p>
              <text:list>
                <text:list-item>
                  <text:p text:style-name="P199">create a new hexagon world map, etc</text:p>
                </text:list-item>
              </text:list>
            </text:list-item>
          </text:list>
        </text:list-item>
      </text:list>
      <text:p text:style-name="P3"/>
      <text:p text:style-name="P3"/>
      <text:p text:style-name="P3"><text:soft-page-break/>Play Testing Notes</text:p>
      <text:p text:style-name="P5">Play Test 8/24/19</text:p>
      <text:list xml:id="list5361471683485766954" text:style-name="L186">
        <text:list-item>
          <text:p text:style-name="P154">shouldn't recieve the same item twice in a loot reward screen</text:p>
        </text:list-item>
        <text:list-item>
          <text:p text:style-name="P154">shouldn't receive the same item twice in a shop screen</text:p>
        </text:list-item>
        <text:list-item>
          <text:p text:style-name="P154">'continue' button in shop doesnt highlight hexagons when the map opens</text:p>
        </text:list-item>
        <text:list-item>
          <text:p text:style-name="P154">Grim reaper encounter feels a little weak. I only took 11 damage to my warrior FIXED</text:p>
        </text:list-item>
        <text:list-item>
          <text:p text:style-name="P154">relic info panels in shop and on top bar are too small FIXED</text:p>
        </text:list-item>
        <text:list-item>
          <text:p text:style-name="P154">the 1<text:span text:style-name="T1">st</text:span> relic info panel on top bar hangs over the screen and cant be read FIXED</text:p>
        </text:list-item>
        <text:list-item>
          <text:p text:style-name="P154">enemy spawn locations are inconsistent</text:p>
        </text:list-item>
        <text:list-item>
          <text:p text:style-name="P154">rock golems broken, not attacking or doing anything (not enough AP console messages) FIXED</text:p>
        </text:list-item>
        <text:list-item>
          <text:p text:style-name="P154">items in inventory view bugs. Some item cards appear larger then others</text:p>
        </text:list-item>
        <text:list-item>
          <text:p text:style-name="P154">world map bugs. Once passed have half way, it highlights and sets availble to wrong encounters (doesnt set adjacent tiles availble, instead sets the tile to the top left and the one above it as available) FIXED</text:p>
        </text:list-item>
        <text:list-item>
          <text:p text:style-name="P154">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4">Need to finish talent trees (mage, priest)</text:p>
        </text:list-item>
        <text:list-item>
          <text:p text:style-name="P154">Character roster info panel shows warrior sprite and warrior name regardless of the characters class FIXED</text:p>
        </text:list-item>
        <text:list-item>
          <text:p text:style-name="P154">camp site typo: if player has kettle bell, the text should say “gain 2 levelS” not “level” FIXED</text:p>
        </text:list-item>
        <text:list-item>
          <text:p text:style-name="P154">game feels a little bit too easy. Play around with ways to increase difficulty</text:p>
        </text:list-item>
        <text:list-item>
          <text:p text:style-name="P154">map generation is too random. Make a better system DONE</text:p>
        </text:list-item>
      </text:list>
      <text:p text:style-name="P3">To do before alpha test</text:p>
      <text:p text:style-name="P3"/>
      <text:list xml:id="list32532074871450308" text:style-name="L187">
        <text:list-item>
          <text:p text:style-name="P155">talent trees</text:p>
          <text:list>
            <text:list-item>
              <text:p text:style-name="P155">finish talent trees for priest/mage</text:p>
            </text:list-item>
            <text:list-item>
              <text:p text:style-name="P155">make talent trees “choose one or the other” </text:p>
            </text:list-item>
            <text:list-item>
              <text:p text:style-name="P155">UI and view fixes</text:p>
              <text:list>
                <text:list-item>
                  <text:p text:style-name="P155">talent points should be highlighted or sparkling if its more then 0</text:p>
                </text:list-item>
                <text:list-item>
                  <text:p text:style-name="P155">design highlighting/affordance system for buttons</text:p>
                  <text:list>
                    <text:list-item>
                      <text:p text:style-name="P155"><text:soft-page-break/>unowned and unpurchasable talents should be greyed out</text:p>
                    </text:list-item>
                    <text:list-item>
                      <text:p text:style-name="P155">unowned but purchasable talents should have normal color and have a green highlight around them</text:p>
                    </text:list-item>
                    <text:list-item>
                      <text:p text:style-name="P155">place two way arrow between buttons to indicate “one or the other” purchase system</text:p>
                    </text:list-item>
                  </text:list>
                </text:list-item>
              </text:list>
            </text:list-item>
          </text:list>
        </text:list-item>
      </text:list>
      <text:list xml:id="list1947919585505811262" text:style-name="L188">
        <text:list-item>
          <text:p text:style-name="P156">items</text:p>
          <text:list>
            <text:list-item>
              <text:p text:style-name="P156">item card looks ugly: redesign item card view</text:p>
            </text:list-item>
            <text:list-item>
              <text:p text:style-name="P156">Add feature: player can give player an item from the inventory view</text:p>
            </text:list-item>
            <text:list-item>
              <text:p text:style-name="P156">find better item sprites</text:p>
            </text:list-item>
            <text:list-item>
              <text:p text:style-name="P156">new scripts for different views</text:p>
              <text:list>
                <text:list-item>
                  <text:p text:style-name="P156">itemcard in inventory script + prefab</text:p>
                </text:list-item>
                <text:list-item>
                  <text:p text:style-name="P156">fix content size fitter settings of inventory to make it look neater</text:p>
                </text:list-item>
                <text:list-item>
                  <text:p text:style-name="P156">item card in shop script + prefab</text:p>
                </text:list-item>
              </text:list>
            </text:list-item>
          </text:list>
        </text:list-item>
      </text:list>
      <text:list xml:id="list38734376" text:continue-list="list5319346065357428383" text:style-name="L72">
        <text:list-item>
          <text:p text:style-name="P75">Front page/ new game screen</text:p>
          <text:list>
            <text:list-item>
              <text:p text:style-name="P75">Add “random” character selection choice</text:p>
            </text:list-item>
            <text:list-item>
              <text:p text:style-name="P75">make “random character” the default choice when the screen opens</text:p>
            </text:list-item>
            <text:list-item>
              <text:p text:style-name="P75">implement a way to stop player choosing the same character twice</text:p>
            </text:list-item>
            <text:list-item>
              <text:p text:style-name="P75">redesign the view: make it a bit prettier</text:p>
            </text:list-item>
            <text:list-item>
              <text:p text:style-name="P75">remove arrows on “play” and “main menu” buttons (not needed, player just clicks the button, not arrow)</text:p>
            </text:list-item>
            <text:list-item>
              <text:p text:style-name="P75">make the character box sprite view animated (not just still character sprite, character plays idle animation, or attack anim then idle anim)</text:p>
            </text:list-item>
            <text:list-item>
              <text:p text:style-name="P75">character box on mouse over shows the characters starting abilities and description correctly</text:p>
            </text:list-item>
            <text:list-item>
              <text:p text:style-name="P75">make a better transition between menu/game scene (black screen fade out/in)</text:p>
            </text:list-item>
          </text:list>
        </text:list-item>
      </text:list>
      <text:list xml:id="list5934102098408829887" text:style-name="L189">
        <text:list-item>
          <text:p text:style-name="P157">Ability/traits/passives/hp notifications system</text:p>
          <text:list>
            <text:list-item>
              <text:p text:style-name="P157">Implement a better timing/queue system</text:p>
              <text:list>
                <text:list-item>
                  <text:p text:style-name="P157">every character has its own “queue” list of notifications to play, OR</text:p>
                </text:list-item>
                <text:list-item>
                  <text:p text:style-name="P157">rewrite the notification class methods, improve timing</text:p>
                </text:list-item>
              </text:list>
            </text:list-item>
            <text:list-item>
              <text:p text:style-name="P157">HP modification should have its own notification prefab</text:p>
              <text:list>
                <text:list-item>
                  <text:p text:style-name="P157">Display a heart symbol instead of hp text</text:p>
                </text:list-item>
                <text:list-item>
                  <text:p text:style-name="P157">health increases make the font green, health loses make the font red</text:p>
                </text:list-item>
              </text:list>
            </text:list-item>
          </text:list>
        </text:list-item>
      </text:list>
      <text:list xml:id="list7984491206729583062" text:style-name="L190">
        <text:list-item>
          <text:p text:style-name="P158"><text:soft-page-break/>Poison stacks modification should have its own notification prefab</text:p>
          <text:list>
            <text:list-item>
              <text:p text:style-name="P158">Display a green skull/bones symbol instead of “poison” text</text:p>
            </text:list-item>
          </text:list>
        </text:list-item>
        <text:list-item>
          <text:p text:style-name="P158">Ap amount modification should have its own notification prefab</text:p>
          <text:list>
            <text:list-item>
              <text:p text:style-name="P158">Display the green energy swirl symbol instead of “AP” text</text:p>
            </text:list-item>
          </text:list>
        </text:list-item>
        <text:list-item>
          <text:p text:style-name="P158">Block amount modification should have its own notification prefab</text:p>
          <text:list>
            <text:list-item>
              <text:p text:style-name="P158">Display a shield symbol instead of “block” text<text:tab/></text:p>
            </text:list-item>
          </text:list>
        </text:list-item>
      </text:list>
      <text:p text:style-name="P2">Character Sprites</text:p>
      <text:list xml:id="list7876205147768514882" text:style-name="L191">
        <text:list-item>
          <text:p text:style-name="P159">Decide whether to buy skeletons pack sprite sheets or bone based heroes/skellies</text:p>
        </text:list-item>
        <text:list-item>
          <text:p text:style-name="P159">Re-implement the character animations</text:p>
        </text:list-item>
        <text:list-item>
          <text:p text:style-name="P159">implement death animations</text:p>
        </text:list-item>
      </text:list>
      <text:p text:style-name="P2">World/Camera View</text:p>
      <text:list xml:id="list38740715" text:continue-list="list3445462613223390615" text:style-name="L74">
        <text:list-item>
          <text:p text:style-name="P77">Change camera and view system</text:p>
          <text:list>
            <text:list-item>
              <text:p text:style-name="P77">set max/min zoom distances</text:p>
            </text:list-item>
            <text:list-item>
              <text:p text:style-name="P77">make it so moving camera cannot be moved off the world view</text:p>
              <text:list>
                <text:list-item>
                  <text:p text:style-name="P77">set left/right/up/down limits</text:p>
                </text:list-item>
              </text:list>
            </text:list-item>
          </text:list>
        </text:list-item>
      </text:list>
      <text:list xml:id="list3247911730756304814" text:style-name="L192">
        <text:list-item>
          <text:p text:style-name="P160">create a visuals/tiles/background surronding the tiles</text:p>
          <text:list>
            <text:list-item>
              <text:p text:style-name="P160">could use water tiles to make a BG.</text:p>
            </text:list-item>
          </text:list>
        </text:list-item>
      </text:list>
      <text:list xml:id="list3669085816644535854" text:style-name="L193">
        <text:list-item>
          <text:p text:style-name="P161">possibly need to implement cinemachine camera system, and rewatch the tutorial from 2d course</text:p>
        </text:list-item>
      </text:list>
      <text:p text:style-name="P2">Characters</text:p>
      <text:list xml:id="list6741295445028439690" text:style-name="L194">
        <text:list-item>
          <text:p text:style-name="P162">Design/Implement two more playable classes</text:p>
        </text:list-item>
      </text:list>
      <text:p text:style-name="P2">Events</text:p>
      <text:list xml:id="list3422616050123931779" text:style-name="L195">
        <text:list-item>
          <text:p text:style-name="P163">Implement a nice on combat ended event</text:p>
          <text:list>
            <text:list-item>
              <text:p text:style-name="P163">last enemy dies and wait until animation has finished</text:p>
            </text:list-item>
            <text:list-item>
              <text:p text:style-name="P163">character notifications for xp gained, wait til finished</text:p>
            </text:list-item>
            <text:list-item>
              <text:p text:style-name="P163">character notifications if leveled up, wait til finished</text:p>
            </text:list-item>
            <text:list-item>
              <text:p text:style-name="P163">blend in transparent black background, while loading the loot screen over the top of it.</text:p>
            </text:list-item>
          </text:list>
        </text:list-item>
      </text:list>
      <text:list xml:id="list38761448" text:continue-list="list3247911730756304814" text:style-name="L192">
        <text:list-header>
          <text:p text:style-name="P160"/>
          <text:p text:style-name="P160"/>
          <text:p text:style-name="P160">Andrei play test notes</text:p>
        </text:list-header>
      </text:list>
      <text:list xml:id="list2055835351430476853" text:style-name="L196">
        <text:list-item>
          <text:p text:style-name="P164"><text:soft-page-break/>Input broken</text:p>
        </text:list-item>
        <text:list-item>
          <text:p text:style-name="P164">fireball targetting occasionly not working</text:p>
          <text:list>
            <text:list-item>
              <text:p text:style-name="P164">possibly caused by clicking from ability to ability</text:p>
            </text:list-item>
          </text:list>
        </text:list-item>
      </text:list>
      <text:list xml:id="list8002059284985362158" text:style-name="L197">
        <text:list-item>
          <text:p text:style-name="P165">necromancer causes crash</text:p>
          <text:list>
            <text:list-item>
              <text:p text:style-name="P165">if no tiles are valid to place a zombie on, a null is returned</text:p>
            </text:list-item>
          </text:list>
        </text:list-item>
      </text:list>
      <text:p text:style-name="P3">Random Game Ideas</text:p>
      <text:p text:style-name="P2"/>
      <text:p text:style-name="P5">Rest Site Event</text:p>
      <text:list xml:id="list6248166812982474350" text:style-name="L198">
        <text:list-item>
          <text:p text:style-name="P166">You can do multiple things at each rest site</text:p>
        </text:list-item>
        <text:list-item>
          <text:p text:style-name="P166">At each rest site, you have 3 action points</text:p>
        </text:list-item>
        <text:list-item>
          <text:p text:style-name="P166">Doing something at a rest site spends an action point OR each action has a action point cost</text:p>
        </text:list-item>
        <text:list-item>
          <text:p text:style-name="P166">E.g.</text:p>
          <text:list>
            <text:list-item>
              <text:p text:style-name="P166">Choose a character to level up : 2 points</text:p>
            </text:list-item>
            <text:list-item>
              <text:p text:style-name="P166">Choose a character to heal 50% health: 1 ap</text:p>
            </text:list-item>
            <text:list-item>
              <text:p text:style-name="P166">All character heal to full HP: 3 AP</text:p>
            </text:list-item>
            <text:list-item>
              <text:p text:style-name="P166">All character gain +1 mobility, energy and initiative in the next combat 2 AP</text:p>
            </text:list-item>
            <text:list-item>
              <text:p text:style-name="P166">Ressurect a dead character to 50% hp: 2 AP</text:p>
            </text:list-item>
          </text:list>
        </text:list-item>
      </text:list>
      <text:p text:style-name="P5">States Replace Artifacts</text:p>
      <text:list xml:id="list7061560138622708508" text:style-name="L199">
        <text:list-item>
          <text:p text:style-name="P167">Instead of Artifacts, players can receive blessings and curses known as 'States'</text:p>
        </text:list-item>
        <text:list-item>
          <text:p text:style-name="P167">States apply a party wide effect that lasts for specified time (permanent, expires in 3 encounters, expires </text:p>
        </text:list-item>
        <text:list-item>
          <text:p text:style-name="P167">States have a duration / expiration property that dictates how long it is in effect for, e.g.</text:p>
          <text:list>
            <text:list-item>
              <text:p text:style-name="P167">Permanent</text:p>
            </text:list-item>
            <text:list-item>
              <text:p text:style-name="P167">Expires after 3 encounters</text:p>
            </text:list-item>
            <text:list-item>
              <text:p text:style-name="P167">Expires at the start of the next act</text:p>
            </text:list-item>
            <text:list-item>
              <text:p text:style-name="P167">Expires when a character dies</text:p>
            </text:list-item>
            <text:list-item>
              <text:p text:style-name="P167">Instant (gain 300 gold, all characters level up, etc)</text:p>
            </text:list-item>
          </text:list>
        </text:list-item>
      </text:list>
      <text:list xml:id="list3392644008309006562" text:style-name="L200">
        <text:list-item>
          <text:p text:style-name="P168">State Ideas</text:p>
          <text:list>
            <text:list-item>
              <text:p text:style-name="P168">Stat increases (+ 1 wisdom, initiative, strength, dexterity, mobility, etc)</text:p>
            </text:list-item>
            <text:list-item>
              <text:p text:style-name="P168"><text:soft-page-break/>Block does not expire on activation end</text:p>
            </text:list-item>
            <text:list-item>
              <text:p text:style-name="P168">All gold income is doubled</text:p>
            </text:list-item>
            <text:list-item>
              <text:p text:style-name="P168">All characters start combat with +1 energy and +1 max AP</text:p>
            </text:list-item>
            <text:list-item>
              <text:p text:style-name="P168">Dead characters start combat with 1hp</text:p>
            </text:list-item>
            <text:list-item>
              <text:p text:style-name="P168">Resting at camp site restores 100% hp</text:p>
            </text:list-item>
            <text:list-item>
              <text:p text:style-name="P168">You can remove states at rest sites</text:p>
            </text:list-item>
            <text:list-item>
              <text:p text:style-name="P168">When choosing an encounter, you may pick any from the next column</text:p>
            </text:list-item>
            <text:list-item>
              <text:p text:style-name="P168">Characters that end their activation without block gain +3 block</text:p>
            </text:list-item>
            <text:list-item>
              <text:p text:style-name="P168">Combat events drop an additional item reward</text:p>
            </text:list-item>
          </text:list>
        </text:list-item>
      </text:list>
      <text:p text:style-name="P2"/>
      <text:p text:style-name="P2">Curse Ideas</text:p>
      <text:list xml:id="list2321125153347135995" text:style-name="L201">
        <text:list-item>
          <text:p text:style-name="P169">Fatigue: Your characters have -1 energy and initiative</text:p>
        </text:list-item>
        <text:list-item>
          <text:p text:style-name="P169">Shaken: Your characters have -1 strength and wisdom</text:p>
        </text:list-item>
        <text:list-item>
          <text:p text:style-name="P169">Disease: Your characters start combat with 1 poison</text:p>
        </text:list-item>
        <text:list-item>
          <text:p text:style-name="P169">Careless: Your characters cannot gain block</text:p>
        </text:list-item>
        <text:list-item>
          <text:p text:style-name="P169">Fear: You characters start combat with 2 exhausted and exposed</text:p>
        </text:list-item>
        <text:list-item>
          <text:p text:style-name="P169">Recklessness: Your characters cannot use 'skill' abilities</text:p>
        </text:list-item>
        <text:list-item>
          <text:p text:style-name="P169">Confusion: 50% for characters to become stunned on combat start</text:p>
        </text:list-item>
        <text:list-item>
          <text:p text:style-name="P169">Greed: You cannot gain gold</text:p>
        </text:list-item>
        <text:list-item>
          <text:p text:style-name="P169">Shame:</text:p>
        </text:list-item>
        <text:list-item>
          <text:p text:style-name="P169">Doubt: Your characters start combat with 'Pinned'</text:p>
        </text:list-item>
        <text:list-item>
          <text:p text:style-name="P169">Hemmoraging: Your characters cannot heal</text:p>
        </text:list-item>
        <text:list-item>
          <text:p text:style-name="P169">Wanted: You cannot spend money in shops (last til end of chapter)</text:p>
        </text:list-item>
      </text:list>
      <text:p text:style-name="P2">Temporary Blessing Ideas</text:p>
      <text:list xml:id="list7049864114622036238" text:style-name="L202">
        <text:list-item>
          <text:p text:style-name="P170">Courage: Your characters have +1 strength, wisdom, energy, initative and dexterity</text:p>
        </text:list-item>
        <text:list-item>
          <text:p text:style-name="P170">Armor Repairs: Block does not expire on activation end (3 encounters)</text:p>
        </text:list-item>
        <text:list-item>
          <text:p text:style-name="P170">Well Rested: +1 energy and initiative (3 encounters)</text:p>
        </text:list-item>
        <text:list-item>
          <text:p text:style-name="P170">Well Fed: +1 mobility and dexterity (3 encounters)</text:p>
        </text:list-item>
        <text:list-item>
          <text:p text:style-name="P170">Well Trained +1 Strength and Wisdom (3 encounters)</text:p>
        </text:list-item>
        <text:list-item>
          <text:p text:style-name="P170"><text:soft-page-break/>Double all gold income (5 encounters)</text:p>
        </text:list-item>
        <text:list-item>
          <text:p text:style-name="P170">Vaccinated: Immune to poison. Start combat with +1 rune (5 encounters)</text:p>
        </text:list-item>
        <text:list-item>
          <text:p text:style-name="P170">Foresight/Scouting: When choosing an encounter, you may pick any from the next column (3 encounters)</text:p>
        </text:list-item>
      </text:list>
      <text:p text:style-name="P2">States similar to Artifacts</text:p>
      <text:list xml:id="list260964082457069613" text:style-name="L203">
        <text:list-item>
          <text:p text:style-name="P171">Second Wind: Characters below 50% hp start combat with +2 strength and wisdom</text:p>
        </text:list-item>
        <text:list-item>
          <text:p text:style-name="P171">Cannibalistic: Characters heal +5hp at the end of combat</text:p>
        </text:list-item>
      </text:list>
      <text:p text:style-name="P2"/>
      <text:p text:style-name="P2"/>
      <text:p text:style-name="P2">Final Artifacts List</text:p>
      <text:list xml:id="list5033150953633371787" text:style-name="L204">
        <text:list-item>
          <text:list>
            <text:list-item>
              <text:p text:style-name="P172">All gold gains are increased by 50% DONE</text:p>
            </text:list-item>
            <text:list-item>
              <text:p text:style-name="P172">Old Coin: On pick up, gain 200 gold DONE</text:p>
            </text:list-item>
            <text:list-item>
              <text:p text:style-name="P172">On pick up, all characters immediately gain 1 level DONE</text:p>
            </text:list-item>
            <text:list-item>
              <text:p text:style-name="P172">On pickup, increase the max HP of all characters by 20 DONE</text:p>
            </text:list-item>
            <text:list-item>
              <text:p text:style-name="P172">All characters start each combat with 6 block DONE</text:p>
            </text:list-item>
            <text:list-item>
              <text:p text:style-name="P172">Enemies in elite encounters start combat at 75% Hp. DONE</text:p>
            </text:list-item>
            <text:list-item>
              <text:p text:style-name="P172">Your characters lose 5 block instead of all block on activation start DONE</text:p>
            </text:list-item>
            <text:list-item>
              <text:p text:style-name="P172">Resting at a camp site restores 100% hp DONE</text:p>
            </text:list-item>
            <text:list-item>
              <text:p text:style-name="P172">Training at a rest site now grants +2 levels DONE</text:p>
            </text:list-item>
            <text:list-item>
              <text:p text:style-name="P172">Your characters are immune to free strikes DONE</text:p>
            </text:list-item>
            <text:list-item>
              <text:p text:style-name="P172">Characters that start combat with 50% or less hp gain +3 strength. DONE</text:p>
            </text:list-item>
            <text:list-item>
              <text:p text:style-name="P172">Your characters start combat at maximum AP. DONE</text:p>
            </text:list-item>
            <text:list-item>
              <text:p text:style-name="P172">Your characters have +2 max AP. DONE</text:p>
            </text:list-item>
            <text:list-item>
              <text:p text:style-name="P172">All character have +1</text:p>
              <text:list>
                <text:list-item>
                  <text:p text:style-name="P172">strength DONE</text:p>
                </text:list-item>
                <text:list-item>
                  <text:p text:style-name="P172">wisdom DONE</text:p>
                </text:list-item>
                <text:list-item>
                  <text:p text:style-name="P172">dexterity DONE</text:p>
                </text:list-item>
                <text:list-item>
                  <text:p text:style-name="P172">initative DONE</text:p>
                </text:list-item>
                <text:list-item>
                  <text:p text:style-name="P172">energy DONE</text:p>
                </text:list-item>
                <text:list-item>
                  <text:p text:style-name="P172"><text:soft-page-break/>mobility DONE</text:p>
                </text:list-item>
              </text:list>
            </text:list-item>
          </text:list>
        </text:list-item>
      </text:list>
      <text:p text:style-name="P2"/>
      <text:list xml:id="list38756531" text:continue-numbering="true" text:style-name="L204">
        <text:list-item>
          <text:p text:style-name="P172">Artifact Ideas</text:p>
          <text:list>
            <text:list-item>
              <text:p text:style-name="P172">You characters are immune to free strikes</text:p>
            </text:list-item>
            <text:list-item>
              <text:p text:style-name="P172">Characters that end their activation without block gain +3 block</text:p>
            </text:list-item>
            <text:list-item>
              <text:p text:style-name="P172">All gold gains are increased by 50%</text:p>
            </text:list-item>
            <text:list-item>
              <text:p text:style-name="P172">On pick up, gain 300 gold</text:p>
            </text:list-item>
            <text:list-item>
              <text:p text:style-name="P172">All characters immediately gain 1 level</text:p>
            </text:list-item>
            <text:list-item>
              <text:p text:style-name="P172">All xp gains are increased by 50%</text:p>
            </text:list-item>
            <text:list-item>
              <text:p text:style-name="P172">Your characters gain +1 mobility during the first turn of combat</text:p>
            </text:list-item>
            <text:list-item>
              <text:p text:style-name="P172">The drop chance of rare items is tripled.</text:p>
            </text:list-item>
            <text:list-item>
              <text:p text:style-name="P172">All characters start combat with +1 energy and +1 max AP</text:p>
            </text:list-item>
            <text:list-item>
              <text:p text:style-name="P172">All characters start combat with +1 strength</text:p>
            </text:list-item>
            <text:list-item>
              <text:p text:style-name="P172">All characters start combat with +1 dexterity</text:p>
            </text:list-item>
            <text:list-item>
              <text:p text:style-name="P172">If a character ends it turn with max AP, it gains +2 strength</text:p>
            </text:list-item>
            <text:list-item>
              <text:p text:style-name="P172">All characters start each combat with 6 block</text:p>
            </text:list-item>
            <text:list-item>
              <text:p text:style-name="P172">At the the start of combat, dead characters are revived at 1hp.</text:p>
            </text:list-item>
            <text:list-item>
              <text:p text:style-name="P172">At the start of combat, all characters gain +2 AP</text:p>
            </text:list-item>
            <text:list-item>
              <text:p text:style-name="P172">Enemies in elite encounters start combat at 75% Hp.</text:p>
            </text:list-item>
            <text:list-item>
              <text:p text:style-name="P172">Resting at a camp site now restores 50% hp</text:p>
            </text:list-item>
            <text:list-item>
              <text:p text:style-name="P172">On pickup, increase the max HP of all characters by 15</text:p>
            </text:list-item>
            <text:list-item>
              <text:p text:style-name="P172">If a character is at 100% HP, it starts combat with +1 energy</text:p>
            </text:list-item>
            <text:list-item>
              <text:p text:style-name="P172">Characters that end their turn on a grass tile gain +5 block</text:p>
            </text:list-item>
            <text:list-item>
              <text:p text:style-name="P172">Characters that end their turn on a grass tile gain +1 strength</text:p>
            </text:list-item>
            <text:list-item>
              <text:p text:style-name="P172">Training at a rest site now grants +2 levels</text:p>
            </text:list-item>
            <text:list-item>
              <text:p text:style-name="P172">You can remove curses at rest sites</text:p>
            </text:list-item>
            <text:list-item>
              <text:p text:style-name="P172">combat events drop an additional item reward</text:p>
            </text:list-item>
            <text:list-item>
              <text:p text:style-name="P172">when adding items to your inventory, you may gain +10 gold instead</text:p>
            </text:list-item>
            <text:list-item>
              <text:p text:style-name="P172">you can now dig for artifacts at camp sites</text:p>
            </text:list-item>
            <text:list-item>
              <text:p text:style-name="P172"><text:soft-page-break/>block no longer expires at the start of turn</text:p>
            </text:list-item>
            <text:list-item>
              <text:p text:style-name="P172">you may ignore paths when choosing an encounter to travel to </text:p>
            </text:list-item>
          </text:list>
        </text:list-item>
      </text:list>
      <text:p text:style-name="P2">New Artifact Ideas</text:p>
      <text:list xml:id="list1747834948054061757" text:style-name="L205">
        <text:list-item>
          <text:p text:style-name="P173">Your characters gain +1 initiative on the first turn</text:p>
        </text:list-item>
        <text:list-item>
          <text:p text:style-name="P173">While a character has less then 50% life, it has +3 strength and wisdom</text:p>
        </text:list-item>
        <text:list-item>
          <text:p text:style-name="P173">Elite enemies start combat with 20% less life</text:p>
        </text:list-item>
      </text:list>
      <text:p text:style-name="P2"/>
      <text:p text:style-name="P3">Story Event Code Ideas</text:p>
      <text:p text:style-name="P2">New Scripts</text:p>
      <text:list xml:id="list6202364047126772994" text:style-name="L206">
        <text:list-item>
          <text:p text:style-name="P174">StoryEventManager</text:p>
          <text:list>
            <text:list-item>
              <text:p text:style-name="P174">GetRandomViableStoryEvent</text:p>
            </text:list-item>
            <text:list-item>
              <text:p text:style-name="P174">BuildStoryEventWindow(StoryEventDataSO storyEvent)</text:p>
              <text:list>
                <text:list-item>
                  <text:p text:style-name="P174">Sets up all the UI/Buttons/Text on the event UI screen</text:p>
                </text:list-item>
              </text:list>
            </text:list-item>
          </text:list>
        </text:list-item>
        <text:list-item>
          <text:p text:style-name="P174">StoryEventDataSO</text:p>
          <text:list>
            <text:list-item>
              <text:p text:style-name="P174">EventName</text:p>
            </text:list-item>
            <text:list-item>
              <text:p text:style-name="P174">EventSpriteOne</text:p>
            </text:list-item>
            <text:list-item>
              <text:p text:style-name="P174">EventSpriteTwo</text:p>
            </text:list-item>
            <text:list-item>
              <text:p text:style-name="P174">EventButtonOneName</text:p>
              <text:list>
                <text:list-item>
                  <text:p text:style-name="P174">EventButtonOneDescription</text:p>
                </text:list-item>
              </text:list>
            </text:list-item>
            <text:list-item>
              <text:p text:style-name="P174">EventButtonTwoName</text:p>
              <text:list>
                <text:list-item>
                  <text:p text:style-name="P174">EventButtonTwoDescription</text:p>
                </text:list-item>
              </text:list>
            </text:list-item>
            <text:list-item>
              <text:p text:style-name="P174">EventButtonThreeName</text:p>
              <text:list>
                <text:list-item>
                  <text:p text:style-name="P174">EventButtonThreeDescription</text:p>
                </text:list-item>
              </text:list>
            </text:list-item>
          </text:list>
        </text:list-item>
        <text:list-item>
          <text:p text:style-name="P174">StoryEventLibrary</text:p>
          <text:list>
            <text:list-item>
              <text:p text:style-name="P174">List &lt;StoryDataSO&gt; allStoryEvents</text:p>
            </text:list-item>
          </text:list>
        </text:list-item>
      </text:list>
      <text:p text:style-name="P2">New GO's</text:p>
      <text:list xml:id="list1003520120108669416" text:style-name="L207">
        <text:list-item>
          <text:p text:style-name="P175">StoryEventScreen</text:p>
        </text:list-item>
        <text:list-item>
          <text:p text:style-name="P175">StoryEventButton</text:p>
        </text:list-item>
      </text:list>
      <text:p text:style-name="P2">Basic UI ideas</text:p>
      <text:list xml:id="list7038850862123986732" text:style-name="L208">
        <text:list-item>
          <text:p text:style-name="P176"><text:soft-page-break/>One canvas that handles all story events</text:p>
          <text:list>
            <text:list-item>
              <text:p text:style-name="P176">Large text panel for where the description goes</text:p>
            </text:list-item>
            <text:list-item>
              <text:p text:style-name="P176">Image Panel for the image behind the event goes</text:p>
            </text:list-item>
            <text:list-item>
              <text:p text:style-name="P176">Continue button that enables after player has made choice. Clicking closes the event window and opens the world map</text:p>
            </text:list-item>
            <text:list-item>
              <text:p text:style-name="P176">Buttons panel for options buttons</text:p>
              <text:list>
                <text:list-item>
                  <text:p text:style-name="P176">horizontal view lay out group component</text:p>
                </text:list-item>
                <text:list-item>
                  <text:p text:style-name="P176">Button</text:p>
                  <text:list>
                    <text:list-item>
                      <text:p text:style-name="P176">button has text on it that describes the action (e.g. Fight Mork, Walk the long way around, etc)</text:p>
                    </text:list-item>
                    <text:list-item>
                      <text:p text:style-name="P176">button has a description panel below it that describes the consequences of the action (e.g. Gain State: Tired, Start a new combat event with mork, Lose all gold)</text:p>
                    </text:list-item>
                  </text:list>
                </text:list-item>
              </text:list>
            </text:list-item>
          </text:list>
        </text:list-item>
      </text:list>
      <text:list xml:id="list619031154050458095" text:style-name="L209">
        <text:list-item>
          <text:p text:style-name="P177">when a choice is made, sometimes the description text is replaced with new text describing the consequence of the action related to the story.</text:p>
          <text:list>
            <text:list-item>
              <text:p text:style-name="P177">(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01T18:53:26.85</dc:date>
    <dc:creator>will black</dc:creator>
    <meta:editing-duration>P28DT13H31M30S</meta:editing-duration>
    <meta:editing-cycles>695</meta:editing-cycles>
    <meta:generator>OpenOffice/4.1.6$Win32 OpenOffice.org_project/416m1$Build-9790</meta:generator>
    <meta:document-statistic meta:table-count="0" meta:image-count="0" meta:object-count="0" meta:page-count="58" meta:paragraph-count="1528" meta:word-count="12381" meta:character-count="70525"/>
  </office:meta>
</office:document-meta>
</file>